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style:font-face style:name="Calibri2" svg:font-family="Calibri"/>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Ubuntu1"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left="0cm" fo:margin-right="0cm" fo:line-height="4%" fo:text-indent="0cm" style:auto-text-indent="false"/>
      <style:text-properties fo:font-size="10pt" style:font-size-asian="10pt"/>
    </style:style>
    <style:style style:name="P2" style:family="paragraph" style:parent-style-name="Text_20_body">
      <style:paragraph-properties fo:margin-left="0cm" fo:margin-right="0cm" fo:text-indent="0cm" style:auto-text-indent="false"/>
      <style:text-properties style:font-name="Ubuntu" fo:font-size="10pt" style:font-size-asian="10pt"/>
    </style:style>
    <style:style style:name="P3" style:family="paragraph" style:parent-style-name="Text_20_body">
      <style:paragraph-properties fo:margin-left="0cm" fo:margin-right="0cm" fo:text-indent="0cm" style:auto-text-indent="false"/>
      <style:text-properties style:font-name="Ubuntu" fo:font-size="17pt" style:font-size-asian="17pt"/>
    </style:style>
    <style:style style:name="P4" style:family="paragraph" style:parent-style-name="Text_20_body">
      <style:paragraph-properties fo:margin-left="0cm" fo:margin-right="0cm" fo:text-indent="0cm" style:auto-text-indent="false"/>
      <style:text-properties style:font-name="Ubuntu" fo:font-size="12pt" style:font-size-asian="12pt"/>
    </style:style>
    <style:style style:name="P5" style:family="paragraph" style:parent-style-name="List_20_Paragraph">
      <style:paragraph-properties fo:margin-left="0cm" fo:margin-right="0cm" fo:margin-top="0.321cm" fo:margin-bottom="0cm" loext:contextual-spacing="false" fo:line-height="100%" fo:text-align="start" style:justify-single-word="false" fo:text-indent="0cm" style:auto-text-indent="false">
        <style:tab-stops>
          <style:tab-stop style:position="1.139cm"/>
        </style:tab-stops>
      </style:paragraph-properties>
      <style:text-properties style:font-name="Ubuntu" fo:font-size="11pt" fo:font-weight="bold" style:font-size-asian="11pt" style:font-weight-asian="bold" style:font-weight-complex="bold" style:text-scale="105%"/>
    </style:style>
    <style:style style:name="P6" style:family="paragraph" style:parent-style-name="List_20_Paragraph">
      <style:paragraph-properties fo:margin-left="0cm" fo:margin-right="0cm" fo:margin-top="0.321cm" fo:margin-bottom="0cm" loext:contextual-spacing="false" fo:line-height="100%" fo:text-align="start" style:justify-single-word="false" fo:text-indent="0cm" style:auto-text-indent="false">
        <style:tab-stops>
          <style:tab-stop style:position="1.139cm"/>
        </style:tab-stops>
      </style:paragraph-properties>
      <style:text-properties style:font-name="Ubuntu" fo:font-size="11pt" style:font-size-asian="11pt" style:font-size-complex="11pt"/>
    </style:style>
    <style:style style:name="P7" style:family="paragraph" style:parent-style-name="List_20_Paragraph">
      <style:paragraph-properties fo:margin-left="0cm" fo:margin-right="0cm" fo:margin-top="0.321cm" fo:margin-bottom="0cm" loext:contextual-spacing="false" fo:line-height="100%" fo:text-align="start" style:justify-single-word="false" fo:text-indent="0cm" style:auto-text-indent="false">
        <style:tab-stops>
          <style:tab-stop style:position="1.139cm"/>
        </style:tab-stops>
      </style:paragraph-properties>
      <style:text-properties style:font-name="Ubuntu" fo:font-size="13pt" fo:font-weight="bold" style:font-size-asian="13pt" style:font-weight-asian="bold" style:font-size-complex="13pt" style:font-weight-complex="bold" style:text-scale="105%"/>
    </style:style>
    <style:style style:name="P8" style:family="paragraph" style:parent-style-name="List_20_Paragraph">
      <style:paragraph-properties fo:margin-left="0cm" fo:margin-right="0cm" fo:margin-top="0.321cm" fo:margin-bottom="0cm" loext:contextual-spacing="false" fo:line-height="100%" fo:text-align="start" style:justify-single-word="false" fo:text-indent="0cm" style:auto-text-indent="false">
        <style:tab-stops>
          <style:tab-stop style:position="1.139cm"/>
        </style:tab-stops>
      </style:paragraph-properties>
      <style:text-properties style:font-name="Ubuntu"/>
    </style:style>
    <style:style style:name="P9" style:family="paragraph" style:parent-style-name="Text_20_body">
      <style:paragraph-properties fo:margin-left="0cm" fo:margin-right="0cm" fo:margin-top="0.014cm" fo:margin-bottom="0cm" loext:contextual-spacing="false" fo:text-indent="0cm" style:auto-text-indent="false"/>
      <style:text-properties style:font-name="Ubuntu" fo:font-size="9pt" style:font-size-asian="9pt"/>
    </style:style>
    <style:style style:name="P10" style:family="paragraph" style:parent-style-name="Text_20_body">
      <style:paragraph-properties fo:margin-left="0cm" fo:margin-right="0cm" fo:margin-top="0.012cm" fo:margin-bottom="0cm" loext:contextual-spacing="false" fo:text-indent="0cm" style:auto-text-indent="false"/>
      <style:text-properties style:font-name="Ubuntu" fo:font-size="14.5pt" style:font-size-asian="14.5pt"/>
    </style:style>
    <style:style style:name="P11" style:family="paragraph" style:parent-style-name="Text_20_body">
      <style:paragraph-properties fo:margin-left="0cm" fo:margin-right="0cm" fo:margin-top="0.016cm" fo:margin-bottom="0cm" loext:contextual-spacing="false" fo:text-indent="0cm" style:auto-text-indent="false"/>
      <style:text-properties style:font-name="Ubuntu" fo:font-size="12pt" style:font-size-asian="12pt"/>
    </style:style>
    <style:style style:name="P12" style:family="paragraph" style:parent-style-name="Text_20_body">
      <style:paragraph-properties fo:margin-left="0cm" fo:margin-right="0cm" fo:margin-top="0.005cm" fo:margin-bottom="0cm" loext:contextual-spacing="false" fo:text-indent="0cm" style:auto-text-indent="false"/>
      <style:text-properties style:font-name="Ubuntu" fo:font-size="14.5pt" style:font-size-asian="14.5pt"/>
    </style:style>
    <style:style style:name="P13" style:family="paragraph" style:parent-style-name="Text_20_body">
      <style:paragraph-properties fo:margin-left="0cm" fo:margin-right="0cm" fo:margin-top="0.005cm" fo:margin-bottom="0cm" loext:contextual-spacing="false" fo:text-indent="0cm" style:auto-text-indent="false"/>
      <style:text-properties style:font-name="Ubuntu" fo:font-size="12pt" style:font-size-asian="12pt"/>
    </style:style>
    <style:style style:name="P14" style:family="paragraph" style:parent-style-name="Text_20_body">
      <style:paragraph-properties fo:margin-left="0cm" fo:margin-right="0cm" fo:margin-top="0.007cm" fo:margin-bottom="0cm" loext:contextual-spacing="false" fo:text-indent="0cm" style:auto-text-indent="false"/>
      <style:text-properties style:font-name="Ubuntu" fo:font-size="12.5pt" fo:font-weight="bold" style:font-size-asian="12.5pt" style:font-weight-asian="bold"/>
    </style:style>
    <style:style style:name="P15" style:family="paragraph" style:parent-style-name="Text_20_body">
      <style:paragraph-properties fo:margin-left="0cm" fo:margin-right="0cm" fo:margin-top="0.009cm" fo:margin-bottom="0cm" loext:contextual-spacing="false" fo:text-indent="0cm" style:auto-text-indent="false"/>
      <style:text-properties style:font-name="Ubuntu" fo:font-size="12.5pt" style:font-size-asian="12.5pt"/>
    </style:style>
    <style:style style:name="P16" style:family="paragraph" style:parent-style-name="Text_20_body">
      <style:paragraph-properties fo:margin-left="0.176cm" fo:margin-right="2.535cm" fo:margin-top="0.427cm" fo:margin-bottom="0cm" loext:contextual-spacing="false" fo:line-height="100%" fo:text-indent="0cm" style:auto-text-indent="false"/>
    </style:style>
    <style:style style:name="P17" style:family="paragraph" style:parent-style-name="Text_20_body">
      <style:paragraph-properties fo:margin-left="0.176cm" fo:margin-right="2.535cm" fo:margin-top="0.358cm" fo:margin-bottom="0cm" loext:contextual-spacing="false" fo:line-height="100%" fo:text-indent="0cm" style:auto-text-indent="false"/>
      <style:text-properties style:font-name="Ubuntu"/>
    </style:style>
    <style:style style:name="P18" style:family="paragraph" style:parent-style-name="Text_20_body">
      <style:paragraph-properties fo:margin-left="1.138cm" fo:margin-right="2.535cm" fo:line-height="100%" fo:text-align="justify" style:justify-single-word="false" fo:text-indent="0cm" style:auto-text-indent="false"/>
    </style:style>
    <style:style style:name="P19" style:family="paragraph" style:parent-style-name="Text_20_body">
      <style:paragraph-properties fo:margin-left="1.138cm" fo:margin-right="2.535cm" fo:line-height="100%" fo:text-align="justify" style:justify-single-word="false" fo:text-indent="0cm" style:auto-text-indent="false"/>
      <style:text-properties style:font-name="Ubuntu" fo:letter-spacing="0.026cm" fo:font-weight="bold" style:font-weight-asian="bold" style:text-scale="110%"/>
    </style:style>
    <style:style style:name="P20" style:family="paragraph" style:parent-style-name="Text_20_body">
      <style:paragraph-properties fo:margin-left="1.138cm" fo:margin-right="2.535cm" fo:line-height="100%" fo:text-align="justify" style:justify-single-word="false" fo:text-indent="0cm" style:auto-text-indent="false"/>
      <style:text-properties style:font-name="Ubuntu"/>
    </style:style>
    <style:style style:name="P21" style:family="paragraph" style:parent-style-name="Text_20_body">
      <style:paragraph-properties fo:margin-left="1.138cm" fo:margin-right="2.535cm" fo:line-height="100%" fo:text-align="justify" style:justify-single-word="false" fo:text-indent="0cm" style:auto-text-indent="false"/>
      <style:text-properties style:font-name="Ubuntu" fo:font-weight="bold" style:font-weight-asian="bold" style:text-scale="105%"/>
    </style:style>
    <style:style style:name="P22" style:family="paragraph" style:parent-style-name="Text_20_body">
      <style:paragraph-properties fo:margin-left="1.138cm" fo:margin-right="2.535cm" fo:line-height="100%" fo:text-align="justify" style:justify-single-word="false" fo:text-indent="0cm" style:auto-text-indent="false"/>
      <style:text-properties style:font-name="Ubuntu" fo:font-weight="normal" officeooo:rsid="0017fcc7" officeooo:paragraph-rsid="0017fcc7" style:font-weight-asian="normal" style:font-weight-complex="normal" style:text-scale="105%"/>
    </style:style>
    <style:style style:name="P23" style:family="paragraph" style:parent-style-name="Text_20_body">
      <style:paragraph-properties fo:margin-left="1.138cm" fo:margin-right="2.535cm" fo:margin-top="0.004cm" fo:margin-bottom="0cm" loext:contextual-spacing="false" fo:line-height="100%" fo:text-align="justify" style:justify-single-word="false" fo:text-indent="0cm" style:auto-text-indent="false"/>
      <style:text-properties style:font-name="Ubuntu" fo:letter-spacing="0.002cm" style:text-scale="105%"/>
    </style:style>
    <style:style style:name="P24" style:family="paragraph" style:parent-style-name="Text_20_body">
      <style:paragraph-properties fo:margin-left="1.138cm" fo:margin-right="2.535cm" fo:margin-top="0.004cm" fo:margin-bottom="0cm" loext:contextual-spacing="false" fo:line-height="100%" fo:text-align="justify" style:justify-single-word="false" fo:text-indent="0cm" style:auto-text-indent="false"/>
      <style:text-properties style:font-name="Ubuntu"/>
    </style:style>
    <style:style style:name="P25" style:family="paragraph" style:parent-style-name="Text_20_body">
      <style:paragraph-properties fo:margin-left="1.138cm" fo:margin-right="2.535cm" fo:margin-top="0.004cm" fo:margin-bottom="0cm" loext:contextual-spacing="false" fo:line-height="100%" fo:text-align="justify" style:justify-single-word="false" fo:text-indent="0cm" style:auto-text-indent="false"/>
      <style:text-properties style:font-name="Ubuntu" style:text-scale="105%"/>
    </style:style>
    <style:style style:name="P26" style:family="paragraph" style:parent-style-name="Text_20_body">
      <style:paragraph-properties fo:margin-left="1.138cm" fo:margin-right="2.535cm" fo:margin-top="0.004cm" fo:margin-bottom="0cm" loext:contextual-spacing="false" fo:line-height="100%" fo:text-align="justify" style:justify-single-word="false" fo:text-indent="0cm" style:auto-text-indent="false"/>
      <style:text-properties style:font-name="Ubuntu" fo:font-weight="bold" style:font-weight-asian="bold" style:font-weight-complex="bold" style:text-scale="105%"/>
    </style:style>
    <style:style style:name="P27" style:family="paragraph" style:parent-style-name="Text_20_body">
      <style:paragraph-properties fo:margin-left="1.138cm" fo:margin-right="2.535cm" fo:margin-top="0.004cm" fo:margin-bottom="0cm" loext:contextual-spacing="false" fo:line-height="100%" fo:text-align="justify" style:justify-single-word="false" fo:text-indent="0cm" style:auto-text-indent="false"/>
      <style:text-properties style:font-name="Ubuntu" fo:font-weight="bold" officeooo:rsid="001a4c6d" officeooo:paragraph-rsid="001a4c6d" style:font-weight-asian="bold" style:font-weight-complex="bold" style:text-scale="105%"/>
    </style:style>
    <style:style style:name="P28" style:family="paragraph" style:parent-style-name="Text_20_body">
      <style:paragraph-properties fo:margin-left="1.138cm" fo:margin-right="2.535cm" fo:margin-top="0.004cm" fo:margin-bottom="0cm" loext:contextual-spacing="false" fo:line-height="100%" fo:text-align="justify" style:justify-single-word="false" fo:text-indent="0cm" style:auto-text-indent="false"/>
      <style:text-properties style:font-name="Ubuntu" fo:font-weight="normal" style:font-weight-asian="normal" style:font-weight-complex="normal" style:text-scale="105%"/>
    </style:style>
    <style:style style:name="P29" style:family="paragraph" style:parent-style-name="Text_20_body">
      <style:paragraph-properties fo:margin-left="1.138cm" fo:margin-right="2.535cm" fo:margin-top="0.004cm" fo:margin-bottom="0cm" loext:contextual-spacing="false" fo:line-height="100%" fo:text-align="justify" style:justify-single-word="false" fo:text-indent="0cm" style:auto-text-indent="false"/>
      <style:text-properties style:font-name="Ubuntu" fo:font-size="11pt" style:font-size-asian="11pt" style:text-scale="105%"/>
    </style:style>
    <style:style style:name="P30" style:family="paragraph" style:parent-style-name="Text_20_body">
      <style:paragraph-properties fo:margin-left="1.138cm" fo:margin-right="2.535cm" fo:margin-top="0.004cm" fo:margin-bottom="0cm" loext:contextual-spacing="false" fo:line-height="100%" fo:text-align="justify" style:justify-single-word="false" fo:text-indent="0cm" style:auto-text-indent="false"/>
      <style:text-properties style:font-name="Ubuntu" fo:font-size="11pt" fo:font-weight="bold" officeooo:paragraph-rsid="001b5a9a" style:font-size-asian="11pt" style:font-weight-asian="bold" style:font-weight-complex="bold" style:text-scale="105%"/>
    </style:style>
    <style:style style:name="P31" style:family="paragraph" style:parent-style-name="List_20_Paragraph">
      <style:paragraph-properties fo:margin-left="0cm" fo:margin-right="1.27cm" fo:margin-top="0.321cm" fo:margin-bottom="0cm" loext:contextual-spacing="false" fo:line-height="100%" fo:text-align="start" style:justify-single-word="false" fo:orphans="0" fo:widows="0" fo:text-indent="0cm" style:auto-text-indent="false" style:writing-mode="lr-tb">
        <style:tab-stops>
          <style:tab-stop style:position="1.139cm"/>
        </style:tab-stops>
      </style:paragraph-properties>
    </style:style>
    <style:style style:name="P32" style:family="paragraph" style:parent-style-name="List_20_Paragraph">
      <style:paragraph-properties fo:margin-left="0cm" fo:margin-right="1.27cm" fo:margin-top="0.321cm" fo:margin-bottom="0cm" loext:contextual-spacing="false" fo:line-height="100%" fo:text-align="start" style:justify-single-word="false" fo:orphans="0" fo:widows="0" fo:text-indent="0cm" style:auto-text-indent="false" style:writing-mode="lr-tb">
        <style:tab-stops>
          <style:tab-stop style:position="1.139cm"/>
        </style:tab-stops>
      </style:paragraph-properties>
      <style:text-properties style:font-name="Ubuntu"/>
    </style:style>
    <style:style style:name="P33" style:family="paragraph" style:parent-style-name="List_20_Paragraph">
      <style:paragraph-properties fo:margin-left="0cm" fo:margin-right="1.27cm" fo:margin-top="0.321cm" fo:margin-bottom="0cm" loext:contextual-spacing="false" fo:line-height="100%" fo:text-align="start" style:justify-single-word="false" fo:orphans="0" fo:widows="0" fo:text-indent="0cm" style:auto-text-indent="false" style:writing-mode="lr-tb">
        <style:tab-stops>
          <style:tab-stop style:position="1.139cm"/>
        </style:tab-stops>
      </style:paragraph-properties>
      <style:text-properties style:font-name="Ubuntu" officeooo:paragraph-rsid="001e113d"/>
    </style:style>
    <style:style style:name="P34" style:family="paragraph" style:parent-style-name="List_20_Paragraph">
      <style:paragraph-properties fo:margin-left="0cm" fo:margin-right="1.27cm" fo:margin-top="0.321cm" fo:margin-bottom="0cm" loext:contextual-spacing="false" fo:line-height="100%" fo:text-align="start" style:justify-single-word="false" fo:orphans="0" fo:widows="0" fo:text-indent="0cm" style:auto-text-indent="false" style:writing-mode="lr-tb">
        <style:tab-stops>
          <style:tab-stop style:position="1.139cm"/>
        </style:tab-stops>
      </style:paragraph-properties>
      <style:text-properties style:font-name="Ubuntu" fo:font-weight="bold" officeooo:rsid="001c81d0" officeooo:paragraph-rsid="001c81d0" style:font-weight-asian="bold" style:font-weight-complex="bold"/>
    </style:style>
    <style:style style:name="P35" style:family="paragraph" style:parent-style-name="Heading_20_1">
      <style:paragraph-properties fo:margin-left="0.176cm" fo:margin-right="0cm" fo:text-indent="0cm" style:auto-text-indent="false"/>
      <style:text-properties style:font-name="Ubuntu" style:text-scale="125%"/>
    </style:style>
    <style:style style:name="P36" style:family="paragraph" style:parent-style-name="Heading_20_1">
      <style:paragraph-properties fo:margin-left="0.176cm" fo:margin-right="0cm" fo:margin-top="0cm" fo:margin-bottom="0cm" loext:contextual-spacing="false" fo:text-indent="0cm" style:auto-text-indent="false"/>
      <style:text-properties style:font-name="Ubuntu"/>
    </style:style>
    <style:style style:name="P37" style:family="paragraph" style:parent-style-name="Heading_20_2">
      <style:paragraph-properties fo:margin-top="0.337cm" fo:margin-bottom="0cm" loext:contextual-spacing="false"/>
      <style:text-properties style:font-name="Ubuntu" style:text-scale="115%"/>
    </style:style>
    <style:style style:name="P38" style:family="paragraph" style:parent-style-name="Heading_20_2">
      <style:text-properties style:font-name="Ubuntu"/>
    </style:style>
    <style:style style:name="P39" style:family="paragraph" style:parent-style-name="Heading_20_2">
      <style:text-properties style:font-name="Ubuntu" style:text-scale="115%"/>
    </style:style>
    <style:style style:name="P40" style:family="paragraph" style:parent-style-name="List_20_Paragraph">
      <style:paragraph-properties fo:margin-left="1.889cm" fo:margin-right="2.535cm" fo:margin-top="0.356cm" fo:margin-bottom="0cm" loext:contextual-spacing="false" fo:line-height="100%" fo:text-align="justify" style:justify-single-word="false" fo:text-indent="0cm" style:auto-text-indent="false">
        <style:tab-stops>
          <style:tab-stop style:position="1.139cm"/>
        </style:tab-stops>
      </style:paragraph-properties>
      <style:text-properties style:font-name="Ubuntu"/>
    </style:style>
    <style:style style:name="P41" style:family="paragraph" style:parent-style-name="List_20_Paragraph">
      <style:paragraph-properties fo:margin-left="1.889cm" fo:margin-right="2.535cm" fo:margin-top="0.356cm" fo:margin-bottom="0cm" loext:contextual-spacing="false" fo:line-height="100%" fo:text-align="justify" style:justify-single-word="false" fo:text-indent="0cm" style:auto-text-indent="false">
        <style:tab-stops>
          <style:tab-stop style:position="1.139cm"/>
        </style:tab-stops>
      </style:paragraph-properties>
      <style:text-properties style:font-name="Ubuntu" fo:font-size="11pt" fo:font-weight="bold" style:font-size-asian="11pt" style:font-weight-asian="bold" style:font-weight-complex="bold" style:text-scale="105%"/>
    </style:style>
    <style:style style:name="P42" style:family="paragraph" style:parent-style-name="Standard">
      <style:paragraph-properties fo:margin-left="1.889cm" fo:margin-right="2.535cm" fo:margin-top="0.356cm" fo:margin-bottom="0cm" loext:contextual-spacing="false" fo:line-height="100%" fo:text-align="justify" style:justify-single-word="false" fo:text-indent="0cm" style:auto-text-indent="false">
        <style:tab-stops>
          <style:tab-stop style:position="1.139cm"/>
        </style:tab-stops>
      </style:paragraph-properties>
      <style:text-properties style:font-name="Ubuntu"/>
    </style:style>
    <style:style style:name="P43" style:family="paragraph" style:parent-style-name="List_20_Paragraph">
      <style:paragraph-properties fo:margin-left="1.889cm" fo:margin-right="2.535cm" fo:margin-top="0.31cm" fo:margin-bottom="0cm" loext:contextual-spacing="false" fo:line-height="100%" fo:text-align="justify" style:justify-single-word="false" fo:text-indent="0cm" style:auto-text-indent="false">
        <style:tab-stops>
          <style:tab-stop style:position="1.139cm"/>
        </style:tab-stops>
      </style:paragraph-properties>
      <style:text-properties style:font-name="Ubuntu"/>
    </style:style>
    <style:style style:name="P44" style:family="paragraph" style:parent-style-name="List_20_Paragraph">
      <style:paragraph-properties fo:margin-left="1.889cm" fo:margin-right="2.535cm" fo:margin-top="0.316cm" fo:margin-bottom="0cm" loext:contextual-spacing="false" fo:line-height="100%" fo:text-align="justify" style:justify-single-word="false" fo:text-indent="0cm" style:auto-text-indent="false">
        <style:tab-stops>
          <style:tab-stop style:position="1.139cm"/>
        </style:tab-stops>
      </style:paragraph-properties>
      <style:text-properties style:font-name="Ubuntu"/>
    </style:style>
    <style:style style:name="P45" style:family="paragraph" style:parent-style-name="List_20_Paragraph">
      <style:paragraph-properties fo:margin-left="1.889cm" fo:margin-right="2.533cm" fo:margin-top="0.314cm" fo:margin-bottom="0cm" loext:contextual-spacing="false" fo:line-height="100%" fo:text-align="justify" style:justify-single-word="false" fo:text-indent="0cm" style:auto-text-indent="false">
        <style:tab-stops>
          <style:tab-stop style:position="1.139cm"/>
        </style:tab-stops>
      </style:paragraph-properties>
      <style:text-properties style:font-name="Ubuntu" fo:font-weight="bold" style:font-weight-asian="bold" style:font-weight-complex="bold" style:text-scale="105%"/>
    </style:style>
    <style:style style:name="P46" style:family="paragraph" style:parent-style-name="List_20_Paragraph">
      <style:paragraph-properties fo:margin-left="1.889cm" fo:margin-right="2.533cm" fo:margin-top="0.314cm" fo:margin-bottom="0cm" loext:contextual-spacing="false" fo:line-height="100%" fo:text-align="justify" style:justify-single-word="false" fo:text-indent="0cm" style:auto-text-indent="false">
        <style:tab-stops>
          <style:tab-stop style:position="1.139cm"/>
        </style:tab-stops>
      </style:paragraph-properties>
      <style:text-properties style:font-name="Ubuntu"/>
    </style:style>
    <style:style style:name="P47" style:family="paragraph" style:parent-style-name="List_20_Paragraph">
      <style:paragraph-properties fo:margin-left="1.889cm" fo:margin-right="2.533cm" fo:margin-top="0.314cm" fo:margin-bottom="0cm" loext:contextual-spacing="false" fo:line-height="100%" fo:text-align="justify" style:justify-single-word="false" fo:orphans="0" fo:widows="0" fo:text-indent="0cm" style:auto-text-indent="false" style:writing-mode="lr-tb">
        <style:tab-stops>
          <style:tab-stop style:position="1.139cm"/>
        </style:tab-stops>
      </style:paragraph-properties>
      <style:text-properties style:font-name="Ubuntu" fo:font-size="11pt" fo:font-weight="bold" style:font-size-asian="11pt" style:font-weight-asian="bold" style:font-weight-complex="bold" style:text-scale="105%"/>
    </style:style>
    <style:style style:name="P48" style:family="paragraph" style:parent-style-name="List_20_Paragraph" style:master-page-name="">
      <loext:graphic-properties draw:fill="none"/>
      <style:paragraph-properties fo:margin-left="1.109cm" fo:margin-right="2.54cm" fo:margin-top="0.314cm" fo:margin-bottom="0cm" loext: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39cm"/>
        </style:tab-stops>
      </style:paragraph-properties>
      <style:text-properties style:font-name="Ubuntu" fo:hyphenate="false" fo:hyphenation-remain-char-count="2" fo:hyphenation-push-char-count="2" loext:hyphenation-no-caps="false"/>
    </style:style>
    <style:style style:name="P49" style:family="paragraph" style:parent-style-name="List_20_Paragraph">
      <style:paragraph-properties fo:margin-left="1.93cm" fo:margin-right="2.062cm" fo:margin-top="0.314cm" fo:margin-bottom="0cm" loext:contextual-spacing="false" fo:line-height="100%" fo:text-align="start" style:justify-single-word="false" fo:orphans="0" fo:widows="0" fo:text-indent="0cm" style:auto-text-indent="false" style:writing-mode="lr-tb">
        <style:tab-stops>
          <style:tab-stop style:position="1.139cm"/>
        </style:tab-stops>
      </style:paragraph-properties>
      <style:text-properties style:font-name="Ubuntu"/>
    </style:style>
    <style:style style:name="P50" style:family="paragraph" style:parent-style-name="List_20_Paragraph">
      <style:paragraph-properties fo:margin-left="1.889cm" fo:margin-right="2.536cm" fo:margin-top="0.316cm" fo:margin-bottom="0cm" loext:contextual-spacing="false" fo:line-height="100%" fo:text-align="justify" style:justify-single-word="false" fo:text-indent="0cm" style:auto-text-indent="false">
        <style:tab-stops>
          <style:tab-stop style:position="1.139cm"/>
        </style:tab-stops>
      </style:paragraph-properties>
      <style:text-properties style:font-name="Ubuntu"/>
    </style:style>
    <style:style style:name="P51" style:family="paragraph" style:parent-style-name="List_20_Paragraph">
      <style:paragraph-properties fo:margin-left="1.889cm" fo:margin-right="0cm" fo:margin-top="0.321cm" fo:margin-bottom="0cm" loext:contextual-spacing="false" fo:line-height="100%" fo:text-align="start" style:justify-single-word="false" fo:text-indent="0cm" style:auto-text-indent="false">
        <style:tab-stops>
          <style:tab-stop style:position="1.139cm"/>
        </style:tab-stops>
      </style:paragraph-properties>
      <style:text-properties style:font-name="Ubuntu"/>
    </style:style>
    <style:style style:name="P52" style:family="paragraph" style:parent-style-name="Standard">
      <style:paragraph-properties fo:margin-left="1.561cm" fo:margin-right="3.918cm" fo:margin-top="0.041cm" fo:margin-bottom="0cm" loext:contextual-spacing="false" fo:text-align="center" style:justify-single-word="false" fo:text-indent="0cm" style:auto-text-indent="false"/>
      <style:text-properties style:font-name="Ubuntu"/>
    </style:style>
    <style:style style:name="P53" style:family="paragraph" style:parent-style-name="Standard">
      <style:paragraph-properties fo:margin-left="1.561cm" fo:margin-right="3.921cm" fo:margin-top="0cm" fo:margin-bottom="0cm" loext:contextual-spacing="false" fo:text-align="center" style:justify-single-word="false" fo:text-indent="0cm" style:auto-text-indent="false"/>
      <style:text-properties style:font-name="Ubuntu"/>
    </style:style>
    <style:style style:name="P54" style:family="paragraph" style:parent-style-name="Standard">
      <style:paragraph-properties fo:margin-left="1.138cm" fo:margin-right="2.538cm" fo:margin-top="0cm" fo:margin-bottom="0cm" loext:contextual-spacing="false" fo:line-height="100%" fo:text-align="justify" style:justify-single-word="false" fo:text-indent="0cm" style:auto-text-indent="false"/>
      <style:text-properties style:font-name="Ubuntu"/>
    </style:style>
    <style:style style:name="P55" style:family="paragraph" style:parent-style-name="Standard">
      <style:paragraph-properties fo:margin-left="1.138cm" fo:margin-right="2.538cm" fo:margin-top="0cm" fo:margin-bottom="0cm" loext:contextual-spacing="false" fo:line-height="100%" fo:text-align="justify" style:justify-single-word="false" fo:text-indent="0cm" style:auto-text-indent="false"/>
      <style:text-properties style:font-name="Ubuntu" officeooo:paragraph-rsid="0019506f"/>
    </style:style>
    <style:style style:name="P56" style:family="paragraph" style:parent-style-name="Standard">
      <style:paragraph-properties fo:margin-left="1.138cm" fo:margin-right="2.538cm" fo:margin-top="0cm" fo:margin-bottom="0cm" loext:contextual-spacing="false" fo:line-height="100%" fo:text-align="justify" style:justify-single-word="false" fo:text-indent="0cm" style:auto-text-indent="false"/>
      <style:text-properties style:font-name="Ubuntu" style:text-scale="110%"/>
    </style:style>
    <style:style style:name="P57" style:family="paragraph" style:parent-style-name="Standard" style:master-page-name="">
      <loext:graphic-properties draw:fill="none"/>
      <style:paragraph-properties fo:margin-left="1.109cm" fo:margin-right="0.157cm" fo:margin-top="0cm" fo:margin-bottom="0cm" loext:contextual-spacing="false" fo:line-height="100%" fo:text-align="start" style:justify-single-word="false" fo:orphans="0" fo:widows="0" fo:hyphenation-ladder-count="no-limit" fo:text-indent="0cm" style:auto-text-indent="false" style:page-number="auto" fo:background-color="transparent" style:writing-mode="lr-tb"/>
      <style:text-properties style:font-name="Ubuntu" fo:hyphenate="false" fo:hyphenation-remain-char-count="2" fo:hyphenation-push-char-count="2" loext:hyphenation-no-caps="false"/>
    </style:style>
    <style:style style:name="P58" style:family="paragraph" style:parent-style-name="Title">
      <style:text-properties style:font-name="Ubuntu"/>
    </style:style>
    <style:style style:name="P59" style:family="paragraph" style:parent-style-name="Heading_20_1" style:list-style-name="WWNum1" style:master-page-name="Converted1">
      <style:paragraph-properties fo:margin-left="1.03cm" fo:margin-right="0cm" fo:margin-top="0.056cm" fo:margin-bottom="0cm" loext:contextual-spacing="false" fo:line-height="100%" fo:text-align="start" style:justify-single-word="false" fo:text-indent="-0.855cm" style:auto-text-indent="false" style:page-number="auto">
        <style:tab-stops>
          <style:tab-stop style:position="1.03cm"/>
          <style:tab-stop style:position="1.032cm"/>
        </style:tab-stops>
      </style:paragraph-properties>
      <style:text-properties style:font-name="Ubuntu"/>
    </style:style>
    <style:style style:name="P60" style:family="paragraph" style:parent-style-name="Heading_20_1" style:list-style-name="WWNum1">
      <style:paragraph-properties fo:margin-left="1.03cm" fo:margin-right="0cm" fo:margin-top="0.002cm" fo:margin-bottom="0cm" loext:contextual-spacing="false" fo:line-height="100%" fo:text-align="start" style:justify-single-word="false" fo:text-indent="-0.855cm" style:auto-text-indent="false">
        <style:tab-stops>
          <style:tab-stop style:position="1.03cm"/>
          <style:tab-stop style:position="1.032cm"/>
        </style:tab-stops>
      </style:paragraph-properties>
      <style:text-properties style:font-name="Ubuntu"/>
    </style:style>
    <style:style style:name="P61" style:family="paragraph" style:parent-style-name="Heading_20_1" style:list-style-name="WWNum1">
      <style:paragraph-properties fo:margin-left="1.03cm" fo:margin-right="0cm" fo:margin-top="0.086cm" fo:margin-bottom="0cm" loext:contextual-spacing="false" fo:line-height="100%" fo:text-align="start" style:justify-single-word="false" fo:text-indent="-0.855cm" style:auto-text-indent="false">
        <style:tab-stops>
          <style:tab-stop style:position="1.03cm"/>
          <style:tab-stop style:position="1.032cm"/>
        </style:tab-stops>
      </style:paragraph-properties>
      <style:text-properties style:font-name="Ubuntu"/>
    </style:style>
    <style:style style:name="P62" style:family="paragraph" style:parent-style-name="Heading_20_1" style:list-style-name="WWNum1">
      <style:paragraph-properties fo:margin-left="0.176cm" fo:margin-right="0cm" fo:text-indent="0cm" style:auto-text-indent="false"/>
      <style:text-properties style:font-name="Ubuntu" officeooo:rsid="001b5a9a" officeooo:paragraph-rsid="001b5a9a" style:text-scale="125%"/>
    </style:style>
    <style:style style:name="P63" style:family="paragraph" style:parent-style-name="List_20_Paragraph" style:list-style-name="WWNum2">
      <style:paragraph-properties fo:margin-left="1.138cm" fo:margin-right="0cm" fo:margin-top="0.358cm" fo:margin-bottom="0cm" loext:contextual-spacing="false" fo:line-height="100%" fo:text-align="start" style:justify-single-word="false" fo:text-indent="-0.386cm" style:auto-text-indent="false">
        <style:tab-stops>
          <style:tab-stop style:position="1.139cm"/>
        </style:tab-stops>
      </style:paragraph-properties>
      <style:text-properties style:font-name="Ubuntu"/>
    </style:style>
    <style:style style:name="P64" style:family="paragraph" style:parent-style-name="List_20_Paragraph" style:list-style-name="WWNum2">
      <style:paragraph-properties fo:margin-left="1.138cm" fo:margin-right="0cm" fo:margin-top="0.319cm" fo:margin-bottom="0cm" loext:contextual-spacing="false" fo:line-height="100%" fo:text-align="start" style:justify-single-word="false" fo:text-indent="-0.386cm" style:auto-text-indent="false">
        <style:tab-stops>
          <style:tab-stop style:position="1.139cm"/>
        </style:tab-stops>
      </style:paragraph-properties>
      <style:text-properties style:font-name="Ubuntu"/>
    </style:style>
    <style:style style:name="P65" style:family="paragraph" style:parent-style-name="List_20_Paragraph" style:list-style-name="WWNum1">
      <style:paragraph-properties fo:margin-left="1.138cm" fo:margin-right="0cm" fo:margin-top="0.319cm" fo:margin-bottom="0cm" loext:contextual-spacing="false" fo:line-height="100%" fo:text-align="start" style:justify-single-word="false" fo:text-indent="-0.386cm" style:auto-text-indent="false">
        <style:tab-stops>
          <style:tab-stop style:position="1.139cm"/>
        </style:tab-stops>
      </style:paragraph-properties>
      <style:text-properties style:font-name="Ubuntu"/>
    </style:style>
    <style:style style:name="P66" style:family="paragraph" style:parent-style-name="List_20_Paragraph" style:list-style-name="WWNum2">
      <style:paragraph-properties fo:margin-left="1.138cm" fo:margin-right="0cm" fo:margin-top="0.321cm" fo:margin-bottom="0cm" loext:contextual-spacing="false" fo:line-height="100%" fo:text-align="start" style:justify-single-word="false" fo:text-indent="-0.386cm" style:auto-text-indent="false">
        <style:tab-stops>
          <style:tab-stop style:position="1.139cm"/>
        </style:tab-stops>
      </style:paragraph-properties>
      <style:text-properties style:font-name="Ubuntu"/>
    </style:style>
    <style:style style:name="P67" style:family="paragraph" style:parent-style-name="List_20_Paragraph" style:list-style-name="WWNum1">
      <style:paragraph-properties fo:margin-left="1.138cm" fo:margin-right="0cm" fo:margin-top="0.321cm" fo:margin-bottom="0cm" loext:contextual-spacing="false" fo:line-height="100%" fo:text-align="start" style:justify-single-word="false" fo:text-indent="-0.386cm" style:auto-text-indent="false">
        <style:tab-stops>
          <style:tab-stop style:position="1.139cm"/>
        </style:tab-stops>
      </style:paragraph-properties>
      <style:text-properties style:font-name="Ubuntu"/>
    </style:style>
    <style:style style:name="P68" style:family="paragraph" style:parent-style-name="List_20_Paragraph" style:list-style-name="WWNum1">
      <style:paragraph-properties fo:margin-left="1.138cm" fo:margin-right="0cm" fo:margin-top="0.316cm" fo:margin-bottom="0cm" loext:contextual-spacing="false" fo:line-height="100%" fo:text-align="start" style:justify-single-word="false" fo:text-indent="-0.386cm" style:auto-text-indent="false">
        <style:tab-stops>
          <style:tab-stop style:position="1.139cm"/>
        </style:tab-stops>
      </style:paragraph-properties>
      <style:text-properties style:font-name="Ubuntu"/>
    </style:style>
    <style:style style:name="P69" style:family="paragraph" style:parent-style-name="List_20_Paragraph" style:list-style-name="WWNum1">
      <style:paragraph-properties fo:margin-left="1.138cm" fo:margin-right="0cm" fo:margin-top="0.243cm" fo:margin-bottom="0cm" loext:contextual-spacing="false" fo:line-height="100%" fo:text-align="start" style:justify-single-word="false" fo:text-indent="-0.386cm" style:auto-text-indent="false">
        <style:tab-stops>
          <style:tab-stop style:position="1.139cm"/>
        </style:tab-stops>
      </style:paragraph-properties>
      <style:text-properties style:font-name="Ubuntu"/>
    </style:style>
    <style:style style:name="P70" style:family="paragraph" style:parent-style-name="List_20_Paragraph" style:list-style-name="WWNum2" style:master-page-name="">
      <loext:graphic-properties draw:fill="none"/>
      <style:paragraph-properties fo:margin-left="1.109cm" fo:margin-right="0.953cm" fo:margin-top="0.321cm" fo:margin-bottom="0cm" loext:contextual-spacing="false" fo:line-height="100%" fo:text-align="start" style:justify-single-word="false" fo:orphans="0" fo:widows="0" fo:hyphenation-ladder-count="no-limit" fo:text-indent="-0.318cm" style:auto-text-indent="false" style:page-number="auto" fo:background-color="transparent" style:writing-mode="lr-tb">
        <style:tab-stops>
          <style:tab-stop style:position="1.139cm"/>
        </style:tab-stops>
      </style:paragraph-properties>
      <style:text-properties style:font-name="Ubuntu" officeooo:rsid="00137e05" officeooo:paragraph-rsid="00137e05" fo:hyphenate="false" fo:hyphenation-remain-char-count="2" fo:hyphenation-push-char-count="2" loext:hyphenation-no-caps="false"/>
    </style:style>
    <style:style style:name="P71" style:family="paragraph" style:parent-style-name="List_20_Paragraph" style:list-style-name="WWNum1">
      <style:paragraph-properties fo:margin-left="1.138cm" fo:margin-right="2.535cm" fo:margin-top="0.314cm" fo:margin-bottom="0cm" loext:contextual-spacing="false" fo:line-height="100%" fo:text-align="justify" style:justify-single-word="false" fo:text-indent="-0.386cm" style:auto-text-indent="false">
        <style:tab-stops>
          <style:tab-stop style:position="1.252cm"/>
        </style:tab-stops>
      </style:paragraph-properties>
    </style:style>
    <style:style style:name="P72" style:family="paragraph" style:parent-style-name="List_20_Paragraph" style:list-style-name="WWNum1">
      <style:paragraph-properties fo:margin-left="1.138cm" fo:margin-right="2.535cm" fo:margin-top="0.314cm" fo:margin-bottom="0cm" loext:contextual-spacing="false" fo:line-height="100%" fo:text-align="justify" style:justify-single-word="false" fo:text-indent="-0.386cm" style:auto-text-indent="false">
        <style:tab-stops>
          <style:tab-stop style:position="1.139cm"/>
        </style:tab-stops>
      </style:paragraph-properties>
    </style:style>
    <style:style style:name="P73" style:family="paragraph" style:parent-style-name="List_20_Paragraph" style:list-style-name="WWNum1">
      <style:paragraph-properties fo:margin-left="1.138cm" fo:margin-right="2.535cm" fo:margin-top="0.316cm" fo:margin-bottom="0cm" loext:contextual-spacing="false" fo:line-height="100%" fo:text-align="justify" style:justify-single-word="false" fo:text-indent="-0.386cm" style:auto-text-indent="false">
        <style:tab-stops>
          <style:tab-stop style:position="1.139cm"/>
        </style:tab-stops>
      </style:paragraph-properties>
    </style:style>
    <style:style style:name="P74" style:family="paragraph" style:parent-style-name="List_20_Paragraph" style:list-style-name="WWNum1">
      <style:paragraph-properties fo:margin-left="1.138cm" fo:margin-right="2.535cm" fo:margin-top="0.316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style:style>
    <style:style style:name="P75" style:family="paragraph" style:parent-style-name="List_20_Paragraph" style:list-style-name="WWNum1">
      <style:paragraph-properties fo:margin-left="1.138cm" fo:margin-right="2.535cm" fo:margin-top="0.316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fo:font-size="11pt" fo:font-weight="bold" style:font-size-asian="11pt" style:font-weight-asian="bold" style:text-scale="110%"/>
    </style:style>
    <style:style style:name="P76" style:family="paragraph" style:parent-style-name="List_20_Paragraph" style:list-style-name="WWNum1">
      <style:paragraph-properties fo:margin-left="1.138cm" fo:margin-right="2.535cm" fo:margin-top="0.356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style:style>
    <style:style style:name="P77" style:family="paragraph" style:parent-style-name="List_20_Paragraph" style:list-style-name="WWNum1">
      <style:paragraph-properties fo:margin-left="1.138cm" fo:margin-right="2.535cm" fo:margin-top="0.31cm" fo:margin-bottom="0cm" loext:contextual-spacing="false" fo:line-height="100%" fo:text-align="justify" style:justify-single-word="false" fo:text-indent="-0.386cm" style:auto-text-indent="false">
        <style:tab-stops>
          <style:tab-stop style:position="1.139cm"/>
        </style:tab-stops>
      </style:paragraph-properties>
    </style:style>
    <style:style style:name="P78" style:family="paragraph" style:parent-style-name="List_20_Paragraph" style:list-style-name="WWNum1">
      <style:paragraph-properties fo:margin-left="1.138cm" fo:margin-right="2.535cm" fo:margin-top="0.243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style:style>
    <style:style style:name="P79" style:family="paragraph" style:parent-style-name="List_20_Paragraph" style:list-style-name="WWNum1">
      <style:paragraph-properties fo:margin-left="1.138cm" fo:margin-right="2.533cm" fo:margin-top="0.312cm" fo:margin-bottom="0cm" loext:contextual-spacing="false" fo:line-height="100%" fo:text-align="justify" style:justify-single-word="false" fo:text-indent="-0.386cm" style:auto-text-indent="false">
        <style:tab-stops>
          <style:tab-stop style:position="1.139cm"/>
        </style:tab-stops>
      </style:paragraph-properties>
    </style:style>
    <style:style style:name="P80" style:family="paragraph" style:parent-style-name="List_20_Paragraph" style:list-style-name="WWNum1">
      <style:paragraph-properties fo:margin-left="1.138cm" fo:margin-right="2.533cm" fo:margin-top="0.314cm" fo:margin-bottom="0cm" loext:contextual-spacing="false" fo:line-height="100%" fo:text-align="justify" style:justify-single-word="false" fo:text-indent="-0.386cm" style:auto-text-indent="false">
        <style:tab-stops>
          <style:tab-stop style:position="1.139cm"/>
        </style:tab-stops>
      </style:paragraph-properties>
    </style:style>
    <style:style style:name="P81" style:family="paragraph" style:parent-style-name="List_20_Paragraph" style:list-style-name="WWNum1">
      <style:paragraph-properties fo:margin-left="1.138cm" fo:margin-right="2.533cm" fo:margin-top="0.314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style:style>
    <style:style style:name="P82" style:family="paragraph" style:parent-style-name="List_20_Paragraph" style:list-style-name="WWNum1">
      <style:paragraph-properties fo:margin-left="1.138cm" fo:margin-right="2.533cm" fo:margin-top="0.321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style:style>
    <style:style style:name="P83" style:family="paragraph" style:parent-style-name="List_20_Paragraph" style:list-style-name="WWNum1">
      <style:paragraph-properties fo:margin-left="1.138cm" fo:margin-right="2.536cm" fo:margin-top="0.316cm" fo:margin-bottom="0cm" loext:contextual-spacing="false" fo:line-height="100%" fo:text-align="justify" style:justify-single-word="false" fo:text-indent="-0.386cm" style:auto-text-indent="false">
        <style:tab-stops>
          <style:tab-stop style:position="1.139cm"/>
        </style:tab-stops>
      </style:paragraph-properties>
    </style:style>
    <style:style style:name="P84" style:family="paragraph" style:parent-style-name="List_20_Paragraph" style:list-style-name="WWNum1">
      <style:paragraph-properties fo:margin-left="1.138cm" fo:margin-right="2.536cm" fo:margin-top="0.316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style:style>
    <style:style style:name="P85" style:family="paragraph" style:parent-style-name="List_20_Paragraph" style:list-style-name="WWNum1">
      <style:paragraph-properties fo:margin-left="1.138cm" fo:margin-right="2.536cm" fo:margin-top="0.312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style:style>
    <style:style style:name="P86" style:family="paragraph" style:parent-style-name="List_20_Paragraph" style:list-style-name="WWNum1">
      <style:paragraph-properties fo:margin-left="1.138cm" fo:margin-right="2.536cm" fo:margin-top="0.314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style:style>
    <style:style style:name="P87" style:family="paragraph" style:parent-style-name="List_20_Paragraph" style:list-style-name="WWNum1">
      <style:paragraph-properties fo:margin-left="1.109cm" fo:margin-right="1.427cm" fo:margin-top="0.356cm" fo:margin-bottom="0cm" loext:contextual-spacing="false" fo:line-height="100%" fo:text-align="start" style:justify-single-word="false" fo:orphans="0" fo:widows="0" fo:text-indent="-0.318cm" style:auto-text-indent="false" style:writing-mode="lr-tb">
        <style:tab-stops>
          <style:tab-stop style:position="1.139cm"/>
        </style:tab-stops>
      </style:paragraph-properties>
    </style:style>
    <style:style style:name="P88" style:family="paragraph" style:parent-style-name="List_20_Paragraph" style:list-style-name="WWNum1">
      <style:paragraph-properties fo:margin-left="1.109cm" fo:margin-right="2.062cm" fo:margin-top="0.314cm" fo:margin-bottom="0cm" loext:contextual-spacing="false" fo:line-height="100%" fo:text-align="start" style:justify-single-word="false" fo:orphans="0" fo:widows="0" fo:text-indent="-0.318cm" style:auto-text-indent="false" style:writing-mode="lr-tb">
        <style:tab-stops>
          <style:tab-stop style:position="1.139cm"/>
        </style:tab-stops>
      </style:paragraph-properties>
      <style:text-properties style:font-name="Ubuntu"/>
    </style:style>
    <style:style style:name="P89" style:family="paragraph" style:parent-style-name="List_20_Paragraph" style:list-style-name="L1" style:master-page-name="">
      <loext:graphic-properties draw:fill="none"/>
      <style:paragraph-properties fo:margin-left="1.27cm" fo:margin-right="1.588cm" fo:margin-top="0.314cm" fo:margin-bottom="0cm" loext:contextual-spacing="false" fo:line-height="100%" fo:text-align="start" style:justify-single-word="false" fo:orphans="0" fo:widows="0" fo:hyphenation-ladder-count="no-limit" fo:text-indent="-0.318cm" style:auto-text-indent="false" style:page-number="auto" fo:background-color="transparent" style:writing-mode="lr-tb"/>
      <style:text-properties officeooo:paragraph-rsid="001b5a9a" fo:hyphenate="false" fo:hyphenation-remain-char-count="2" fo:hyphenation-push-char-count="2" loext:hyphenation-no-caps="false"/>
    </style:style>
    <style:style style:name="P90" style:family="paragraph" style:parent-style-name="List_20_Paragraph" style:list-style-name="WWNum1">
      <style:paragraph-properties fo:margin-left="1.984cm" fo:margin-right="0cm" fo:margin-top="0.321cm" fo:margin-bottom="0cm" loext:contextual-spacing="false" fo:line-height="100%" fo:text-align="start" style:justify-single-word="false" fo:text-indent="-0.416cm" style:auto-text-indent="false">
        <style:tab-stops>
          <style:tab-stop style:position="1.986cm"/>
        </style:tab-stops>
      </style:paragraph-properties>
    </style:style>
    <style:style style:name="P91" style:family="paragraph" style:parent-style-name="List_20_Paragraph" style:list-style-name="WWNum1">
      <style:paragraph-properties fo:margin-left="1.984cm" fo:margin-right="0cm" fo:margin-top="0.146cm" fo:margin-bottom="0cm" loext:contextual-spacing="false" fo:line-height="100%" fo:text-align="start" style:justify-single-word="false" fo:text-indent="-0.416cm" style:auto-text-indent="false">
        <style:tab-stops>
          <style:tab-stop style:position="1.986cm"/>
        </style:tab-stops>
      </style:paragraph-properties>
    </style:style>
    <style:style style:name="P92" style:family="paragraph" style:parent-style-name="List_20_Paragraph" style:list-style-name="WWNum1">
      <style:paragraph-properties fo:margin-left="1.984cm" fo:margin-right="0cm" fo:margin-top="0.145cm" fo:margin-bottom="0cm" loext:contextual-spacing="false" fo:line-height="100%" fo:text-align="start" style:justify-single-word="false" fo:text-indent="-0.416cm" style:auto-text-indent="false">
        <style:tab-stops>
          <style:tab-stop style:position="1.986cm"/>
        </style:tab-stops>
      </style:paragraph-properties>
    </style:style>
    <style:style style:name="P93" style:family="paragraph" style:parent-style-name="List_20_Paragraph">
      <style:paragraph-properties fo:margin-left="0cm" fo:margin-right="1.27cm" fo:margin-top="0.321cm" fo:margin-bottom="0cm" loext:contextual-spacing="false" fo:line-height="100%" fo:text-align="start" style:justify-single-word="false" fo:orphans="0" fo:widows="0" fo:text-indent="0cm" style:auto-text-indent="false" style:writing-mode="lr-tb">
        <style:tab-stops>
          <style:tab-stop style:position="1.139cm"/>
        </style:tab-stops>
      </style:paragraph-properties>
    </style:style>
    <style:style style:name="P94" style:family="paragraph" style:parent-style-name="Standard" style:list-style-name="WWNum1">
      <style:paragraph-properties fo:margin-left="1.138cm" fo:margin-right="2.535cm" fo:margin-top="0.356cm" fo:margin-bottom="0cm" loext:contextual-spacing="false" fo:line-height="100%" fo:text-align="justify" style:justify-single-word="false" fo:text-indent="-0.386cm" style:auto-text-indent="false">
        <style:tab-stops>
          <style:tab-stop style:position="1.139cm"/>
        </style:tab-stops>
      </style:paragraph-properties>
      <style:text-properties style:font-name="Ubuntu" fo:font-size="11pt" fo:font-weight="bold" style:font-size-asian="11pt" style:font-weight-asian="bold" style:font-weight-complex="bold" style:text-scale="105%"/>
    </style:style>
    <style:style style:name="P95" style:family="paragraph" style:parent-style-name="Text_20_body">
      <style:paragraph-properties fo:margin-left="0.106cm" fo:margin-right="0cm" fo:line-height="0.429cm" fo:text-indent="0cm" style:auto-text-indent="false"/>
    </style:style>
    <style:style style:name="P96" style:family="paragraph" style:parent-style-name="Text_20_body" style:master-page-name="Standard">
      <style:paragraph-properties fo:margin-left="0cm" fo:margin-right="0cm" fo:text-indent="0cm" style:auto-text-indent="false" style:page-number="auto"/>
      <style:text-properties style:font-name="Ubuntu" fo:font-size="10pt" style:font-size-asian="10pt"/>
    </style:style>
    <style:style style:name="P97" style:family="paragraph">
      <loext:graphic-properties draw:fill="none"/>
      <style:paragraph-properties fo:text-align="start"/>
      <style:text-properties fo:font-size="18pt"/>
    </style:style>
    <style:style style:name="T1" style:family="text">
      <style:text-properties style:use-window-font-color="true"/>
    </style:style>
    <style:style style:name="T2" style:family="text">
      <style:text-properties fo:color="#00aeef" style:font-name="Ubuntu1" fo:font-size="11pt" style:font-size-asian="11pt" style:text-scale="105%"/>
    </style:style>
    <style:style style:name="T3" style:family="text">
      <style:text-properties fo:color="#00aeef" style:font-name="Ubuntu" fo:background-color="#ffff00" loext:char-shading-value="0" style:text-scale="105%"/>
    </style:style>
    <style:style style:name="T4" style:family="text">
      <style:text-properties fo:color="#00aeef" style:font-name="Ubuntu" fo:letter-spacing="0.002cm" style:text-scale="105%"/>
    </style:style>
    <style:style style:name="T5" style:family="text">
      <style:text-properties fo:color="#00aeef" style:font-name="Ubuntu" fo:letter-spacing="0.004cm" style:text-scale="105%"/>
    </style:style>
    <style:style style:name="T6" style:family="text">
      <style:text-properties fo:color="#00aeef" style:font-name="Ubuntu" fo:font-size="11pt" fo:background-color="#ffff00" loext:char-shading-value="0" style:font-size-asian="11pt" style:text-scale="105%"/>
    </style:style>
    <style:style style:name="T7" style:family="text">
      <style:text-properties fo:color="#00aeef" style:font-name="Ubuntu" fo:font-size="11pt" fo:background-color="#ffff00" loext:char-shading-value="0" style:font-size-asian="11pt" style:text-scale="110%"/>
    </style:style>
    <style:style style:name="T8" style:family="text">
      <style:text-properties fo:color="#00aeef" style:font-name="Ubuntu" fo:font-size="11pt" style:font-size-asian="11pt" style:text-scale="105%"/>
    </style:style>
    <style:style style:name="T9" style:family="text">
      <style:text-properties fo:color="#00aeef" style:font-name="Ubuntu" fo:font-size="11pt" style:font-size-asian="11pt" style:text-scale="110%"/>
    </style:style>
    <style:style style:name="T10" style:family="text">
      <style:text-properties fo:color="#00aeef" style:font-name="Ubuntu" fo:font-size="11pt" style:font-size-asian="11pt" style:text-scale="125%"/>
    </style:style>
    <style:style style:name="T11" style:family="text">
      <style:text-properties fo:color="#00aeef" style:font-name="Ubuntu" fo:font-size="11pt" fo:letter-spacing="0.034cm" style:font-size-asian="11pt" style:text-scale="105%"/>
    </style:style>
    <style:style style:name="T12" style:family="text">
      <style:text-properties fo:color="#00aeef" style:font-name="Ubuntu" fo:font-size="11pt" fo:background-color="#fff200" loext:char-shading-value="0" style:font-size-asian="11pt" style:text-scale="110%"/>
    </style:style>
    <style:style style:name="T13" style:family="text">
      <style:text-properties fo:color="#00aeef" style:font-name="Ubuntu" fo:font-size="11pt" fo:background-color="#fff200" loext:char-shading-value="0" style:font-size-asian="11pt" style:text-scale="105%"/>
    </style:style>
    <style:style style:name="T14" style:family="text">
      <style:text-properties fo:color="#00aeef" style:font-name="Ubuntu" fo:font-size="11pt" fo:letter-spacing="0.079cm" style:font-size-asian="11pt" style:text-scale="110%"/>
    </style:style>
    <style:style style:name="T15" style:family="text">
      <style:text-properties fo:color="#00aeef" style:font-name="Ubuntu" fo:font-size="11pt" fo:letter-spacing="-0.007cm" fo:background-color="#ffff00" loext:char-shading-value="0" style:font-size-asian="11pt" style:text-scale="105%"/>
    </style:style>
    <style:style style:name="T16" style:family="text">
      <style:text-properties fo:color="#00aeef" style:font-name="Ubuntu" fo:font-size="11pt" fo:letter-spacing="-0.007cm" style:font-size-asian="11pt" style:text-scale="105%"/>
    </style:style>
    <style:style style:name="T17" style:family="text">
      <style:text-properties fo:color="#00aeef" style:font-name="Ubuntu" fo:font-size="11pt" fo:letter-spacing="0.032cm" fo:background-color="#fff200" loext:char-shading-value="0" style:font-size-asian="11pt" style:text-scale="105%"/>
    </style:style>
    <style:style style:name="T18" style:family="text">
      <style:text-properties fo:color="#00aeef" style:font-name="Ubuntu" fo:font-size="11pt" fo:letter-spacing="0.032cm" style:font-size-asian="11pt" style:text-scale="110%"/>
    </style:style>
    <style:style style:name="T19" style:family="text">
      <style:text-properties fo:color="#00aeef" style:font-name="Ubuntu" fo:font-size="11pt" fo:letter-spacing="0.032cm" style:font-size-asian="11pt" style:text-scale="105%"/>
    </style:style>
    <style:style style:name="T20" style:family="text">
      <style:text-properties fo:color="#00aeef" style:font-name="Ubuntu" fo:font-size="11pt" fo:letter-spacing="0.018cm" style:font-size-asian="11pt" style:text-scale="125%"/>
    </style:style>
    <style:style style:name="T21" style:family="text">
      <style:text-properties fo:color="#00aeef" style:font-name="Ubuntu" fo:font-size="11pt" fo:letter-spacing="0.019cm" style:font-size-asian="11pt" style:text-scale="125%"/>
    </style:style>
    <style:style style:name="T22" style:family="text">
      <style:text-properties fo:color="#00aeef" style:font-name="Ubuntu" fo:font-size="11pt" fo:letter-spacing="0.035cm" style:font-size-asian="11pt" style:text-scale="110%"/>
    </style:style>
    <style:style style:name="T23" style:family="text">
      <style:text-properties fo:color="#00aeef" style:font-name="Ubuntu" fo:font-size="11pt" fo:letter-spacing="0.028cm" style:font-size-asian="11pt" style:text-scale="105%"/>
    </style:style>
    <style:style style:name="T24" style:family="text">
      <style:text-properties fo:color="#00aeef" style:font-name="Ubuntu" fo:font-size="11pt" fo:letter-spacing="0.044cm" style:font-size-asian="11pt" style:text-scale="105%"/>
    </style:style>
    <style:style style:name="T25" style:family="text">
      <style:text-properties fo:color="#00aeef" style:font-name="Ubuntu" style:text-scale="110%"/>
    </style:style>
    <style:style style:name="T26" style:family="text">
      <style:text-properties style:text-position="super 58%" style:font-name="Ubuntu" fo:font-size="11pt" style:font-size-asian="11pt" style:text-scale="110%"/>
    </style:style>
    <style:style style:name="T27" style:family="text">
      <style:text-properties style:text-position="0% 100%" style:font-name="Ubuntu" fo:font-size="11pt" style:font-size-asian="11pt" style:text-scale="110%"/>
    </style:style>
    <style:style style:name="T28" style:family="text">
      <style:text-properties style:text-position="0% 100%" style:font-name="Ubuntu" fo:font-size="11pt" fo:letter-spacing="0.002cm" style:font-size-asian="11pt" style:text-scale="110%"/>
    </style:style>
    <style:style style:name="T29" style:family="text">
      <style:text-properties style:text-position="0% 100%" style:font-name="Ubuntu" fo:font-size="11pt" fo:letter-spacing="0.03cm" style:font-size-asian="11pt" style:text-scale="110%"/>
    </style:style>
    <style:style style:name="T30" style:family="text">
      <style:text-properties style:text-position="0% 100%" style:font-name="Ubuntu" fo:font-size="11pt" fo:letter-spacing="0.032cm" style:font-size-asian="11pt" style:text-scale="110%"/>
    </style:style>
    <style:style style:name="T31" style:family="text">
      <style:text-properties style:text-position="0% 100%" style:font-name="Ubuntu" fo:font-size="11pt" fo:letter-spacing="0.032cm" officeooo:rsid="002479cc" fo:background-color="#ffff00" loext:char-shading-value="0" style:font-size-asian="11pt" style:text-scale="110%"/>
    </style:style>
    <style:style style:name="T32" style:family="text">
      <style:text-properties style:text-position="0% 100%" style:font-name="Ubuntu" fo:font-size="11pt" fo:language="en" fo:country="US" style:font-name-asian="Calibri1" style:font-size-asian="11pt" style:language-asian="en" style:country-asian="US" style:font-name-complex="Calibri1" style:language-complex="ar" style:country-complex="SA" style:text-scale="110%"/>
    </style:style>
    <style:style style:name="T33" style:family="text">
      <style:text-properties style:text-position="0% 100%" style:font-name="Ubuntu" fo:font-size="11pt" fo:background-color="#ffff00" loext:char-shading-value="0" style:font-size-asian="11pt" style:text-scale="110%"/>
    </style:style>
    <style:style style:name="T34" style:family="text">
      <style:text-properties fo:color="#c9211e" style:font-name="Ubuntu" fo:font-size="11pt" fo:background-color="#ffff00" loext:char-shading-value="0" style:font-size-asian="11pt" style:text-scale="105%"/>
    </style:style>
    <style:style style:name="T35" style:family="text">
      <style:text-properties style:text-scale="120%"/>
    </style:style>
    <style:style style:name="T36" style:family="text">
      <style:text-properties fo:letter-spacing="0.095cm" style:text-scale="120%"/>
    </style:style>
    <style:style style:name="T37" style:family="text">
      <style:text-properties fo:letter-spacing="0.097cm" style:text-scale="120%"/>
    </style:style>
    <style:style style:name="T38" style:family="text">
      <style:text-properties fo:font-size="17pt" style:font-size-asian="17pt"/>
    </style:style>
    <style:style style:name="T39" style:family="text">
      <style:text-properties fo:font-size="17pt" fo:letter-spacing="0.067cm" style:font-size-asian="17pt"/>
    </style:style>
    <style:style style:name="T40" style:family="text">
      <style:text-properties fo:font-size="17pt" fo:letter-spacing="0.004cm" style:font-size-asian="17pt"/>
    </style:style>
    <style:style style:name="T41" style:family="text">
      <style:text-properties fo:font-size="17pt" fo:letter-spacing="0.065cm" style:font-size-asian="17pt"/>
    </style:style>
    <style:style style:name="T42" style:family="text">
      <style:text-properties fo:font-size="12pt" style:font-size-asian="12pt"/>
    </style:style>
    <style:style style:name="T43" style:family="text">
      <style:text-properties fo:font-size="12pt" fo:letter-spacing="0.056cm" style:font-size-asian="12pt"/>
    </style:style>
    <style:style style:name="T44" style:family="text">
      <style:text-properties fo:font-size="12pt" fo:letter-spacing="0.014cm" style:font-size-asian="12pt"/>
    </style:style>
    <style:style style:name="T45" style:family="text">
      <style:text-properties fo:font-size="12pt" fo:letter-spacing="0.014cm" officeooo:rsid="001ef3a2" style:font-size-asian="12pt"/>
    </style:style>
    <style:style style:name="T46" style:family="text">
      <style:text-properties fo:font-size="12pt" fo:letter-spacing="0.014cm" officeooo:rsid="00137e05" style:font-size-asian="12pt"/>
    </style:style>
    <style:style style:name="T47" style:family="text">
      <style:text-properties fo:font-size="12pt" fo:letter-spacing="0.058cm" style:font-size-asian="12pt"/>
    </style:style>
    <style:style style:name="T48" style:family="text">
      <style:text-properties style:text-scale="125%"/>
    </style:style>
    <style:style style:name="T49" style:family="text">
      <style:text-properties fo:letter-spacing="0.042cm" style:text-scale="125%"/>
    </style:style>
    <style:style style:name="T50" style:family="text">
      <style:text-properties fo:font-size="11pt" style:font-size-asian="11pt"/>
    </style:style>
    <style:style style:name="T51" style:family="text">
      <style:text-properties fo:font-size="11pt" style:font-size-asian="11pt" style:text-scale="105%"/>
    </style:style>
    <style:style style:name="T52" style:family="text">
      <style:text-properties fo:font-size="11pt" officeooo:rsid="00137e05" style:font-size-asian="11pt" style:text-scale="105%"/>
    </style:style>
    <style:style style:name="T53" style:family="text">
      <style:text-properties fo:font-size="11pt" officeooo:rsid="001e113d" style:font-size-asian="11pt" style:text-scale="105%"/>
    </style:style>
    <style:style style:name="T54" style:family="text">
      <style:text-properties fo:font-size="11pt" officeooo:rsid="001a4c6d" style:font-size-asian="11pt" style:text-scale="105%"/>
    </style:style>
    <style:style style:name="T55" style:family="text">
      <style:text-properties fo:font-size="11pt" style:font-size-asian="11pt" style:text-scale="110%"/>
    </style:style>
    <style:style style:name="T56" style:family="text">
      <style:text-properties fo:font-size="11pt" officeooo:rsid="00137e05" style:font-size-asian="11pt" style:text-scale="110%"/>
    </style:style>
    <style:style style:name="T57" style:family="text">
      <style:text-properties fo:font-size="11pt" officeooo:rsid="0017fcc7" style:font-size-asian="11pt" style:text-scale="110%"/>
    </style:style>
    <style:style style:name="T58" style:family="text">
      <style:text-properties fo:font-size="11pt" officeooo:rsid="0019506f" style:font-size-asian="11pt" style:text-scale="110%"/>
    </style:style>
    <style:style style:name="T59" style:family="text">
      <style:text-properties fo:font-size="11pt" style:font-size-asian="11pt" style:text-scale="120%"/>
    </style:style>
    <style:style style:name="T60" style:family="text">
      <style:text-properties fo:font-size="11pt" style:font-size-asian="11pt" style:text-scale="130%"/>
    </style:style>
    <style:style style:name="T61" style:family="text">
      <style:text-properties fo:font-size="11pt" style:font-size-asian="11pt" style:font-size-complex="11pt"/>
    </style:style>
    <style:style style:name="T62" style:family="text">
      <style:text-properties fo:font-size="11pt" fo:letter-spacing="0.049cm" style:font-size-asian="11pt"/>
    </style:style>
    <style:style style:name="T63" style:family="text">
      <style:text-properties fo:font-size="11pt" fo:letter-spacing="0.049cm" style:font-size-asian="11pt" style:text-scale="105%"/>
    </style:style>
    <style:style style:name="T64" style:family="text">
      <style:text-properties fo:font-size="11pt" fo:letter-spacing="0.049cm" fo:font-style="italic" style:font-size-asian="11pt" style:font-style-asian="italic" style:text-scale="120%"/>
    </style:style>
    <style:style style:name="T65" style:family="text">
      <style:text-properties fo:font-size="11pt" fo:letter-spacing="0.053cm" style:font-size-asian="11pt"/>
    </style:style>
    <style:style style:name="T66" style:family="text">
      <style:text-properties fo:font-size="11pt" fo:letter-spacing="0.053cm" style:font-size-asian="11pt" style:text-scale="105%"/>
    </style:style>
    <style:style style:name="T67" style:family="text">
      <style:text-properties fo:font-size="11pt" fo:letter-spacing="0.053cm" style:font-size-asian="11pt" style:text-scale="120%"/>
    </style:style>
    <style:style style:name="T68" style:family="text">
      <style:text-properties fo:font-size="11pt" fo:letter-spacing="0.051cm" style:font-size-asian="11pt"/>
    </style:style>
    <style:style style:name="T69" style:family="text">
      <style:text-properties fo:font-size="11pt" fo:letter-spacing="0.051cm" style:font-size-asian="11pt" style:text-scale="105%"/>
    </style:style>
    <style:style style:name="T70" style:family="text">
      <style:text-properties fo:font-size="11pt" fo:letter-spacing="0.051cm" style:font-size-asian="11pt" style:text-scale="120%"/>
    </style:style>
    <style:style style:name="T71" style:family="text">
      <style:text-properties fo:font-size="11pt" fo:letter-spacing="0.051cm" fo:font-style="italic" style:font-size-asian="11pt" style:font-style-asian="italic" style:text-scale="120%"/>
    </style:style>
    <style:style style:name="T72" style:family="text">
      <style:text-properties fo:font-size="11pt" fo:letter-spacing="0.014cm" style:font-size-asian="11pt" style:text-scale="110%"/>
    </style:style>
    <style:style style:name="T73" style:family="text">
      <style:text-properties fo:font-size="11pt" fo:letter-spacing="0.014cm" officeooo:rsid="00137e05" style:font-size-asian="11pt" style:text-scale="110%"/>
    </style:style>
    <style:style style:name="T74" style:family="text">
      <style:text-properties fo:font-size="11pt" fo:letter-spacing="0.014cm" style:font-size-asian="11pt" style:text-scale="105%"/>
    </style:style>
    <style:style style:name="T75" style:family="text">
      <style:text-properties fo:font-size="11pt" fo:letter-spacing="0.016cm" style:font-size-asian="11pt" style:text-scale="110%"/>
    </style:style>
    <style:style style:name="T76" style:family="text">
      <style:text-properties fo:font-size="11pt" fo:letter-spacing="0.016cm" officeooo:rsid="00137e05" style:font-size-asian="11pt" style:text-scale="110%"/>
    </style:style>
    <style:style style:name="T77" style:family="text">
      <style:text-properties fo:font-size="11pt" fo:letter-spacing="0.016cm" style:font-size-asian="11pt" style:text-scale="105%"/>
    </style:style>
    <style:style style:name="T78" style:family="text">
      <style:text-properties fo:font-size="11pt" fo:letter-spacing="0.018cm" style:font-size-asian="11pt" style:text-scale="110%"/>
    </style:style>
    <style:style style:name="T79" style:family="text">
      <style:text-properties fo:font-size="11pt" fo:letter-spacing="0.018cm" style:font-size-asian="11pt" style:text-scale="105%"/>
    </style:style>
    <style:style style:name="T80" style:family="text">
      <style:text-properties fo:font-size="11pt" fo:letter-spacing="0.032cm" style:font-size-asian="11pt" style:text-scale="105%"/>
    </style:style>
    <style:style style:name="T81" style:family="text">
      <style:text-properties fo:font-size="11pt" fo:letter-spacing="0.032cm" officeooo:rsid="00137e05" style:font-size-asian="11pt" style:text-scale="105%"/>
    </style:style>
    <style:style style:name="T82" style:family="text">
      <style:text-properties fo:font-size="11pt" fo:letter-spacing="0.034cm" style:font-size-asian="11pt" style:text-scale="105%"/>
    </style:style>
    <style:style style:name="T83" style:family="text">
      <style:text-properties fo:font-size="11pt" fo:font-weight="bold" style:font-size-asian="11pt" style:font-weight-asian="bold" style:text-scale="105%"/>
    </style:style>
    <style:style style:name="T84" style:family="text">
      <style:text-properties fo:font-size="11pt" fo:font-weight="bold" style:font-size-asian="11pt" style:font-weight-asian="bold" style:text-scale="120%"/>
    </style:style>
    <style:style style:name="T85" style:family="text">
      <style:text-properties fo:font-size="11pt" fo:font-weight="bold" style:font-size-asian="11pt" style:font-weight-asian="bold" style:font-weight-complex="bold" style:text-scale="105%"/>
    </style:style>
    <style:style style:name="T86" style:family="text">
      <style:text-properties fo:font-size="11pt" fo:font-weight="bold" style:font-size-asian="11pt" style:font-weight-asian="bold" style:font-weight-complex="bold" style:text-scale="110%"/>
    </style:style>
    <style:style style:name="T87" style:family="text">
      <style:text-properties fo:font-size="11pt" fo:font-weight="bold" style:font-size-asian="11pt" style:font-weight-asian="bold" style:text-scale="110%"/>
    </style:style>
    <style:style style:name="T88" style:family="text">
      <style:text-properties fo:font-size="11pt" fo:font-weight="bold" style:font-size-asian="11pt" style:font-weight-asian="bold" style:text-scale="130%"/>
    </style:style>
    <style:style style:name="T89" style:family="text">
      <style:text-properties fo:font-size="11pt" fo:font-weight="bold" style:font-size-asian="11pt" style:font-weight-asian="bold" style:font-size-complex="11pt" style:font-weight-complex="bold"/>
    </style:style>
    <style:style style:name="T90" style:family="text">
      <style:text-properties fo:font-size="11pt" fo:font-weight="normal" style:font-size-asian="11pt" style:font-weight-asian="normal" style:font-weight-complex="normal" style:text-scale="105%"/>
    </style:style>
    <style:style style:name="T91" style:family="text">
      <style:text-properties fo:font-size="11pt" fo:font-weight="normal" style:font-size-asian="11pt" style:font-weight-asian="normal" style:font-weight-complex="normal" style:text-scale="110%"/>
    </style:style>
    <style:style style:name="T92" style:family="text">
      <style:text-properties fo:font-size="11pt" fo:font-weight="normal" officeooo:rsid="0019506f" style:font-size-asian="11pt" style:font-weight-asian="normal" style:font-weight-complex="normal" style:text-scale="110%"/>
    </style:style>
    <style:style style:name="T93" style:family="text">
      <style:text-properties fo:font-size="11pt" fo:font-weight="normal" style:font-size-asian="11pt" style:font-weight-asian="normal" style:font-size-complex="11pt" style:font-weight-complex="normal"/>
    </style:style>
    <style:style style:name="T94" style:family="text">
      <style:text-properties fo:font-size="11pt" fo:font-weight="normal" officeooo:rsid="001e113d" style:font-size-asian="11pt" style:font-weight-asian="normal" style:font-size-complex="11pt" style:font-weight-complex="normal"/>
    </style:style>
    <style:style style:name="T95" style:family="text">
      <style:text-properties fo:font-size="11pt" fo:font-weight="normal" officeooo:rsid="001a4c6d" style:font-size-asian="11pt" style:font-weight-asian="normal" style:font-size-complex="11pt" style:font-weight-complex="normal"/>
    </style:style>
    <style:style style:name="T96" style:family="text">
      <style:text-properties fo:font-size="11pt" fo:letter-spacing="0.002cm" style:font-size-asian="11pt" style:text-scale="105%"/>
    </style:style>
    <style:style style:name="T97" style:family="text">
      <style:text-properties fo:font-size="11pt" fo:letter-spacing="0.002cm" style:font-size-asian="11pt" style:text-scale="120%"/>
    </style:style>
    <style:style style:name="T98" style:family="text">
      <style:text-properties fo:font-size="11pt" fo:letter-spacing="0.002cm" style:font-size-asian="11pt" style:text-scale="110%"/>
    </style:style>
    <style:style style:name="T99" style:family="text">
      <style:text-properties fo:font-size="11pt" fo:letter-spacing="0.002cm" fo:font-weight="bold" style:font-size-asian="11pt" style:font-weight-asian="bold" style:text-scale="105%"/>
    </style:style>
    <style:style style:name="T100" style:family="text">
      <style:text-properties fo:font-size="11pt" fo:letter-spacing="0.002cm" fo:font-weight="bold" style:font-size-asian="11pt" style:font-weight-asian="bold" style:text-scale="110%"/>
    </style:style>
    <style:style style:name="T101" style:family="text">
      <style:text-properties fo:font-size="11pt" fo:letter-spacing="0.035cm" style:font-size-asian="11pt" style:text-scale="105%"/>
    </style:style>
    <style:style style:name="T102" style:family="text">
      <style:text-properties fo:font-size="11pt" fo:letter-spacing="0.035cm" fo:font-weight="bold" style:font-size-asian="11pt" style:font-weight-asian="bold" style:font-weight-complex="bold" style:text-scale="105%"/>
    </style:style>
    <style:style style:name="T103" style:family="text">
      <style:text-properties fo:font-size="11pt" fo:letter-spacing="0.037cm" style:font-size-asian="11pt" style:text-scale="105%"/>
    </style:style>
    <style:style style:name="T104" style:family="text">
      <style:text-properties fo:font-size="11pt" fo:letter-spacing="0.037cm" fo:font-style="italic" style:font-size-asian="11pt" style:font-style-asian="italic" style:text-scale="125%"/>
    </style:style>
    <style:style style:name="T105" style:family="text">
      <style:text-properties fo:font-size="11pt" fo:letter-spacing="-0.088cm" style:font-size-asian="11pt" style:text-scale="105%"/>
    </style:style>
    <style:style style:name="T106" style:family="text">
      <style:text-properties fo:font-size="11pt" fo:letter-spacing="0.093cm" fo:font-weight="bold" style:font-size-asian="11pt" style:font-weight-asian="bold" style:text-scale="105%"/>
    </style:style>
    <style:style style:name="T107" style:family="text">
      <style:text-properties fo:font-size="11pt" fo:letter-spacing="0.093cm" fo:font-weight="bold" style:font-size-asian="11pt" style:font-weight-asian="bold" style:font-weight-complex="bold" style:text-scale="105%"/>
    </style:style>
    <style:style style:name="T108" style:family="text">
      <style:text-properties fo:font-size="11pt" fo:letter-spacing="0.093cm" fo:font-weight="bold" officeooo:rsid="0017fcc7" style:font-size-asian="11pt" style:font-weight-asian="bold" style:font-weight-complex="bold" style:text-scale="105%"/>
    </style:style>
    <style:style style:name="T109" style:family="text">
      <style:text-properties fo:font-size="11pt" fo:letter-spacing="0.093cm" style:font-size-asian="11pt" style:text-scale="105%"/>
    </style:style>
    <style:style style:name="T110" style:family="text">
      <style:text-properties fo:font-size="11pt" fo:letter-spacing="0.056cm" style:font-size-asian="11pt"/>
    </style:style>
    <style:style style:name="T111" style:family="text">
      <style:text-properties fo:font-size="11pt" fo:letter-spacing="0.056cm" style:font-size-asian="11pt" style:text-scale="105%"/>
    </style:style>
    <style:style style:name="T112" style:family="text">
      <style:text-properties fo:font-size="11pt" fo:letter-spacing="0.044cm" style:font-size-asian="11pt" style:text-scale="105%"/>
    </style:style>
    <style:style style:name="T113" style:family="text">
      <style:text-properties fo:font-size="11pt" fo:letter-spacing="0.044cm" fo:font-style="italic" style:font-size-asian="11pt" style:font-style-asian="italic" style:text-scale="125%"/>
    </style:style>
    <style:style style:name="T114" style:family="text">
      <style:text-properties fo:font-size="11pt" fo:letter-spacing="0.058cm" style:font-size-asian="11pt"/>
    </style:style>
    <style:style style:name="T115" style:family="text">
      <style:text-properties fo:font-size="11pt" fo:letter-spacing="0.058cm" style:font-size-asian="11pt" style:text-scale="105%"/>
    </style:style>
    <style:style style:name="T116" style:family="text">
      <style:text-properties fo:font-size="11pt" fo:letter-spacing="0.067cm" style:font-size-asian="11pt" style:text-scale="105%"/>
    </style:style>
    <style:style style:name="T117" style:family="text">
      <style:text-properties fo:font-size="11pt" fo:letter-spacing="0.079cm" style:font-size-asian="11pt"/>
    </style:style>
    <style:style style:name="T118" style:family="text">
      <style:text-properties fo:font-size="11pt" fo:letter-spacing="0.079cm" style:font-size-asian="11pt" style:text-scale="105%"/>
    </style:style>
    <style:style style:name="T119" style:family="text">
      <style:text-properties fo:font-size="11pt" fo:letter-spacing="0.041cm" style:font-size-asian="11pt" style:text-scale="120%"/>
    </style:style>
    <style:style style:name="T120" style:family="text">
      <style:text-properties fo:font-size="11pt" fo:letter-spacing="0.041cm" style:font-size-asian="11pt" style:text-scale="105%"/>
    </style:style>
    <style:style style:name="T121" style:family="text">
      <style:text-properties fo:font-size="11pt" fo:letter-spacing="0.042cm" style:font-size-asian="11pt" style:text-scale="120%"/>
    </style:style>
    <style:style style:name="T122" style:family="text">
      <style:text-properties fo:font-size="11pt" fo:letter-spacing="0.042cm" style:font-size-asian="11pt" style:text-scale="105%"/>
    </style:style>
    <style:style style:name="T123" style:family="text">
      <style:text-properties fo:font-size="11pt" fo:font-style="italic" style:font-size-asian="11pt" style:font-style-asian="italic" style:text-scale="125%"/>
    </style:style>
    <style:style style:name="T124" style:family="text">
      <style:text-properties fo:font-size="11pt" fo:font-style="italic" style:font-size-asian="11pt" style:font-style-asian="italic" style:text-scale="120%"/>
    </style:style>
    <style:style style:name="T125" style:family="text">
      <style:text-properties fo:font-size="11pt" fo:font-style="italic" style:font-size-asian="11pt" style:font-style-asian="italic" style:text-scale="130%"/>
    </style:style>
    <style:style style:name="T126" style:family="text">
      <style:text-properties fo:font-size="11pt" fo:font-style="italic" style:font-size-asian="11pt" style:font-style-asian="italic" style:text-scale="110%"/>
    </style:style>
    <style:style style:name="T127" style:family="text">
      <style:text-properties fo:font-size="11pt" fo:font-style="italic" fo:font-weight="bold" style:font-size-asian="11pt" style:font-style-asian="italic" style:font-weight-asian="bold" style:font-weight-complex="bold" style:text-scale="110%"/>
    </style:style>
    <style:style style:name="T128" style:family="text">
      <style:text-properties fo:font-size="11pt" fo:letter-spacing="0.046cm" fo:font-style="italic" style:font-size-asian="11pt" style:font-style-asian="italic" style:text-scale="125%"/>
    </style:style>
    <style:style style:name="T129" style:family="text">
      <style:text-properties fo:font-size="11pt" fo:letter-spacing="0.046cm" style:font-size-asian="11pt" style:text-scale="105%"/>
    </style:style>
    <style:style style:name="T130" style:family="text">
      <style:text-properties fo:font-size="11pt" fo:letter-spacing="0.06cm" fo:font-style="italic" style:font-size-asian="11pt" style:font-style-asian="italic" style:text-scale="120%"/>
    </style:style>
    <style:style style:name="T131" style:family="text">
      <style:text-properties fo:font-size="11pt" fo:letter-spacing="-0.102cm" style:font-size-asian="11pt" style:text-scale="120%"/>
    </style:style>
    <style:style style:name="T132" style:family="text">
      <style:text-properties fo:font-size="11pt" fo:letter-spacing="-0.005cm" style:font-size-asian="11pt" style:text-scale="120%"/>
    </style:style>
    <style:style style:name="T133" style:family="text">
      <style:text-properties fo:font-size="11pt" fo:letter-spacing="-0.005cm" style:font-size-asian="11pt" style:text-scale="105%"/>
    </style:style>
    <style:style style:name="T134" style:family="text">
      <style:text-properties fo:font-size="11pt" fo:letter-spacing="-0.002cm" style:font-size-asian="11pt" style:text-scale="120%"/>
    </style:style>
    <style:style style:name="T135" style:family="text">
      <style:text-properties fo:font-size="11pt" fo:letter-spacing="-0.002cm" style:font-size-asian="11pt" style:text-scale="110%"/>
    </style:style>
    <style:style style:name="T136" style:family="text">
      <style:text-properties fo:font-size="11pt" fo:letter-spacing="-0.004cm" style:font-size-asian="11pt" style:text-scale="120%"/>
    </style:style>
    <style:style style:name="T137" style:family="text">
      <style:text-properties fo:font-size="11pt" fo:letter-spacing="-0.004cm" style:font-size-asian="11pt" style:text-scale="105%"/>
    </style:style>
    <style:style style:name="T138" style:family="text">
      <style:text-properties fo:font-size="11pt" fo:letter-spacing="-0.004cm" style:font-size-asian="11pt" style:text-scale="110%"/>
    </style:style>
    <style:style style:name="T139" style:family="text">
      <style:text-properties fo:font-size="11pt" fo:letter-spacing="-0.004cm" fo:font-style="italic" style:font-size-asian="11pt" style:font-style-asian="italic" style:text-scale="120%"/>
    </style:style>
    <style:style style:name="T140" style:family="text">
      <style:text-properties fo:font-size="11pt" fo:letter-spacing="-0.018cm" fo:font-style="italic" style:font-size-asian="11pt" style:font-style-asian="italic" style:text-scale="125%"/>
    </style:style>
    <style:style style:name="T141" style:family="text">
      <style:text-properties fo:font-size="11pt" fo:letter-spacing="-0.018cm" style:font-size-asian="11pt" style:text-scale="105%"/>
    </style:style>
    <style:style style:name="T142" style:family="text">
      <style:text-properties fo:font-size="11pt" fo:letter-spacing="-0.012cm" fo:font-style="italic" style:font-size-asian="11pt" style:font-style-asian="italic" style:text-scale="120%"/>
    </style:style>
    <style:style style:name="T143" style:family="text">
      <style:text-properties fo:font-size="11pt" fo:letter-spacing="-0.012cm" style:font-size-asian="11pt" style:text-scale="105%"/>
    </style:style>
    <style:style style:name="T144" style:family="text">
      <style:text-properties fo:font-size="11pt" fo:letter-spacing="-0.009cm" fo:font-style="italic" style:font-size-asian="11pt" style:font-style-asian="italic" style:text-scale="125%"/>
    </style:style>
    <style:style style:name="T145" style:family="text">
      <style:text-properties fo:font-size="11pt" fo:letter-spacing="-0.009cm" style:font-size-asian="11pt" style:text-scale="110%"/>
    </style:style>
    <style:style style:name="T146" style:family="text">
      <style:text-properties fo:font-size="11pt" fo:letter-spacing="-0.009cm" style:font-size-asian="11pt" style:text-scale="105%"/>
    </style:style>
    <style:style style:name="T147" style:family="text">
      <style:text-properties fo:font-size="11pt" fo:letter-spacing="-0.011cm" style:font-size-asian="11pt" style:text-scale="110%"/>
    </style:style>
    <style:style style:name="T148" style:family="text">
      <style:text-properties fo:font-size="11pt" fo:letter-spacing="-0.011cm" style:font-size-asian="11pt" style:text-scale="105%"/>
    </style:style>
    <style:style style:name="T149" style:family="text">
      <style:text-properties fo:font-size="11pt" fo:letter-spacing="-0.007cm" style:font-size-asian="11pt" style:text-scale="110%"/>
    </style:style>
    <style:style style:name="T150" style:family="text">
      <style:text-properties fo:font-size="11pt" fo:letter-spacing="-0.007cm" style:font-size-asian="11pt" style:text-scale="105%"/>
    </style:style>
    <style:style style:name="T151" style:family="text">
      <style:text-properties fo:font-size="11pt" fo:letter-spacing="0.023cm" style:font-size-asian="11pt" style:text-scale="110%"/>
    </style:style>
    <style:style style:name="T152" style:family="text">
      <style:text-properties fo:font-size="11pt" fo:letter-spacing="0.023cm" fo:font-style="italic" fo:font-weight="bold" style:font-size-asian="11pt" style:font-style-asian="italic" style:font-weight-asian="bold" style:font-weight-complex="bold" style:text-scale="110%"/>
    </style:style>
    <style:style style:name="T153" style:family="text">
      <style:text-properties fo:font-size="11pt" fo:letter-spacing="0.005cm" fo:font-weight="bold" style:font-size-asian="11pt" style:font-weight-asian="bold" style:text-scale="110%"/>
    </style:style>
    <style:style style:name="T154" style:family="text">
      <style:text-properties fo:font-size="11pt" fo:letter-spacing="-0.093cm" fo:font-weight="bold" style:font-size-asian="11pt" style:font-weight-asian="bold" style:text-scale="110%"/>
    </style:style>
    <style:style style:name="T155" style:family="text">
      <style:text-properties fo:font-size="11pt" fo:letter-spacing="0.025cm" style:font-size-asian="11pt" style:text-scale="110%"/>
    </style:style>
    <style:style style:name="T156" style:family="text">
      <style:text-properties fo:font-size="11pt" fo:language="en" fo:country="US" fo:font-weight="bold" style:font-name-asian="Calibri1" style:font-size-asian="11pt" style:language-asian="en" style:country-asian="US" style:font-weight-asian="bold" style:font-name-complex="Calibri1" style:language-complex="ar" style:country-complex="SA" style:text-scale="105%"/>
    </style:style>
    <style:style style:name="T157" style:family="text">
      <style:text-properties fo:font-size="11pt" fo:language="en" fo:country="US" fo:font-weight="bold" style:font-name-asian="Calibri1" style:font-size-asian="11pt" style:language-asian="en" style:country-asian="US" style:font-weight-asian="bold" style:font-name-complex="Calibri1" style:language-complex="ar" style:country-complex="SA" style:text-scale="110%"/>
    </style:style>
    <style:style style:name="T158" style:family="text">
      <style:text-properties fo:font-size="11pt" fo:language="en" fo:country="US" fo:font-weight="bold" style:font-name-asian="Calibri1" style:font-size-asian="11pt" style:language-asian="en" style:country-asian="US" style:font-weight-asian="bold" style:font-name-complex="Calibri1" style:language-complex="ar" style:country-complex="SA" style:font-weight-complex="bold" style:text-scale="105%"/>
    </style:style>
    <style:style style:name="T159"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T160" style:family="text">
      <style:text-properties fo:font-size="11pt" fo:language="en" fo:country="US" style:font-name-asian="Calibri1" style:font-size-asian="11pt" style:language-asian="en" style:country-asian="US" style:font-name-complex="Calibri1" style:language-complex="ar" style:country-complex="SA" style:text-scale="105%"/>
    </style:style>
    <style:style style:name="T161" style:family="text">
      <style:text-properties fo:font-size="11pt" fo:language="en" fo:country="US" style:font-name-asian="Calibri1" style:font-size-asian="11pt" style:language-asian="en" style:country-asian="US" style:font-name-complex="Calibri1" style:font-size-complex="11pt" style:language-complex="ar" style:country-complex="SA"/>
    </style:style>
    <style:style style:name="T162" style:family="text">
      <style:text-properties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3" style:family="text">
      <style:text-properties fo:font-size="11pt" fo:language="en" fo:country="US" fo:font-weight="normal" officeooo:rsid="001e113d"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4" style:family="text">
      <style:text-properties fo:font-size="11pt" fo:language="en" fo:country="US" fo:font-weight="normal" officeooo:rsid="001d2c03"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5" style:family="text">
      <style:text-properties fo:font-size="11pt" fo:language="en" fo:country="US" fo:font-weight="normal" officeooo:rsid="001ef3a2"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6" style:family="text">
      <style:text-properties fo:font-size="11pt" fo:language="en" fo:country="US" fo:font-weight="normal" officeooo:rsid="0023ea7a"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7" style:family="text">
      <style:text-properties fo:font-size="11pt" fo:letter-spacing="0.011cm" style:font-size-asian="11pt" style:text-scale="105%"/>
    </style:style>
    <style:style style:name="T168" style:family="text">
      <style:text-properties fo:font-size="11pt" fo:letter-spacing="0.009cm" style:font-size-asian="11pt" style:text-scale="105%"/>
    </style:style>
    <style:style style:name="T169" style:family="text">
      <style:text-properties fo:font-size="11pt" fo:letter-spacing="0.039cm" style:font-size-asian="11pt" style:text-scale="105%"/>
    </style:style>
    <style:style style:name="T170" style:family="text">
      <style:text-properties fo:font-size="11pt" fo:letter-spacing="0.026cm" style:font-size-asian="11pt" style:text-scale="110%"/>
    </style:style>
    <style:style style:name="T171" style:family="text">
      <style:text-properties fo:font-size="11pt" fo:letter-spacing="0.028cm" style:font-size-asian="11pt" style:text-scale="105%"/>
    </style:style>
    <style:style style:name="T172" style:family="text">
      <style:text-properties fo:font-size="11pt" fo:letter-spacing="0.028cm" officeooo:rsid="0024e692" style:font-size-asian="11pt" style:text-scale="105%"/>
    </style:style>
    <style:style style:name="T173" style:family="text">
      <style:text-properties fo:font-size="11pt" fo:letter-spacing="0.028cm" style:font-size-asian="11pt" style:text-scale="110%"/>
    </style:style>
    <style:style style:name="T174" style:family="text">
      <style:text-properties fo:font-size="11pt" fo:letter-spacing="0.074cm" style:font-size-asian="11pt"/>
    </style:style>
    <style:style style:name="T175" style:family="text">
      <style:text-properties fo:font-size="11pt" fo:letter-spacing="0.085cm" style:font-size-asian="11pt" style:text-scale="105%"/>
    </style:style>
    <style:style style:name="T176" style:family="text">
      <style:text-properties fo:font-size="11pt" fo:letter-spacing="0.069cm" fo:font-weight="bold" style:font-size-asian="11pt" style:font-weight-asian="bold" style:text-scale="110%"/>
    </style:style>
    <style:style style:name="T177" style:family="text">
      <style:text-properties fo:font-size="11pt" fo:letter-spacing="0.071cm" fo:font-weight="bold" style:font-size-asian="11pt" style:font-weight-asian="bold" style:text-scale="110%"/>
    </style:style>
    <style:style style:name="T178" style:family="text">
      <style:text-properties fo:font-size="11pt" fo:letter-spacing="0.09cm" style:font-size-asian="11pt" style:text-scale="105%"/>
    </style:style>
    <style:style style:name="T179" style:family="text">
      <style:text-properties fo:font-size="11pt" fo:letter-spacing="0.092cm" style:font-size-asian="11pt" style:text-scale="105%"/>
    </style:style>
    <style:style style:name="T180" style:family="text">
      <style:text-properties fo:font-size="11pt" fo:letter-spacing="0.021cm" fo:font-weight="bold" style:font-size-asian="11pt" style:font-weight-asian="bold" style:font-weight-complex="bold" style:text-scale="110%"/>
    </style:style>
    <style:style style:name="T181" style:family="text">
      <style:text-properties fo:font-size="11pt" fo:letter-spacing="0.076cm" style:font-size-asian="11pt"/>
    </style:style>
    <style:style style:name="T182" style:family="text">
      <style:text-properties fo:font-size="11pt" fo:letter-spacing="-0.083cm" style:font-size-asian="11pt"/>
    </style:style>
    <style:style style:name="T183" style:family="text">
      <style:text-properties fo:font-size="11pt" fo:letter-spacing="0.055cm" style:font-size-asian="11pt"/>
    </style:style>
    <style:style style:name="T184" style:family="text">
      <style:text-properties fo:font-size="11pt" fo:letter-spacing="0.019cm" style:font-size-asian="11pt"/>
    </style:style>
    <style:style style:name="T185" style:family="text">
      <style:text-properties fo:font-size="11pt" fo:letter-spacing="-0.092cm" style:font-size-asian="11pt" style:text-scale="110%"/>
    </style:style>
    <style:style style:name="T186" style:family="text">
      <style:text-properties fo:font-size="11pt" fo:letter-spacing="0.004cm" style:font-size-asian="11pt" style:text-scale="110%"/>
    </style:style>
    <style:style style:name="T187" style:family="text">
      <style:text-properties fo:font-size="11pt" fo:letter-spacing="-0.019cm" style:font-size-asian="11pt" style:text-scale="105%"/>
    </style:style>
    <style:style style:name="T188" style:family="text">
      <style:text-properties fo:font-size="11pt" fo:letter-spacing="0.048cm" style:font-size-asian="11pt" style:text-scale="105%"/>
    </style:style>
    <style:style style:name="T189" style:family="text">
      <style:text-properties style:text-scale="105%"/>
    </style:style>
    <style:style style:name="T190" style:family="text">
      <style:text-properties fo:letter-spacing="0.002cm"/>
    </style:style>
    <style:style style:name="T191" style:family="text">
      <style:text-properties fo:letter-spacing="0.002cm" style:text-scale="105%"/>
    </style:style>
    <style:style style:name="T192" style:family="text">
      <style:text-properties fo:letter-spacing="0.002cm" officeooo:rsid="00225c44"/>
    </style:style>
    <style:style style:name="T193" style:family="text">
      <style:text-properties fo:letter-spacing="0.002cm" style:text-scale="110%"/>
    </style:style>
    <style:style style:name="T194" style:family="text">
      <style:text-properties fo:letter-spacing="0.034cm" style:text-scale="105%"/>
    </style:style>
    <style:style style:name="T195" style:family="text">
      <style:text-properties fo:letter-spacing="0.044cm"/>
    </style:style>
    <style:style style:name="T196" style:family="text">
      <style:text-properties fo:letter-spacing="0.044cm" style:text-scale="120%"/>
    </style:style>
    <style:style style:name="T197" style:family="text">
      <style:text-properties fo:letter-spacing="0.046cm" style:text-scale="120%"/>
    </style:style>
    <style:style style:name="T198" style:family="text">
      <style:text-properties fo:letter-spacing="0.067cm"/>
    </style:style>
    <style:style style:name="T199" style:family="text">
      <style:text-properties fo:letter-spacing="0.067cm" officeooo:rsid="00225c44"/>
    </style:style>
    <style:style style:name="T200" style:family="text">
      <style:text-properties fo:letter-spacing="0.069cm"/>
    </style:style>
    <style:style style:name="T201" style:family="text">
      <style:text-properties officeooo:rsid="00225c44"/>
    </style:style>
    <style:style style:name="T202" style:family="text">
      <style:text-properties fo:letter-spacing="0.081cm" style:text-scale="120%"/>
    </style:style>
    <style:style style:name="T203" style:family="text">
      <style:text-properties fo:letter-spacing="0.083cm" style:text-scale="120%"/>
    </style:style>
    <style:style style:name="T204" style:family="text">
      <style:text-properties fo:font-style="italic" fo:font-weight="bold" style:font-style-asian="italic" style:font-weight-asian="bold" style:font-weight-complex="bold" style:text-scale="125%"/>
    </style:style>
    <style:style style:name="T205" style:family="text">
      <style:text-properties fo:font-style="italic" fo:font-weight="bold" officeooo:rsid="0019506f" style:font-style-asian="italic" style:font-weight-asian="bold" style:font-weight-complex="bold" style:text-scale="125%"/>
    </style:style>
    <style:style style:name="T206" style:family="text">
      <style:text-properties fo:font-style="italic" fo:font-weight="bold" style:font-style-asian="italic" style:font-weight-asian="bold" style:font-weight-complex="bold" style:text-scale="110%"/>
    </style:style>
    <style:style style:name="T207" style:family="text">
      <style:text-properties fo:font-style="italic" fo:font-weight="bold" officeooo:rsid="0019506f" style:font-style-asian="italic" style:font-weight-asian="bold" style:font-weight-complex="bold" style:text-scale="110%"/>
    </style:style>
    <style:style style:name="T208" style:family="text">
      <style:text-properties style:text-scale="110%"/>
    </style:style>
    <style:style style:name="T209" style:family="text">
      <style:text-properties fo:letter-spacing="-0.002cm" style:text-scale="125%"/>
    </style:style>
    <style:style style:name="T210" style:family="text">
      <style:text-properties fo:letter-spacing="0.011cm" style:text-scale="110%"/>
    </style:style>
    <style:style style:name="T211" style:family="text">
      <style:text-properties fo:letter-spacing="0.012cm" style:text-scale="110%"/>
    </style:style>
    <style:style style:name="T212" style:family="text">
      <style:text-properties fo:letter-spacing="0.014cm" style:text-scale="110%"/>
    </style:style>
    <style:style style:name="T213" style:family="text">
      <style:text-properties fo:font-weight="bold" style:font-weight-asian="bold" style:text-scale="110%"/>
    </style:style>
    <style:style style:name="T214" style:family="text">
      <style:text-properties fo:font-weight="bold" style:font-weight-asian="bold" style:text-scale="105%"/>
    </style:style>
    <style:style style:name="T215" style:family="text">
      <style:text-properties fo:font-weight="bold" officeooo:rsid="0016d963" style:font-weight-asian="bold" style:text-scale="105%"/>
    </style:style>
    <style:style style:name="T216" style:family="text">
      <style:text-properties fo:font-weight="bold" officeooo:rsid="001a4c6d" style:font-weight-asian="bold" style:text-scale="105%"/>
    </style:style>
    <style:style style:name="T217" style:family="text">
      <style:text-properties fo:font-weight="bold" style:font-weight-asian="bold" style:font-weight-complex="bold" style:text-scale="110%"/>
    </style:style>
    <style:style style:name="T218" style:family="text">
      <style:text-properties fo:font-weight="bold" style:font-weight-asian="bold" style:font-weight-complex="bold" style:text-scale="105%"/>
    </style:style>
    <style:style style:name="T219" style:family="text">
      <style:text-properties fo:letter-spacing="0.026cm" fo:font-weight="bold" style:font-weight-asian="bold" style:text-scale="110%"/>
    </style:style>
    <style:style style:name="T220" style:family="text">
      <style:text-properties fo:letter-spacing="0.026cm" style:text-scale="105%"/>
    </style:style>
    <style:style style:name="T221" style:family="text">
      <style:text-properties fo:letter-spacing="0.058cm" style:text-scale="105%"/>
    </style:style>
    <style:style style:name="T222" style:family="text">
      <style:text-properties fo:letter-spacing="0.06cm" style:text-scale="105%"/>
    </style:style>
    <style:style style:name="T223" style:family="text">
      <style:text-properties fo:letter-spacing="-0.088cm" style:text-scale="105%"/>
    </style:style>
    <style:style style:name="T224" style:family="text">
      <style:text-properties fo:letter-spacing="0.035cm" style:text-scale="105%"/>
    </style:style>
    <style:style style:name="T225" style:family="text">
      <style:text-properties fo:letter-spacing="0.037cm" style:text-scale="105%"/>
    </style:style>
    <style:style style:name="T226" style:family="text">
      <style:text-properties fo:letter-spacing="0.028cm" style:text-scale="110%"/>
    </style:style>
    <style:style style:name="T227" style:family="text">
      <style:text-properties fo:letter-spacing="0.093cm" fo:font-weight="bold" style:font-weight-asian="bold" style:font-weight-complex="bold" style:text-scale="105%"/>
    </style:style>
    <style:style style:name="T228" style:family="text">
      <style:text-properties fo:letter-spacing="0.093cm" fo:font-weight="bold" officeooo:rsid="001a4c6d" style:font-weight-asian="bold" style:font-weight-complex="bold" style:text-scale="105%"/>
    </style:style>
    <style:style style:name="T229" style:family="text">
      <style:text-properties fo:letter-spacing="-0.014cm" style:text-scale="125%"/>
    </style:style>
    <style:style style:name="T230" style:family="text">
      <style:text-properties fo:letter-spacing="0.025cm" style:text-scale="105%"/>
    </style:style>
    <style:style style:name="T231" style:family="text">
      <style:text-properties fo:letter-spacing="0.023cm" style:text-scale="105%"/>
    </style:style>
    <style:style style:name="T232" style:family="text">
      <style:text-properties style:text-scale="115%"/>
    </style:style>
    <style:style style:name="T233" style:family="text">
      <style:text-properties fo:letter-spacing="0.019cm" style:text-scale="115%"/>
    </style:style>
    <style:style style:name="T234" style:family="text">
      <style:text-properties style:font-name="Ubuntu"/>
    </style:style>
    <style:style style:name="T235" style:family="text">
      <style:text-properties style:font-name="Ubuntu" style:text-scale="105%"/>
    </style:style>
    <style:style style:name="T236" style:family="text">
      <style:text-properties style:font-name="Ubuntu" fo:letter-spacing="0.004cm" style:text-scale="105%"/>
    </style:style>
    <style:style style:name="T237" style:family="text">
      <style:text-properties style:font-name="Ubuntu" fo:letter-spacing="0.002cm" style:text-scale="105%"/>
    </style:style>
    <style:style style:name="T238" style:family="text">
      <style:text-properties style:font-name="Ubuntu" fo:letter-spacing="0.002cm" fo:font-style="italic" style:font-style-asian="italic" style:text-scale="125%"/>
    </style:style>
    <style:style style:name="T239" style:family="text">
      <style:text-properties style:font-name="Ubuntu" fo:letter-spacing="0.002cm" style:text-scale="110%"/>
    </style:style>
    <style:style style:name="T240" style:family="text">
      <style:text-properties style:font-name="Ubuntu" fo:letter-spacing="-0.086cm" style:text-scale="105%"/>
    </style:style>
    <style:style style:name="T241" style:family="text">
      <style:text-properties style:font-name="Ubuntu" fo:letter-spacing="0.034cm" style:text-scale="105%"/>
    </style:style>
    <style:style style:name="T242" style:family="text">
      <style:text-properties style:font-name="Ubuntu" fo:font-size="11pt" fo:font-weight="bold" style:font-size-asian="11pt" style:font-weight-asian="bold" style:text-scale="105%"/>
    </style:style>
    <style:style style:name="T243" style:family="text">
      <style:text-properties style:font-name="Ubuntu" fo:font-size="11pt" fo:font-weight="bold" style:font-size-asian="11pt" style:font-weight-asian="bold" style:text-scale="120%"/>
    </style:style>
    <style:style style:name="T244" style:family="text">
      <style:text-properties style:font-name="Ubuntu" fo:font-size="11pt" fo:font-weight="bold" style:font-size-asian="11pt" style:font-weight-asian="bold" style:text-scale="115%"/>
    </style:style>
    <style:style style:name="T245" style:family="text">
      <style:text-properties style:font-name="Ubuntu" fo:font-size="11pt" fo:font-weight="bold" style:font-size-asian="11pt" style:font-weight-asian="bold" style:text-scale="110%"/>
    </style:style>
    <style:style style:name="T246" style:family="text">
      <style:text-properties style:font-name="Ubuntu" fo:font-size="11pt" fo:font-weight="normal" officeooo:rsid="00152315" style:font-size-asian="11pt" style:font-weight-asian="normal" style:font-weight-complex="normal" style:text-scale="105%"/>
    </style:style>
    <style:style style:name="T247" style:family="text">
      <style:text-properties style:font-name="Ubuntu" fo:font-size="11pt" style:font-size-asian="11pt" style:text-scale="105%"/>
    </style:style>
    <style:style style:name="T248" style:family="text">
      <style:text-properties style:font-name="Ubuntu" fo:font-size="11pt" officeooo:rsid="0016d963" style:font-size-asian="11pt" style:text-scale="105%"/>
    </style:style>
    <style:style style:name="T249" style:family="text">
      <style:text-properties style:font-name="Ubuntu" fo:font-size="11pt" officeooo:rsid="001a4c6d" style:font-size-asian="11pt" style:text-scale="105%"/>
    </style:style>
    <style:style style:name="T250" style:family="text">
      <style:text-properties style:font-name="Ubuntu" fo:font-size="11pt" style:font-size-asian="11pt" style:text-scale="110%"/>
    </style:style>
    <style:style style:name="T251" style:family="text">
      <style:text-properties style:font-name="Ubuntu" fo:font-size="11pt" fo:letter-spacing="0.002cm" style:font-size-asian="11pt" style:text-scale="105%"/>
    </style:style>
    <style:style style:name="T252" style:family="text">
      <style:text-properties style:font-name="Ubuntu" fo:font-size="11pt" fo:letter-spacing="0.002cm" officeooo:rsid="0016d963" style:font-size-asian="11pt" style:text-scale="105%"/>
    </style:style>
    <style:style style:name="T253" style:family="text">
      <style:text-properties style:font-name="Ubuntu" fo:font-size="11pt" fo:letter-spacing="0.002cm" style:font-size-asian="11pt" style:text-scale="110%"/>
    </style:style>
    <style:style style:name="T254" style:family="text">
      <style:text-properties style:font-name="Ubuntu" fo:font-size="11pt" fo:letter-spacing="0.002cm" officeooo:rsid="0016d963" fo:background-color="#fff200" loext:char-shading-value="0" style:font-size-asian="11pt" style:text-scale="105%"/>
    </style:style>
    <style:style style:name="T255" style:family="text">
      <style:text-properties style:font-name="Ubuntu" fo:font-size="11pt" fo:letter-spacing="0.002cm" fo:font-weight="bold" style:font-size-asian="11pt" style:font-weight-asian="bold" style:text-scale="105%"/>
    </style:style>
    <style:style style:name="T256" style:family="text">
      <style:text-properties style:font-name="Ubuntu" fo:font-size="11pt" fo:letter-spacing="0.002cm" fo:font-weight="bold" style:font-size-asian="11pt" style:font-weight-asian="bold" style:text-scale="120%"/>
    </style:style>
    <style:style style:name="T257" style:family="text">
      <style:text-properties style:font-name="Ubuntu" fo:font-size="11pt" fo:letter-spacing="0.002cm" fo:font-weight="bold" style:font-size-asian="11pt" style:font-weight-asian="bold" style:text-scale="110%"/>
    </style:style>
    <style:style style:name="T258" style:family="text">
      <style:text-properties style:font-name="Ubuntu" fo:font-size="11pt" fo:letter-spacing="0.034cm" style:font-size-asian="11pt" style:text-scale="105%"/>
    </style:style>
    <style:style style:name="T259" style:family="text">
      <style:text-properties style:font-name="Ubuntu" fo:font-size="11pt" fo:letter-spacing="0.035cm" style:font-size-asian="11pt" style:text-scale="105%"/>
    </style:style>
    <style:style style:name="T260" style:family="text">
      <style:text-properties style:font-name="Ubuntu" fo:font-size="11pt" fo:letter-spacing="0.037cm" style:font-size-asian="11pt" style:text-scale="105%"/>
    </style:style>
    <style:style style:name="T261" style:family="text">
      <style:text-properties style:font-name="Ubuntu" fo:font-size="11pt" fo:letter-spacing="-0.088cm" style:font-size-asian="11pt" style:text-scale="105%"/>
    </style:style>
    <style:style style:name="T262" style:family="text">
      <style:text-properties style:font-name="Ubuntu" fo:font-size="11pt" officeooo:rsid="001a4c6d" fo:background-color="#fff200" loext:char-shading-value="0" style:font-size-asian="11pt" style:text-scale="105%"/>
    </style:style>
    <style:style style:name="T263" style:family="text">
      <style:text-properties style:font-name="Ubuntu" fo:font-size="11pt" fo:letter-spacing="0.072cm" style:font-size-asian="11pt" style:text-scale="105%"/>
    </style:style>
    <style:style style:name="T264" style:family="text">
      <style:text-properties style:font-name="Ubuntu" fo:font-size="11pt" fo:letter-spacing="0.032cm" style:font-size-asian="11pt" style:text-scale="105%"/>
    </style:style>
    <style:style style:name="T265" style:family="text">
      <style:text-properties style:font-name="Ubuntu" fo:font-size="11pt" fo:letter-spacing="0.051cm" fo:font-weight="bold" style:font-size-asian="11pt" style:font-weight-asian="bold" style:text-scale="110%"/>
    </style:style>
    <style:style style:name="T266" style:family="text">
      <style:text-properties style:font-name="Ubuntu" fo:font-size="11pt" fo:letter-spacing="0.053cm" fo:font-weight="bold" style:font-size-asian="11pt" style:font-weight-asian="bold" style:text-scale="110%"/>
    </style:style>
    <style:style style:name="T267" style:family="text">
      <style:text-properties style:font-name="Ubuntu" fo:font-size="11pt" fo:letter-spacing="0.011cm" fo:font-weight="bold" style:font-size-asian="11pt" style:font-weight-asian="bold" style:text-scale="110%"/>
    </style:style>
    <style:style style:name="T268" style:family="text">
      <style:text-properties style:font-name="Ubuntu" fo:font-size="11pt" fo:letter-spacing="0.009cm" fo:font-weight="bold" style:font-size-asian="11pt" style:font-weight-asian="bold" style:text-scale="110%"/>
    </style:style>
    <style:style style:name="T269" style:family="text">
      <style:text-properties style:font-name="Ubuntu" fo:font-size="11pt" fo:letter-spacing="0.064cm" fo:font-weight="bold" style:font-size-asian="11pt" style:font-weight-asian="bold" style:text-scale="110%"/>
    </style:style>
    <style:style style:name="T270" style:family="text">
      <style:text-properties style:font-name="Ubuntu" fo:font-size="11pt" fo:letter-spacing="0.078cm" style:font-size-asian="11pt" style:text-scale="110%"/>
    </style:style>
    <style:style style:name="T271" style:family="text">
      <style:text-properties style:font-name="Ubuntu" fo:font-size="11pt" fo:letter-spacing="0.079cm" style:font-size-asian="11pt" style:text-scale="110%"/>
    </style:style>
    <style:style style:name="T272" style:family="text">
      <style:text-properties style:font-name="Ubuntu" fo:font-size="11pt" fo:letter-spacing="0.081cm" style:font-size-asian="11pt" style:text-scale="110%"/>
    </style:style>
    <style:style style:name="T273" style:family="text">
      <style:text-properties style:font-name="Ubuntu" fo:font-size="11pt" fo:letter-spacing="-0.093cm" fo:font-weight="bold" style:font-size-asian="11pt" style:font-weight-asian="bold" style:text-scale="110%"/>
    </style:style>
    <style:style style:name="T274" style:family="text">
      <style:text-properties style:font-name="Ubuntu" fo:font-size="11pt" fo:letter-spacing="0.093cm" style:font-size-asian="11pt" style:text-scale="105%"/>
    </style:style>
    <style:style style:name="T275" style:family="text">
      <style:text-properties style:font-name="Ubuntu" fo:font-size="11pt" fo:letter-spacing="0.023cm" style:font-size-asian="11pt" style:text-scale="105%"/>
    </style:style>
    <style:style style:name="T276" style:family="text">
      <style:text-properties style:font-name="Ubuntu" fo:font-size="11pt" fo:letter-spacing="0.039cm" style:font-size-asian="11pt" style:text-scale="105%"/>
    </style:style>
    <style:style style:name="T277" style:family="text">
      <style:text-properties style:font-name="Ubuntu" fo:font-size="11pt" fo:letter-spacing="0.042cm" style:font-size-asian="11pt" style:text-scale="105%"/>
    </style:style>
    <style:style style:name="T278" style:family="text">
      <style:text-properties style:font-name="Ubuntu" fo:font-size="11pt" fo:letter-spacing="0.044cm" style:font-size-asian="11pt" style:text-scale="105%"/>
    </style:style>
    <style:style style:name="T279" style:family="text">
      <style:text-properties style:font-name="Ubuntu" fo:font-size="11pt" fo:letter-spacing="0.026cm" style:font-size-asian="11pt" style:text-scale="105%"/>
    </style:style>
    <style:style style:name="T280" style:family="text">
      <style:text-properties style:font-name="Ubuntu" fo:font-size="11pt" fo:letter-spacing="0.067cm" style:font-size-asian="11pt" style:text-scale="105%"/>
    </style:style>
    <style:style style:name="T281" style:family="text">
      <style:text-properties style:font-name="Ubuntu" fo:font-size="11pt" fo:letter-spacing="0.028cm" style:font-size-asian="11pt" style:text-scale="105%"/>
    </style:style>
    <style:style style:name="T282" style:family="text">
      <style:text-properties style:font-name="Ubuntu" fo:font-size="11pt" fo:letter-spacing="0.007cm" fo:font-weight="bold" style:font-size-asian="11pt" style:font-weight-asian="bold" style:text-scale="105%"/>
    </style:style>
    <style:style style:name="T283" style:family="text">
      <style:text-properties style:font-name="Ubuntu" fo:font-size="11pt" fo:letter-spacing="0.046cm" fo:font-weight="bold" style:font-size-asian="11pt" style:font-weight-asian="bold" style:text-scale="105%"/>
    </style:style>
    <style:style style:name="T284" style:family="text">
      <style:text-properties style:font-name="Ubuntu" fo:font-size="11pt" fo:letter-spacing="0.074cm" style:font-size-asian="11pt" style:text-scale="105%"/>
    </style:style>
    <style:style style:name="T285" style:family="text">
      <style:text-properties style:font-name="Ubuntu" fo:font-size="11pt" fo:letter-spacing="0.041cm" style:font-size-asian="11pt" style:text-scale="105%"/>
    </style:style>
    <style:style style:name="T286" style:family="text">
      <style:text-properties style:font-name="Ubuntu" fo:font-size="11pt" fo:letter-spacing="-0.007cm" style:font-size-asian="11pt" style:text-scale="105%"/>
    </style:style>
    <style:style style:name="T287" style:family="text">
      <style:text-properties style:font-name="Ubuntu" fo:font-size="11pt" fo:background-color="#ffff00" loext:char-shading-value="0" style:font-size-asian="11pt" style:text-scale="105%"/>
    </style:style>
    <style:style style:name="T288" style:family="text">
      <style:text-properties style:font-name="Ubuntu" fo:font-size="11pt" fo:letter-spacing="-0.005cm" style:font-size-asian="11pt" style:text-scale="105%"/>
    </style:style>
    <style:style style:name="T289" style:family="text">
      <style:text-properties style:font-name="Ubuntu" fo:font-size="11pt" fo:letter-spacing="-0.012cm" style:font-size-asian="11pt" style:text-scale="105%"/>
    </style:style>
    <style:style style:name="T290" style:family="text">
      <style:text-properties style:font-name="Ubuntu" fo:font-size="11pt" fo:letter-spacing="-0.011cm" style:font-size-asian="11pt" style:text-scale="105%"/>
    </style:style>
    <style:style style:name="T291" style:family="text">
      <style:text-properties style:font-name="Ubuntu" fo:font-size="11pt" fo:letter-spacing="-0.009cm" style:font-size-asian="11pt" style:text-scale="105%"/>
    </style:style>
    <style:style style:name="T292" style:family="text">
      <style:text-properties style:font-name="Ubuntu" fo:font-size="11pt" fo:letter-spacing="0.085cm" style:font-size-asian="11pt" style:text-scale="105%"/>
    </style:style>
    <style:style style:name="T293" style:family="text">
      <style:text-properties style:font-name="Ubuntu" fo:font-size="11pt" fo:letter-spacing="0.083cm" style:font-size-asian="11pt" style:text-scale="105%"/>
    </style:style>
    <style:style style:name="T294" style:family="text">
      <style:text-properties style:font-name="Ubuntu"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T295" style:family="text">
      <style:text-properties style:font-name="Ubuntu" fo:font-size="11pt" fo:language="en" fo:country="US" fo:font-weight="normal" fo:background-color="#ffff00" loext:char-shading-value="0" style:font-name-asian="Calibri1" style:font-size-asian="11pt" style:language-asian="en" style:country-asian="US" style:font-weight-asian="normal" style:font-name-complex="Calibri1" style:font-size-complex="11pt" style:language-complex="ar" style:country-complex="SA" style:font-weight-complex="normal"/>
    </style:style>
    <style:style style:name="T296" style:family="text">
      <style:text-properties style:font-name="Ubuntu" fo:font-style="italic" style:font-style-asian="italic" style:text-scale="125%"/>
    </style:style>
    <style:style style:name="T297" style:family="text">
      <style:text-properties style:font-name="Ubuntu" fo:font-style="italic" style:font-style-asian="italic" style:text-scale="110%"/>
    </style:style>
    <style:style style:name="T298" style:family="text">
      <style:text-properties style:font-name="Ubuntu" style:text-scale="110%"/>
    </style:style>
    <style:style style:name="T299" style:family="text">
      <style:text-properties style:font-name="Ubuntu" fo:letter-spacing="-0.002cm" style:text-scale="110%"/>
    </style:style>
    <style:style style:name="T300" style:family="text">
      <style:text-properties style:font-name="Ubuntu" fo:letter-spacing="-0.002cm" style:text-scale="125%"/>
    </style:style>
    <style:style style:name="T301" style:family="text">
      <style:text-properties style:font-name="Ubuntu" fo:letter-spacing="0.011cm" style:text-scale="110%"/>
    </style:style>
    <style:style style:name="T302" style:family="text">
      <style:text-properties style:font-name="Ubuntu" fo:letter-spacing="0.012cm" style:text-scale="110%"/>
    </style:style>
    <style:style style:name="T303" style:family="text">
      <style:text-properties style:font-name="Ubuntu" fo:letter-spacing="0.049cm" style:text-scale="110%"/>
    </style:style>
    <style:style style:name="T304" style:family="text">
      <style:text-properties style:font-name="Ubuntu" style:text-scale="125%"/>
    </style:style>
    <style:style style:name="T305" style:family="text">
      <style:text-properties style:font-name="Ubuntu" fo:letter-spacing="0.014cm" style:text-scale="110%"/>
    </style:style>
    <style:style style:name="T306" style:family="text">
      <style:text-properties style:font-name="Ubuntu" fo:font-weight="bold" style:font-weight-asian="bold" style:text-scale="110%"/>
    </style:style>
    <style:style style:name="T307" style:family="text">
      <style:text-properties style:font-name="Ubuntu" fo:letter-spacing="0.026cm" fo:font-weight="bold" style:font-weight-asian="bold" style:text-scale="110%"/>
    </style:style>
    <style:style style:name="T308" style:family="text">
      <style:text-properties style:font-name="Ubuntu" fo:letter-spacing="-0.088cm" style:text-scale="105%"/>
    </style:style>
    <style:style style:name="T309" style:family="text">
      <style:text-properties style:font-name="Ubuntu" fo:letter-spacing="0.053cm" style:text-scale="105%"/>
    </style:style>
    <style:style style:name="T310" style:family="text">
      <style:text-properties style:font-name="Ubuntu" fo:letter-spacing="0.055cm" style:text-scale="105%"/>
    </style:style>
    <style:style style:name="T311" style:family="text">
      <style:text-properties style:font-name="Ubuntu" fo:letter-spacing="0.058cm" style:text-scale="105%"/>
    </style:style>
    <style:style style:name="T312" style:family="text">
      <style:text-properties style:font-name="Ubuntu" fo:letter-spacing="0.048cm" style:text-scale="105%"/>
    </style:style>
    <style:style style:name="T313" style:family="text">
      <style:text-properties style:font-name="Ubuntu" fo:letter-spacing="0.065cm"/>
    </style:style>
    <style:style style:name="T314" style:family="text">
      <style:text-properties style:font-name="Ubuntu" fo:letter-spacing="0.067cm"/>
    </style:style>
    <style:style style:name="T315" style:family="text">
      <style:text-properties style:font-name="Ubuntu" fo:letter-spacing="-0.081cm"/>
    </style:style>
    <style:style style:name="T316" style:family="text">
      <style:text-properties style:font-name="Ubuntu" fo:letter-spacing="0.039cm"/>
    </style:style>
    <style:style style:name="T317" style:family="text">
      <style:text-properties style:font-name="Ubuntu" officeooo:rsid="001b5a9a"/>
    </style:style>
    <style:style style:name="T318" style:family="text">
      <style:text-properties style:font-name="Ubuntu" officeooo:rsid="001b5a9a" fo:background-color="#fff2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81cm" fo:text-indent="-0.635cm" fo:margin-left="0.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45cm" fo:text-indent="-0.635cm" fo:margin-left="1.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8cm" fo:text-indent="-0.635cm" fo:margin-left="2.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5cm" fo:text-indent="-0.635cm" fo:margin-left="2.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5cm" fo:text-indent="-0.635cm" fo:margin-left="3.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85cm" fo:text-indent="-0.635cm" fo:margin-left="3.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2cm" fo:text-indent="-0.635cm" fo:margin-left="4.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55cm" fo:text-indent="-0.635cm" fo:margin-left="5.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9cm" fo:text-indent="-0.635cm" fo:margin-left="5.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25cm" fo:text-indent="-0.635cm" fo:margin-left="6.525cm"/>
        </style:list-level-properties>
      </text:list-level-style-bullet>
    </text:list-style>
    <style:style style:name="gr1" style:family="graphic">
      <style:graphic-properties draw:stroke="solid" svg:stroke-width="0.014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14cm" svg:stroke-color="#00aeef"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459cm" fo:min-width="0.40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2"/>
      <text:p text:style-name="P9"/>
      <text:p text:style-name="P58"><text:span text:style-name="T35">ENPM662</text:span><text:span text:style-name="T36"> </text:span><text:span text:style-name="T35">-</text:span><text:span text:style-name="T37"> </text:span><text:span text:style-name="T35">Introduction</text:span><text:span text:style-name="T36"> </text:span><text:span text:style-name="T35">to</text:span><text:span text:style-name="T36"> </text:span><text:span text:style-name="T35">Robot</text:span><text:span text:style-name="T37"> </text:span><text:span text:style-name="T35">Modelling</text:span></text:p>
      <text:p text:style-name="P52"><text:span text:style-name="T38">Project</text:span><text:span text:style-name="T39"> </text:span><text:span text:style-name="T38">1:</text:span><text:span text:style-name="T40"> </text:span><text:span text:style-name="T38">CAD</text:span><text:span text:style-name="T39"> </text:span><text:span text:style-name="T38">Modelling</text:span><text:span text:style-name="T41"> </text:span><text:span text:style-name="T38">&amp;</text:span><text:span text:style-name="T39"> </text:span><text:span text:style-name="T38">Simulation</text:span><text:span text:style-name="T39"> </text:span><text:span text:style-name="T38">using</text:span><text:span text:style-name="T39"> </text:span><text:span text:style-name="T38">Gazebo</text:span></text:p>
      <text:p text:style-name="P3"/>
      <text:p text:style-name="P10"/>
      <text:p text:style-name="P53"><text:span text:style-name="T42">Due</text:span><text:span text:style-name="T43"> </text:span><text:span text:style-name="T42">Date:</text:span><text:span text:style-name="T44"> </text:span><text:span text:style-name="T45">11:59 pm </text:span><text:span text:style-name="T46">24</text:span><text:span text:style-name="T44">th</text:span><text:span text:style-name="T43"> </text:span><text:span text:style-name="T42">October</text:span><text:span text:style-name="T47"> </text:span><text:span text:style-name="T42">2021</text:span></text:p>
      <text:p text:style-name="P4"/>
      <text:p text:style-name="P11"/>
      <text:h text:style-name="P36" text:outline-level="2"><text:span text:style-name="T48">Project</text:span><text:span text:style-name="T49"> </text:span><text:span text:style-name="T48">Goals</text:span></text:h>
      <text:list xml:id="list1929758992" text:style-name="WWNum2">
        <text:list-item>
          <text:p text:style-name="P63"><text:span text:style-name="T51">Build</text:span><text:span text:style-name="T63"> </text:span><text:span text:style-name="T51">a</text:span><text:span text:style-name="T66"> </text:span><text:span text:style-name="T51">specific</text:span><text:span text:style-name="T69"> </text:span><text:span text:style-name="T51">robot</text:span><text:span text:style-name="T66"> </text:span><text:span text:style-name="T51">model</text:span><text:span text:style-name="T69"> </text:span><text:span text:style-name="T51">on</text:span><text:span text:style-name="T69"> </text:span><text:span text:style-name="T51">Solid</text:span><text:span text:style-name="T52">W</text:span><text:span text:style-name="T51">orks</text:span><text:span text:style-name="T66"> </text:span><text:span text:style-name="T51">and</text:span><text:span text:style-name="T63"> </text:span><text:span text:style-name="T51">export</text:span><text:span text:style-name="T63"> </text:span><text:span text:style-name="T51">it</text:span><text:span text:style-name="T66"> </text:span><text:span text:style-name="T51">as</text:span><text:span text:style-name="T66"> </text:span><text:span text:style-name="T51">URDF.</text:span></text:p>
        </text:list-item>
        <text:list-item>
          <text:p text:style-name="P64"><text:span text:style-name="T55">Add</text:span><text:span text:style-name="T72"> </text:span><text:span text:style-name="T55">L</text:span><text:span text:style-name="T56">i</text:span><text:span text:style-name="T55">DAR</text:span><text:span text:style-name="T75"> </text:span><text:span text:style-name="T55">Sensor</text:span><text:span text:style-name="T75"> </text:span><text:span text:style-name="T76">on </text:span><text:span text:style-name="T55">to</text:span><text:span text:style-name="T75"> </text:span><text:span text:style-name="T55">your</text:span><text:span text:style-name="T72"> </text:span><text:span text:style-name="T55">robot</text:span><text:span text:style-name="T75"> </text:span><text:span text:style-name="T55">and</text:span><text:span text:style-name="T72"> </text:span><text:span text:style-name="T55">show</text:span><text:span text:style-name="T75"> </text:span><text:span text:style-name="T55">your</text:span><text:span text:style-name="T72"> </text:span><text:span text:style-name="T73">visualization</text:span><text:span text:style-name="T55"> </text:span><text:span text:style-name="T56">(LiDAR points)</text:span><text:span text:style-name="T75"> </text:span><text:span text:style-name="T76">i</text:span><text:span text:style-name="T55">n</text:span><text:span text:style-name="T78"> </text:span><text:span text:style-name="T55">R</text:span><text:span text:style-name="T56">V</text:span><text:span text:style-name="T55">iz.</text:span></text:p>
        </text:list-item>
        <text:list-item>
          <text:p text:style-name="P66"><text:span text:style-name="T51">Perform</text:span><text:span text:style-name="T80"> </text:span><text:span text:style-name="T81">t</text:span><text:span text:style-name="T51">ele</text:span><text:span text:style-name="T52">op</text:span><text:span text:style-name="T80"> </text:span><text:span text:style-name="T51">and</text:span><text:span text:style-name="T80"> </text:span><text:span text:style-name="T51">move</text:span><text:span text:style-name="T82"> </text:span><text:span text:style-name="T51">around</text:span><text:span text:style-name="T80"> </text:span><text:span text:style-name="T51">in</text:span><text:span text:style-name="T80"> </text:span><text:span text:style-name="T51">the</text:span><text:span text:style-name="T82"> </text:span><text:span text:style-name="T51">map </text:span><text:span text:style-name="T52">in Gazebo</text:span><text:span text:style-name="T51">.</text:span></text:p>
        </text:list-item>
        <text:list-item>
          <text:p text:style-name="P70"><text:span text:style-name="T51">Code up a simple publisher and subscriber for your robot so that it moves ahead in a straight line or circular loop for 10</text:span><text:span text:style-name="T53">~15</text:span><text:span text:style-name="T51"> seconds.</text:span></text:p>
        </text:list-item>
      </text:list>
      <text:p text:style-name="P16"><text:a xlink:type="simple" xlink:href="https://docs.google.com/presentation/d/1H__6arPoXKC3bxvOeDoXFjZ3IsxKqJu9e96IgOfaaZc/edit?usp=sharing" text:style-name="ListLabel_20_20" text:visited-style-name="ListLabel_20_20"><text:span text:style-name="T3">Here</text:span></text:a><text:a xlink:type="simple" xlink:href="https://docs.google.com/presentation/d/1H__6arPoXKC3bxvOeDoXFjZ3IsxKqJu9e96IgOfaaZc/edit?usp=sharing" text:style-name="ListLabel_20_20" text:visited-style-name="ListLabel_20_20"><text:span text:style-name="T4"> </text:span></text:a><text:span text:style-name="T235">is</text:span><text:span text:style-name="T236"> </text:span><text:span text:style-name="T235">small</text:span><text:span text:style-name="T237"> </text:span><text:span text:style-name="T235">presentation</text:span><text:span text:style-name="T236"> </text:span><text:span text:style-name="T235">giving</text:span><text:span text:style-name="T237"> </text:span><text:span text:style-name="T235">the</text:span><text:span text:style-name="T236"> </text:span><text:span text:style-name="T235">overview</text:span><text:span text:style-name="T236"> </text:span><text:span text:style-name="T235">of</text:span><text:span text:style-name="T237"> </text:span><text:span text:style-name="T235">the</text:span><text:span text:style-name="T236"> </text:span><text:span text:style-name="T235">project</text:span><text:span text:style-name="T237"> </text:span><text:span text:style-name="T235">for</text:span><text:span text:style-name="T236"> </text:span><text:span text:style-name="T235">clarity</text:span><text:span text:style-name="T237"> </text:span><text:span text:style-name="T235">and</text:span><text:span text:style-name="T236"> </text:span><text:a xlink:type="simple" xlink:href="https://drive.google.com/drive/folders/1qlFPvQpgoo4t-_LBt5Z9ivNkLz50V4_A?usp=sharing" text:style-name="ListLabel_20_21" text:visited-style-name="ListLabel_20_21"><text:span text:style-name="T3">here</text:span></text:a><text:a xlink:type="simple" xlink:href="https://drive.google.com/drive/folders/1qlFPvQpgoo4t-_LBt5Z9ivNkLz50V4_A?usp=sharing" text:style-name="ListLabel_20_21" text:visited-style-name="ListLabel_20_21"><text:span text:style-name="T5"> </text:span></text:a><text:span text:style-name="T235">is</text:span><text:span text:style-name="T237"> </text:span><text:span text:style-name="T235">project</text:span><text:span text:style-name="T236"> </text:span><text:span text:style-name="T235">1</text:span><text:span text:style-name="T237"> </text:span><text:span text:style-name="T235">related</text:span><text:span text:style-name="T240"> </text:span><text:span text:style-name="T235">resources</text:span><text:span text:style-name="T241"> </text:span><text:span text:style-name="T235">required.</text:span></text:p>
      <text:list xml:id="list3241458509" text:style-name="WWNum1">
        <text:list-item>
          <text:h text:style-name="P59" text:outline-level="2"><text:bookmark text:name="Build_a_model_on_Solidworks"/><text:bookmark text:name="Build_a_model_on_Solidworks1"/><text:span text:style-name="T35">Build</text:span><text:span text:style-name="T196"> </text:span><text:span text:style-name="T35">a</text:span><text:span text:style-name="T196"> </text:span><text:span text:style-name="T35">model</text:span><text:span text:style-name="T197"> </text:span><text:span text:style-name="T35">on</text:span><text:span text:style-name="T196"> </text:span><text:span text:style-name="T35">Solidworks</text:span></text:h>
        </text:list-item>
      </text:list>
      <text:p text:style-name="P17"><text:span text:style-name="T192">SolidWorks</text:span><text:span text:style-name="T190"> </text:span>is<text:span text:style-name="T190"> </text:span>a<text:span text:style-name="T190"> </text:span>powerful<text:span text:style-name="T190"> </text:span>CAD<text:span text:style-name="T190"> </text:span>tool<text:span text:style-name="T190"> </text:span>used<text:span text:style-name="T190"> </text:span>for<text:span text:style-name="T190"> </text:span>modeling,<text:span text:style-name="T190"> </text:span>performing<text:span text:style-name="T190"> </text:span>design<text:span text:style-name="T190"> </text:span>studies,<text:span text:style-name="T190"> </text:span>performing<text:span text:style-name="T190"> </text:span>simulations<text:span text:style-name="T198"> </text:span>etc.<text:span text:style-name="T195"> </text:span>Your<text:span text:style-name="T200"> </text:span>task<text:span text:style-name="T198"> </text:span>is<text:span text:style-name="T200"> </text:span>to<text:span text:style-name="T200"> </text:span>build<text:span text:style-name="T198"> </text:span>a<text:span text:style-name="T200"> </text:span>specific<text:span text:style-name="T198"> </text:span>robot<text:span text:style-name="T200"> </text:span>using<text:span text:style-name="T198"> </text:span><text:span text:style-name="T199">S</text:span>olid<text:span text:style-name="T201">W</text:span>orks.</text:p>
      <text:list xml:id="list61537036998031" text:continue-numbering="true" text:style-name="WWNum1">
        <text:list-item>
          <text:list>
            <text:list-item>
              <text:p text:style-name="P71"><text:span text:style-name="T234"><text:tab/></text:span><text:span text:style-name="T242">Download and install SolidWorks </text:span><text:span text:style-name="T246">(for Windows) </text:span><text:span text:style-name="T247">from </text:span><text:a xlink:type="simple" xlink:href="https://terpware.umd.edu/Windows/title/3560" text:style-name="ListLabel_20_24" text:visited-style-name="ListLabel_20_24"><text:span text:style-name="T6">here</text:span></text:a><text:span text:style-name="T251"> </text:span><text:span text:style-name="T252">or Citrix Workspace (for Wondows or Linux) from </text:span><text:a xlink:type="simple" xlink:href="https://eit.umd.edu/vcl" text:style-name="Internet_20_link" text:visited-style-name="Visited_20_Internet_20_Link"><text:span text:style-name="T254">here</text:span></text:a><text:span text:style-name="T252">. </text:span><text:span text:style-name="T247">It’s free for UMD students </text:span><text:span text:style-name="T248">(instructions will be on the same page and would be visible after you login)</text:span><text:span text:style-name="T247">.</text:span></text:p>
            </text:list-item>
            <text:list-item>
              <text:p text:style-name="P73"><text:span text:style-name="T242">Download</text:span><text:span text:style-name="T255"> </text:span><text:span text:style-name="T242">the</text:span><text:span text:style-name="T255"> </text:span><text:span text:style-name="T243">URDF</text:span><text:span text:style-name="T256"> </text:span><text:span text:style-name="T242">exported</text:span><text:span text:style-name="T255"> </text:span><text:span text:style-name="T242">tool</text:span><text:span text:style-name="T255"> </text:span><text:span text:style-name="T247">from</text:span><text:span text:style-name="T251"> </text:span><text:a xlink:type="simple" xlink:href="https://github.com/ros/solidworks_urdf_exporter/releases" text:style-name="ListLabel_20_24" text:visited-style-name="ListLabel_20_24"><text:span text:style-name="T6">here</text:span></text:a><text:span text:style-name="T251"> </text:span><text:span text:style-name="T252">(If you’re using Citrix Workspace then you don’t have to download the urdf exported tool since its already included with the software). </text:span><text:span text:style-name="T247">A</text:span><text:span text:style-name="T251"> </text:span><text:span text:style-name="T247">brief</text:span><text:span text:style-name="T251"> </text:span><text:span text:style-name="T247">description</text:span><text:span text:style-name="T251"> </text:span><text:span text:style-name="T247">of</text:span><text:span text:style-name="T251"> </text:span><text:span text:style-name="T247">what</text:span><text:span text:style-name="T251"> </text:span><text:span text:style-name="T247">this</text:span><text:span text:style-name="T251"> </text:span><text:span text:style-name="T247">is</text:span><text:span text:style-name="T251"> </text:span><text:span text:style-name="T247">as</text:span><text:span text:style-name="T251"> </text:span><text:span text:style-name="T247">mentioned on their webpage : The SolidWorks to URDF exporter is a SolidWorks add-in that</text:span><text:span text:style-name="T251"> </text:span><text:span text:style-name="T247">allows for the convenient export of SW Parts and Assemblies into a URDF file. The exporter</text:span><text:span text:style-name="T251"> </text:span><text:span text:style-name="T247">will create a ROS-like package that contains a directory for meshes, textures and robots (urdf</text:span><text:span text:style-name="T251"> </text:span><text:span text:style-name="T247">files).</text:span><text:span text:style-name="T251"> </text:span><text:span text:style-name="T247">For single SolidWorks parts, the part exporter will pull the material properties and</text:span><text:span text:style-name="T251"> </text:span><text:span text:style-name="T247">create</text:span><text:span text:style-name="T258"> </text:span><text:span text:style-name="T247">a</text:span><text:span text:style-name="T259"> </text:span><text:span text:style-name="T247">single</text:span><text:span text:style-name="T259"> </text:span><text:span text:style-name="T247">link</text:span><text:span text:style-name="T258"> </text:span><text:span text:style-name="T247">in</text:span><text:span text:style-name="T259"> </text:span><text:span text:style-name="T247">the</text:span><text:span text:style-name="T259"> </text:span><text:span text:style-name="T247">URDF.</text:span><text:span text:style-name="T258"> </text:span><text:span text:style-name="T247">For</text:span><text:span text:style-name="T259"> </text:span><text:span text:style-name="T247">assemblies,</text:span><text:span text:style-name="T260"> </text:span><text:span text:style-name="T247">the</text:span><text:span text:style-name="T259"> </text:span><text:span text:style-name="T247">exporter</text:span><text:span text:style-name="T258"> </text:span><text:span text:style-name="T247">will</text:span><text:span text:style-name="T259"> </text:span><text:span text:style-name="T247">build</text:span><text:span text:style-name="T259"> </text:span><text:span text:style-name="T247">the</text:span><text:span text:style-name="T258"> </text:span><text:span text:style-name="T247">links</text:span><text:span text:style-name="T259"> </text:span><text:span text:style-name="T247">and</text:span><text:span text:style-name="T259"> </text:span><text:span text:style-name="T247">create</text:span><text:span text:style-name="T261"> </text:span><text:span text:style-name="T247">a tree based on the SW assembly hierarchy.</text:span><text:span text:style-name="T251"> </text:span><text:span text:style-name="T247">The exporter can automatically determine the</text:span><text:span text:style-name="T251"> </text:span><text:span text:style-name="T247">proper</text:span><text:span text:style-name="T259"> </text:span><text:span text:style-name="T247">joint</text:span><text:span text:style-name="T259"> </text:span><text:span text:style-name="T247">type,</text:span><text:span text:style-name="T259"> </text:span><text:span text:style-name="T247">joint</text:span><text:span text:style-name="T259"> </text:span><text:span text:style-name="T247">transforms,</text:span><text:span text:style-name="T260"> </text:span><text:span text:style-name="T247">and</text:span><text:span text:style-name="T259"> </text:span><text:span text:style-name="T247">axes.</text:span></text:p>
            </text:list-item>
            <text:list-item>
              <text:p text:style-name="P79"><text:span text:style-name="T242">Build</text:span><text:span text:style-name="T255"> </text:span><text:span text:style-name="T242">your</text:span><text:span text:style-name="T255"> </text:span><text:span text:style-name="T244">CAD </text:span><text:span text:style-name="T242">Model <text:s/>: <text:s/></text:span><text:span text:style-name="T247">Use the specs mentioned in </text:span><text:a xlink:type="simple" xlink:href="#_bookmark0" text:style-name="Internet_20_link" text:visited-style-name="Visited_20_Internet_20_Link"><text:span text:style-name="T262">here</text:span></text:a><text:a xlink:type="simple" xlink:href="#_bookmark0" text:style-name="Internet_20_link" text:visited-style-name="Visited_20_Internet_20_Link"><text:span text:style-name="T249"> </text:span></text:a><text:span text:style-name="T247">to build a 3D model of the Robot.</text:span><text:span text:style-name="T251"> </text:span><text:span text:style-name="T247">Build individual CAD models of each part(chassis, wheel etc.)</text:span><text:span text:style-name="T251"> </text:span><text:span text:style-name="T247">and then assemble them in a</text:span><text:span text:style-name="T251"> </text:span><text:span text:style-name="T247">single file. You could refer </text:span><text:a xlink:type="simple" xlink:href="https://drive.google.com/drive/folders/1qlFPvQpgoo4t-_LBt5Z9ivNkLz50V4_A?usp=sharing" text:style-name="ListLabel_20_26" text:visited-style-name="ListLabel_20_26"><text:span text:style-name="T2">these</text:span></text:a><text:span text:style-name="T8"> </text:span><text:span text:style-name="T247">tutorials made by us. A few more links to videos are </text:span><text:a xlink:type="simple" xlink:href="https://www.youtube.com/watch?v=qtgmGkEPXs8" text:style-name="ListLabel_20_26" text:visited-style-name="ListLabel_20_26"><text:span text:style-name="T8">here</text:span></text:a><text:span text:style-name="T247">,</text:span><text:span text:style-name="T251"> </text:span><text:a xlink:type="simple" xlink:href="https://www.youtube.com/watch?v=vE1ewj6xxt8" text:style-name="ListLabel_20_27" text:visited-style-name="ListLabel_20_27"><text:span text:style-name="T8">here</text:span></text:a><text:a xlink:type="simple" xlink:href="https://www.youtube.com/watch?v=vE1ewj6xxt8" text:style-name="ListLabel_20_27" text:visited-style-name="ListLabel_20_27"><text:span text:style-name="T11"> </text:span></text:a><text:span text:style-name="T247">and</text:span><text:span text:style-name="T259"> </text:span><text:a xlink:type="simple" xlink:href="https://www.youtube.com/watch?v=TkS26DcLUnA" text:style-name="ListLabel_20_26" text:visited-style-name="ListLabel_20_26"><text:span text:style-name="T8">here</text:span></text:a><text:span text:style-name="T247">.</text:span></text:p>
            </text:list-item>
            <text:list-item>
              <text:p text:style-name="P83"><text:span text:style-name="T242">Export</text:span><text:span text:style-name="T255"> </text:span><text:span text:style-name="T242">as</text:span><text:span text:style-name="T255"> </text:span><text:span text:style-name="T243">URDF</text:span><text:span text:style-name="T256"> </text:span><text:span text:style-name="T242">:</text:span><text:span text:style-name="T255"> </text:span><text:span text:style-name="T247">Use</text:span><text:span text:style-name="T251"> </text:span><text:span text:style-name="T247">the</text:span><text:span text:style-name="T251"> </text:span><text:span text:style-name="T247">URDF</text:span><text:span text:style-name="T251"> </text:span><text:span text:style-name="T247">exporter</text:span><text:span text:style-name="T251"> </text:span><text:span text:style-name="T247">tool</text:span><text:span text:style-name="T251"> </text:span><text:span text:style-name="T247">to</text:span><text:span text:style-name="T251"> </text:span><text:span text:style-name="T247">define</text:span><text:span text:style-name="T251"> </text:span><text:span text:style-name="T247">parent,</text:span><text:span text:style-name="T251"> </text:span><text:span text:style-name="T247">child</text:span><text:span text:style-name="T251"> </text:span><text:span text:style-name="T247">links.</text:span><text:span text:style-name="T251"> </text:span><text:span text:style-name="T247">The</text:span><text:span text:style-name="T251"> </text:span><text:span text:style-name="T247">tool</text:span><text:span text:style-name="T251"> </text:span><text:span text:style-name="T247">automatically determines the axis between joints and sets origins for different links that are</text:span><text:span text:style-name="T251"> </text:span><text:span text:style-name="T247">defined. Though sometimes the automatic axis generation might not be ideal, we can rotate</text:span><text:span text:style-name="T251"> </text:span><text:span text:style-name="T247">the</text:span><text:span text:style-name="T251"> </text:span><text:span text:style-name="T247">coordinate</text:span><text:span text:style-name="T251"> </text:span><text:span text:style-name="T247">frames</text:span><text:span text:style-name="T251"> </text:span><text:span text:style-name="T247">while</text:span><text:span text:style-name="T251"> </text:span><text:span text:style-name="T247">exporting</text:span><text:span text:style-name="T251"> </text:span><text:span text:style-name="T247">the</text:span><text:span text:style-name="T251"> </text:span><text:span text:style-name="T247">URDF</text:span><text:span text:style-name="T251"> </text:span><text:span text:style-name="T247">as</text:span><text:span text:style-name="T251"> </text:span><text:span text:style-name="T247">well.</text:span><text:span text:style-name="T251"> </text:span><text:span text:style-name="T247">Export</text:span><text:span text:style-name="T251"> </text:span><text:span text:style-name="T247">the <text:s/>URDF <text:s/>along <text:s/>with</text:span><text:span text:style-name="T251"> </text:span><text:span text:style-name="T247">meshes.</text:span><text:span text:style-name="T263"> </text:span><text:span text:style-name="T247">To</text:span><text:span text:style-name="T258"> </text:span><text:span text:style-name="T247">help</text:span><text:span text:style-name="T264"> </text:span><text:span text:style-name="T247">with</text:span><text:span text:style-name="T264"> </text:span><text:span text:style-name="T247">this</text:span><text:span text:style-name="T264"> </text:span><text:span text:style-name="T247">process,</text:span><text:span text:style-name="T258"> </text:span><text:span text:style-name="T247">you</text:span><text:span text:style-name="T264"> </text:span><text:span text:style-name="T247">could</text:span><text:span text:style-name="T264"> </text:span><text:span text:style-name="T247">refer</text:span><text:span text:style-name="T258"> </text:span><text:span text:style-name="T247">this</text:span><text:span text:style-name="T264"> </text:span><text:a xlink:type="simple" xlink:href="https://www.youtube.com/watch?v=Uz6KPJBfM1s" text:style-name="ListLabel_20_26" text:visited-style-name="ListLabel_20_26"><text:span text:style-name="T8">video</text:span></text:a><text:span text:style-name="T247">.</text:span></text:p>
            </text:list-item>
          </text:list>
        </text:list-item>
      </text:list>
      <text:p text:style-name="P12"/>
      <text:list xml:id="list61537539681817" text:continue-numbering="true" text:style-name="WWNum1">
        <text:list-item>
          <text:h text:style-name="P60" text:outline-level="2"><text:bookmark text:name="Add_Controllers_and_Laser_to_your_Robot1"/><text:bookmark text:name="Add_Controllers_and_Laser_to_your_Robot"/><text:span text:style-name="T35">Add</text:span><text:span text:style-name="T202"> </text:span><text:span text:style-name="T35">Controllers</text:span><text:span text:style-name="T203"> </text:span><text:span text:style-name="T35">and</text:span><text:span text:style-name="T203"> </text:span><text:span text:style-name="T35">Laser</text:span><text:span text:style-name="T203"> </text:span><text:span text:style-name="T35">to</text:span><text:span text:style-name="T202"> </text:span><text:span text:style-name="T35">your</text:span><text:span text:style-name="T203"> </text:span><text:span text:style-name="T35">Robot</text:span></text:h>
          <text:list>
            <text:list-item>
              <text:p text:style-name="P76"><draw:line text:anchor-type="paragraph" draw:z-index="8" draw:name="Image1" draw:style-name="gr1" draw:text-style-name="P97" svg:x1="7.151cm" svg:y1="1.199cm" svg:x2="7.234cm" svg:y2="1.2cm"><text:p/></draw:line><draw:line text:anchor-type="paragraph" draw:z-index="9" draw:name="Image2" draw:style-name="gr1" draw:text-style-name="P97" svg:x1="11.044cm" svg:y1="3.111cm" svg:x2="11.127cm" svg:y2="3.112cm"><text:p/></draw:line><draw:line text:anchor-type="paragraph" draw:z-index="10" draw:name="Image3" draw:style-name="gr1" draw:text-style-name="P97" svg:x1="15.221cm" svg:y1="3.111cm" svg:x2="15.304cm" svg:y2="3.112cm"><text:p/></draw:line><draw:line text:anchor-type="paragraph" draw:z-index="11" draw:name="Image4" draw:style-name="gr1" draw:text-style-name="P97" svg:x1="6.137cm" svg:y1="4.067cm" svg:x2="6.22cm" svg:y2="4.068cm"><text:p/></draw:line><text:span text:style-name="T83">Getting</text:span><text:span text:style-name="T99"> </text:span><text:span text:style-name="T83">Started</text:span><text:span text:style-name="T99"> </text:span><text:span text:style-name="T83">:</text:span><text:span text:style-name="T106"> </text:span><text:span text:style-name="T51">As <text:s/>soon <text:s/>as <text:s/>your <text:s/>done <text:s/>with <text:s/>previous <text:s/>step, <text:s/>make <text:s/>sure <text:s/>to <text:s/>add export</text:span><text:span text:style-name="T96"> </text:span><text:span text:style-name="T51">the</text:span><text:span text:style-name="T111"> </text:span><text:span text:style-name="T51">folder</text:span><text:span text:style-name="T111"> </text:span><text:span text:style-name="T51">into</text:span><text:span text:style-name="T111"> </text:span><text:span text:style-name="T51">catkin</text:span><text:span text:style-name="T112"> </text:span><text:span text:style-name="T51">ws/src</text:span><text:span text:style-name="T115"> </text:span><text:span text:style-name="T51">in</text:span><text:span text:style-name="T111"> </text:span><text:span text:style-name="T51">your</text:span><text:span text:style-name="T111"> </text:span><text:span text:style-name="T51">Ubuntu</text:span><text:span text:style-name="T111"> </text:span><text:span text:style-name="T51">OS.</text:span><text:span text:style-name="T115"> </text:span><text:span text:style-name="T51">Explore</text:span><text:span text:style-name="T111"> </text:span><text:span text:style-name="T51">the</text:span><text:span text:style-name="T111"> </text:span><text:span text:style-name="T51">directories</text:span><text:span text:style-name="T111"> </text:span><text:span text:style-name="T51">in</text:span><text:span text:style-name="T111"> </text:span><text:span text:style-name="T51">the</text:span><text:span text:style-name="T115"> </text:span><text:span text:style-name="T51">package</text:span><text:span text:style-name="T111"> </text:span><text:span text:style-name="T51">to</text:span><text:span text:style-name="T105"> </text:span><text:span text:style-name="T51">get</text:span><text:span text:style-name="T82"> </text:span><text:span text:style-name="T51">an</text:span><text:span text:style-name="T101"> </text:span><text:span text:style-name="T51">idea</text:span><text:span text:style-name="T101"> </text:span><text:span text:style-name="T51">of</text:span><text:span text:style-name="T82"> </text:span><text:span text:style-name="T51">the</text:span><text:span text:style-name="T101"> </text:span><text:span text:style-name="T51">structure</text:span><text:span text:style-name="T101"> </text:span><text:span text:style-name="T51">of</text:span><text:span text:style-name="T101"> </text:span><text:span text:style-name="T51">the</text:span><text:span text:style-name="T82"> </text:span><text:span text:style-name="T51">package.</text:span><text:span text:style-name="T79"> </text:span><text:span text:style-name="T51">Also</text:span><text:span text:style-name="T101"> </text:span><text:span text:style-name="T51">make</text:span><text:span text:style-name="T101"> </text:span><text:span text:style-name="T51">sure</text:span><text:span text:style-name="T101"> </text:span><text:span text:style-name="T51">to</text:span><text:span text:style-name="T82"> </text:span><text:span text:style-name="T51">checkout</text:span><text:span text:style-name="T101"> </text:span><text:span text:style-name="T51">the</text:span><text:span text:style-name="T101"> </text:span><text:span text:style-name="T51">gazebo.launch</text:span><text:span text:style-name="T105"> </text:span><text:span text:style-name="T51">file</text:span><text:span text:style-name="T116"> </text:span><text:span text:style-name="T51">under</text:span><text:span text:style-name="T116"> </text:span><text:span text:style-name="T51">the</text:span><text:span text:style-name="T116"> </text:span><text:span text:style-name="T51">launch/</text:span><text:span text:style-name="T116"> </text:span><text:span text:style-name="T51">dir</text:span><text:span text:style-name="T116"> </text:span><text:span text:style-name="T51">and</text:span><text:span text:style-name="T116"> </text:span><text:span text:style-name="T51">try</text:span><text:span text:style-name="T116"> </text:span><text:span text:style-name="T51">to</text:span><text:span text:style-name="T116"> </text:span><text:span text:style-name="T51">understand</text:span><text:span text:style-name="T116"> </text:span><text:span text:style-name="T51">the</text:span><text:span text:style-name="T116"> </text:span><text:span text:style-name="T51">structure.</text:span><text:span text:style-name="T118"> </text:span><text:span text:style-name="T51">This</text:span><text:span text:style-name="T116"> </text:span><text:span text:style-name="T51">is</text:span><text:span text:style-name="T116"> </text:span><text:span text:style-name="T51">the</text:span><text:span text:style-name="T116"> </text:span><text:span text:style-name="T51">default</text:span><text:span text:style-name="T116"> </text:span><text:span text:style-name="T51">launch</text:span><text:span text:style-name="T105"> </text:span><text:span text:style-name="T51">file</text:span><text:span text:style-name="T96"> </text:span><text:span text:style-name="T51">that</text:span><text:span text:style-name="T96"> </text:span><text:span text:style-name="T51">is</text:span><text:span text:style-name="T96"> </text:span><text:span text:style-name="T51">created</text:span><text:span text:style-name="T96"> </text:span><text:span text:style-name="T51">by</text:span><text:span text:style-name="T96"> </text:span><text:span text:style-name="T51">URDF</text:span><text:span text:style-name="T96"> </text:span><text:span text:style-name="T51">exporter.</text:span><text:span text:style-name="T109"> </text:span><text:span text:style-name="T51">It <text:s/>calls in <text:s/>several <text:s/>nodes <text:s/>required <text:s/>to <text:s/>launch <text:s/>the</text:span><text:span text:style-name="T96"> </text:span><text:span text:style-name="T51">robot</text:span><text:span text:style-name="T96"> </text:span><text:span text:style-name="T51">into</text:span><text:span text:style-name="T96"> </text:span><text:span text:style-name="T51">your <text:s/>world. <text:s/>Navigate <text:s/>to</text:span><text:span text:style-name="T109"> </text:span><text:span text:style-name="T51">/catkin ws <text:s/>and <text:s/>just <text:s/>say <text:s/></text:span></text:p>
            </text:list-item>
          </text:list>
        </text:list-item>
      </text:list>
      <text:p text:style-name="P40"><text:span text:style-name="T85">catkin_make</text:span><text:span text:style-name="T51"> </text:span></text:p>
      <text:p text:style-name="P40"><text:span text:style-name="T51">This <text:s/>will <text:s/>build</text:span><text:span text:style-name="T105"> </text:span><text:span text:style-name="T51">all</text:span><text:span text:style-name="T96"> </text:span><text:span text:style-name="T51">your</text:span><text:span text:style-name="T96"> </text:span><text:span text:style-name="T51">packages</text:span><text:span text:style-name="T96"> </text:span><text:span text:style-name="T51">inside</text:span><text:span text:style-name="T96"> </text:span><text:span text:style-name="T51">the</text:span><text:span text:style-name="T96"> </text:span><text:span text:style-name="T51">src</text:span><text:span text:style-name="T96"> </text:span><text:span text:style-name="T51">directory.</text:span><text:span text:style-name="T96"> </text:span><text:span text:style-name="T51">After</text:span><text:span text:style-name="T96"> </text:span><text:span text:style-name="T51">a</text:span><text:span text:style-name="T96"> </text:span><text:span text:style-name="T51">successful</text:span><text:span text:style-name="T96"> </text:span><text:span text:style-name="T51">build, make <text:s/>sure <text:s/>to <text:s/>run <text:s/></text:span></text:p>
      <text:p text:style-name="P40"><text:span text:style-name="T85">source</text:span><text:span text:style-name="T107"> </text:span><text:span text:style-name="T108">~</text:span><text:span text:style-name="T85">/catkin_ws/devel/setup.bash</text:span></text:p>
      <text:list xml:id="list61537905549886" text:continue-numbering="true" text:style-name="WWNum1">
        <text:list-item>
          <text:list>
            <text:list-item>
              <text:p text:style-name="P85"><text:span text:style-name="T84">Understanding the Lidar file: </text:span><text:span text:style-name="T59">URDF files are written in the XML format and have</text:span><text:span text:style-name="T97"> </text:span><text:span text:style-name="T59">specification</text:span><text:span text:style-name="T119"> </text:span><text:span text:style-name="T59">such</text:span><text:span text:style-name="T121"> </text:span><text:span text:style-name="T59">as</text:span><text:span text:style-name="T121"> </text:span><text:span text:style-name="T123">&lt;</text:span><text:span text:style-name="T128"> </text:span><text:span text:style-name="T124">robot</text:span><text:span text:style-name="T64"> </text:span><text:span text:style-name="T124">&gt;</text:span><text:span text:style-name="T59">,</text:span><text:span text:style-name="T70"> </text:span><text:span text:style-name="T123">&lt;</text:span><text:span text:style-name="T128"> </text:span><text:span text:style-name="T124">link</text:span><text:span text:style-name="T130"> </text:span><text:span text:style-name="T124">&gt;</text:span><text:span text:style-name="T59">,</text:span><text:span text:style-name="T70"> </text:span><text:span text:style-name="T123">&lt;</text:span><text:span text:style-name="T113"> </text:span><text:span text:style-name="T124">joint</text:span><text:span text:style-name="T71"> </text:span><text:span text:style-name="T124">&gt;</text:span><text:span text:style-name="T59">,</text:span><text:span text:style-name="T70"> </text:span><text:span text:style-name="T123">&lt;</text:span><text:span text:style-name="T113"> </text:span><text:span text:style-name="T124">transmission</text:span><text:span text:style-name="T64"> </text:span><text:span text:style-name="T123">&gt;</text:span><text:span text:style-name="T104"> </text:span><text:span text:style-name="T59">etc.</text:span><text:span text:style-name="T67"> </text:span><text:span text:style-name="T59">To</text:span><text:span text:style-name="T121"> </text:span><text:span text:style-name="T59">give</text:span><text:span text:style-name="T131"> </text:span><text:span text:style-name="T59">an</text:span><text:span text:style-name="T132"> </text:span><text:span text:style-name="T59">idea,</text:span><text:span text:style-name="T134"> </text:span><text:span text:style-name="T59">a</text:span><text:span text:style-name="T136"> </text:span><text:span text:style-name="T123">&lt;</text:span><text:span text:style-name="T140"> </text:span><text:span text:style-name="T124">robot</text:span><text:span text:style-name="T142"> </text:span><text:span text:style-name="T123">&gt;</text:span><text:span text:style-name="T144"> </text:span><text:span text:style-name="T59">would</text:span><text:span text:style-name="T136"> </text:span><text:span text:style-name="T59">consist</text:span><text:span text:style-name="T132"> </text:span><text:span text:style-name="T59">of</text:span><text:span text:style-name="T134"> </text:span><text:span text:style-name="T123">&lt;</text:span><text:span text:style-name="T140"> </text:span><text:span text:style-name="T124">link</text:span><text:span text:style-name="T139"> </text:span><text:span text:style-name="T123">&gt;</text:span><text:span text:style-name="T144"> </text:span><text:span text:style-name="T123">&lt;</text:span><text:span text:style-name="T140"> </text:span><text:span text:style-name="T124">joint</text:span><text:span text:style-name="T142"> </text:span><text:span text:style-name="T123">&gt;</text:span><text:span text:style-name="T144"> </text:span><text:span text:style-name="T123">&lt;</text:span><text:span text:style-name="T140"> </text:span><text:span text:style-name="T124">transmission</text:span><text:span text:style-name="T142"> </text:span><text:span text:style-name="T123">&gt;</text:span><text:span text:style-name="T144"> </text:span><text:span text:style-name="T59">etc</text:span><text:span text:style-name="T136"> </text:span><text:span text:style-name="T59">and</text:span><text:span text:style-name="T136"> </text:span><text:span text:style-name="T59">each</text:span></text:p>
            </text:list-item>
          </text:list>
        </text:list-item>
      </text:list>
      <text:p text:style-name="P18"><draw:line text:anchor-type="paragraph" draw:z-index="12" draw:name="Image5" draw:style-name="gr1" draw:text-style-name="P97" svg:x1="18.108cm" svg:y1="1.797cm" svg:x2="18.203cm" svg:y2="1.798cm"><text:p/></draw:line><text:soft-page-break/><text:span text:style-name="T296">&lt; </text:span><text:span text:style-name="T297">link </text:span><text:span text:style-name="T296">&gt; </text:span><text:span text:style-name="T298">would contain few other properties such as </text:span><text:span text:style-name="T296">&lt; </text:span><text:span text:style-name="T297">visual </text:span><text:span text:style-name="T296">&gt; &lt; </text:span><text:span text:style-name="T297">geometry </text:span><text:span text:style-name="T296">&gt; &lt; </text:span><text:span text:style-name="T297">collision </text:span><text:span text:style-name="T296">&gt;</text:span><text:span text:style-name="T238"> </text:span><text:span text:style-name="T299">and so on. You can refer to entire set of </text:span><text:span text:style-name="T298">specs </text:span><text:a xlink:type="simple" xlink:href="http://wiki.ros.org/urdf/XML" text:style-name="ListLabel_20_28" text:visited-style-name="ListLabel_20_28"><text:span text:style-name="T25">here</text:span></text:a><text:span text:style-name="T298">. sw2urdf tool that you used, would do</text:span><text:span text:style-name="T239"> </text:span><text:span text:style-name="T298">most of the work in filling this up for you, but for our project we need to modify the urdf</text:span><text:span text:style-name="T239"> </text:span><text:span text:style-name="T298">slightly</text:span><text:span text:style-name="T301"> </text:span><text:span text:style-name="T298">to</text:span><text:span text:style-name="T302"> </text:span><text:span text:style-name="T298">get</text:span><text:span text:style-name="T301"> </text:span><text:span text:style-name="T298">it</text:span><text:span text:style-name="T302"> </text:span><text:span text:style-name="T298">to</text:span><text:span text:style-name="T301"> </text:span><text:span text:style-name="T298">work.</text:span><text:span text:style-name="T303"> </text:span><text:span text:style-name="T298">Navigate</text:span><text:span text:style-name="T302"> </text:span><text:span text:style-name="T298">to</text:span><text:span text:style-name="T302"> </text:span><text:span text:style-name="T304">URDF</text:span><text:span text:style-name="T300"> </text:span><text:span text:style-name="T298">folder</text:span><text:span text:style-name="T301"> </text:span><text:span text:style-name="T298">on</text:span><text:span text:style-name="T301"> </text:span><text:span text:style-name="T298">your</text:span><text:span text:style-name="T301"> </text:span><text:span text:style-name="T298">terminal</text:span><text:span text:style-name="T305"> </text:span><text:span text:style-name="T298">and</text:span><text:span text:style-name="T301"> </text:span><text:span text:style-name="T306">run</text:span><text:span text:style-name="T307"> the command below:</text:span></text:p>
      <text:p text:style-name="P19"/>
      <text:p text:style-name="P20"><text:span text:style-name="T214">check_urdf &lt;</text:span><text:span text:style-name="T215">name_of_your_urdf_file</text:span><text:span text:style-name="T214">.urdf&gt;</text:span></text:p>
      <text:p text:style-name="P21"/>
      <text:p text:style-name="P22">If your system doesn’t have check_urdf command, then it will throw an error and also display the command to install it. Follow it and try running the above command again.</text:p>
      <text:p text:style-name="P21"/>
      <text:p text:style-name="P20"><text:span text:style-name="T189">This</text:span><text:span text:style-name="T221"> </text:span><text:span text:style-name="T189">will</text:span><text:span text:style-name="T222"> </text:span><text:span text:style-name="T189">create</text:span><text:span text:style-name="T221"> </text:span><text:span text:style-name="T189">a</text:span><text:span text:style-name="T222"> </text:span><text:span text:style-name="T189">tree</text:span><text:span text:style-name="T222"> </text:span><text:span text:style-name="T189">like</text:span><text:span text:style-name="T221"> </text:span><text:span text:style-name="T189">structure</text:span><text:span text:style-name="T222"> </text:span><text:span text:style-name="T189">showing</text:span><text:span text:style-name="T221"> </text:span><text:span text:style-name="T189">the</text:span><text:span text:style-name="T222"> </text:span><text:span text:style-name="T189">parent</text:span><text:span text:style-name="T221"> </text:span><text:span text:style-name="T189">child</text:span><text:span text:style-name="T222"> </text:span><text:span text:style-name="T189">relationship</text:span><text:span text:style-name="T223"> </text:span><text:span text:style-name="T189">that</text:span><text:span text:style-name="T224"> </text:span><text:span text:style-name="T189">exists</text:span><text:span text:style-name="T225"> </text:span><text:span text:style-name="T189">in</text:span><text:span text:style-name="T224"> </text:span><text:span text:style-name="T189">your</text:span><text:span text:style-name="T224"> </text:span><text:span text:style-name="T189">robot.</text:span></text:p>
      <text:list xml:id="list61538074729785" text:continue-numbering="true" text:style-name="WWNum1">
        <text:list-item>
          <text:list>
            <text:list-item>
              <text:p text:style-name="P74"><draw:line text:anchor-type="paragraph" draw:z-index="13" draw:name="Image6" draw:style-name="gr1" draw:text-style-name="P97" svg:x1="13.748cm" svg:y1="2.113cm" svg:x2="13.831cm" svg:y2="2.114cm"><text:p/></draw:line><text:span text:style-name="T87">Modify </text:span><text:span text:style-name="T88">URDF </text:span><text:span text:style-name="T87">for extra links and joints:</text:span><text:span text:style-name="T100"> </text:span><text:span text:style-name="T55">When the </text:span><text:span text:style-name="T60">URDF </text:span><text:span text:style-name="T55">is created, the root link is</text:span><text:span text:style-name="T98"> </text:span><text:span text:style-name="T55">usually</text:span><text:span text:style-name="T147"> </text:span><text:span text:style-name="T55">the</text:span><text:span text:style-name="T149"> </text:span><text:span text:style-name="T55">chassis</text:span><text:span text:style-name="T149"> </text:span><text:span text:style-name="T55">of</text:span><text:span text:style-name="T145"> </text:span><text:span text:style-name="T55">the</text:span><text:span text:style-name="T145"> </text:span><text:span text:style-name="T55">robot.</text:span><text:span text:style-name="T151"> </text:span><text:span text:style-name="T55">To</text:span><text:span text:style-name="T145"> </text:span><text:span text:style-name="T55">run</text:span><text:span text:style-name="T149"> </text:span><text:span text:style-name="T55">our</text:span><text:span text:style-name="T145"> </text:span><text:span text:style-name="T55">model</text:span><text:span text:style-name="T145"> </text:span><text:span text:style-name="T55">on</text:span><text:span text:style-name="T145"> </text:span><text:span text:style-name="T55">gazebo,</text:span><text:span text:style-name="T149"> </text:span><text:span text:style-name="T55">we</text:span><text:span text:style-name="T149"> </text:span><text:span text:style-name="T55">need</text:span><text:span text:style-name="T145"> </text:span><text:span text:style-name="T55">to</text:span><text:span text:style-name="T145"> </text:span><text:span text:style-name="T87">create</text:span><text:span text:style-name="T153"> </text:span><text:span text:style-name="T87">a</text:span><text:span text:style-name="T153"> </text:span><text:span text:style-name="T87">dummy</text:span><text:span text:style-name="T154"> </text:span><text:span text:style-name="T87">link </text:span><text:span text:style-name="T55">with no properties specified at all except the name of the </text:span><text:span text:style-name="T125">&lt; </text:span><text:span text:style-name="T126">link &gt;</text:span><text:span text:style-name="T55">.</text:span><text:span text:style-name="T98"> </text:span><text:span text:style-name="T55">We also need to</text:span><text:span text:style-name="T98"> </text:span><text:span text:style-name="T87">create <text:s/>a <text:s/>dummy <text:s/>joint </text:span><text:span text:style-name="T55">with its </text:span><text:span text:style-name="T125">&lt; </text:span><text:span text:style-name="T126">parent </text:span><text:span text:style-name="T125">&gt; </text:span><text:span text:style-name="T55">as the dummy <text:s/>link and </text:span><text:span text:style-name="T125">&lt; </text:span><text:span text:style-name="T126">child </text:span><text:span text:style-name="T125">&gt; </text:span><text:span text:style-name="T55">as the base</text:span><text:span text:style-name="T98"> </text:span><text:span text:style-name="T51">of robot frame. You can place these two block any where in file but between the robot spec</text:span><text:span text:style-name="T96"> </text:span><text:span text:style-name="T55">tags</text:span><text:span text:style-name="T155"> </text:span><text:span text:style-name="T55">and</text:span><text:span text:style-name="T155"> </text:span><text:span text:style-name="T55">in</text:span><text:span text:style-name="T155"> </text:span><text:span text:style-name="T55">the</text:span><text:span text:style-name="T155"> </text:span><text:span text:style-name="T55">same</text:span><text:span text:style-name="T155"> </text:span><text:span text:style-name="T55">level </text:span><text:span text:style-name="T57">(indentation)</text:span><text:span text:style-name="T155"> </text:span><text:span text:style-name="T55">as</text:span><text:span text:style-name="T155"> </text:span><text:span text:style-name="T55">other</text:span><text:span text:style-name="T151"> </text:span><text:span text:style-name="T55">links</text:span><text:span text:style-name="T155"> </text:span><text:span text:style-name="T55">and</text:span><text:span text:style-name="T151"> </text:span><text:span text:style-name="T55">joints.</text:span></text:p>
            </text:list-item>
            <text:list-item>
              <text:p text:style-name="P94">Launch your model on an empty gazebo world: </text:p>
            </text:list-item>
          </text:list>
        </text:list-item>
      </text:list>
      <text:p text:style-name="P41">roslaunch &lt;nameofyourpackage&gt; gazebo.launch</text:p>
      <text:p text:style-name="P42"><text:span text:style-name="T51">This command will let you launch your model in the gazebo world. You <text:s/>should <text:s/>be <text:s/>able <text:s/>to <text:s/>see</text:span><text:span text:style-name="T83"> <text:s/>the <text:s/>gazebo.launch</text:span><text:span text:style-name="T99"> </text:span><text:span text:style-name="T83">file</text:span><text:span text:style-name="T99"> </text:span><text:span text:style-name="T156">in</text:span><text:span text:style-name="T99"> </text:span><text:span text:style-name="T83">your</text:span><text:span text:style-name="T99"> </text:span><text:span text:style-name="T83">package </text:span><text:span text:style-name="T90">which is a default package made while creating urdf.</text:span><text:span text:style-name="T96"> </text:span><text:span text:style-name="T51">You</text:span><text:span text:style-name="T96"> </text:span><text:span text:style-name="T51">will</text:span><text:span text:style-name="T96"> </text:span><text:span text:style-name="T51">see</text:span><text:span text:style-name="T96"> </text:span><text:span text:style-name="T51">that</text:span><text:span text:style-name="T96"> </text:span><text:span text:style-name="T51">your</text:span><text:span text:style-name="T96"> </text:span><text:span text:style-name="T51">robot <text:s/>appears <text:s/>in <text:s/>an <text:s/>empty <text:s/>world <text:s/>in <text:s/>a</text:span><text:span text:style-name="T96"> </text:span><text:span text:style-name="T51">gazebo</text:span><text:span text:style-name="T82"> </text:span><text:span text:style-name="T51">simulation!.</text:span></text:p>
      <text:list xml:id="list61536729013356" text:continue-numbering="true" text:style-name="WWNum1">
        <text:list-item>
          <text:list>
            <text:list-item>
              <text:p text:style-name="P80"><text:span text:style-name="T245">Modify </text:span><text:span text:style-name="T243">URDF </text:span><text:span text:style-name="T245">for adding transmission:</text:span><text:span text:style-name="T257"> </text:span><text:span text:style-name="T250">Refer </text:span><text:a xlink:type="simple" xlink:href="http://wiki.ros.org/urdf/XML/Transmission" text:style-name="ListLabel_20_30" text:visited-style-name="ListLabel_20_30"><text:span text:style-name="T7">this</text:span></text:a><text:a xlink:type="simple" xlink:href="http://wiki.ros.org/urdf/XML/Transmission" text:style-name="ListLabel_20_30" text:visited-style-name="ListLabel_20_30"><text:span text:style-name="T9"> </text:span></text:a><text:span text:style-name="T250">link for a sample transmission block.</text:span><text:span text:style-name="T253"> </text:span><text:span text:style-name="T247">This is present to define how the joint is to be interfaced, either through velocity command or</text:span><text:span text:style-name="T261"> </text:span><text:span text:style-name="T247">position command. For steering it is preferred to use Effort Controllers and for longitudinal</text:span><text:span text:style-name="T251"> </text:span><text:span text:style-name="T250">command, it is preferred to use Velocity based interface.</text:span><text:span text:style-name="T253"> </text:span><text:span text:style-name="T245">Add as many transmissions</text:span><text:span text:style-name="T257"> </text:span><text:span text:style-name="T245">blocks</text:span><text:span text:style-name="T265"> </text:span><text:span text:style-name="T245">as</text:span><text:span text:style-name="T266"> </text:span><text:span text:style-name="T245">joints</text:span><text:span text:style-name="T250">. Add the transmission block on the urdf file anywhere you want to, don’t forget to put the indentation correctly. Run the command given below to have controllers package on your Ubuntu system.</text:span></text:p>
              <text:p text:style-name="P81"><text:span text:style-name="T58">For ROS Melodic: </text:span><text:span text:style-name="T86">sudo apt-get install ros-melodic-ros-control ros-melodic-ros-controllers</text:span></text:p>
            </text:list-item>
          </text:list>
        </text:list-item>
      </text:list>
      <text:p text:style-name="P48"><text:span text:style-name="T86"><text:tab/></text:span><text:span text:style-name="T92">For ROS Noetic: </text:span><text:span text:style-name="T86">sudo apt-get install ros-noetic-ros-control ros-noetic-ros-controllers</text:span></text:p>
      <text:list xml:id="list61537541022537" text:continue-numbering="true" text:style-name="WWNum1">
        <text:list-item>
          <text:list>
            <text:list-item>
              <text:p text:style-name="P72"><text:span text:style-name="T245">Adding</text:span><text:span text:style-name="T267"> </text:span><text:span text:style-name="T245">lidar</text:span><text:span text:style-name="T268"> </text:span><text:span text:style-name="T245">files:</text:span><text:span text:style-name="T269"> </text:span><text:span text:style-name="T250">Download</text:span><text:span text:style-name="T270"> </text:span><text:span text:style-name="T250">the</text:span><text:span text:style-name="T271"> </text:span><text:span text:style-name="T250">Lidar’s</text:span><text:span text:style-name="T270"> </text:span><text:span text:style-name="T250">URDF</text:span><text:span text:style-name="T271"> </text:span><text:span text:style-name="T250">and</text:span><text:span text:style-name="T270"> </text:span><text:span text:style-name="T250">DAE</text:span><text:span text:style-name="T271"> </text:span><text:span text:style-name="T250">file</text:span><text:span text:style-name="T271"> </text:span><text:span text:style-name="T250">from</text:span><text:span text:style-name="T271"> </text:span><text:span text:style-name="T250">this</text:span><text:span text:style-name="T271"> </text:span><text:a xlink:type="simple" xlink:href="https://drive.google.com/drive/folders/1n1swxOrQ3Z7cV829zAb3TXDKJs2BQKC9?usp=sharing" text:style-name="ListLabel_20_30" text:visited-style-name="ListLabel_20_30"><text:span text:style-name="T12">link</text:span></text:a><text:span text:style-name="T14"> </text:span><text:span text:style-name="T250">and</text:span><text:span text:style-name="T272"> </text:span><text:span text:style-name="T245">place</text:span><text:span text:style-name="T273"> </text:span><text:span text:style-name="T245">them in </text:span><text:span text:style-name="T243">URDF </text:span><text:span text:style-name="T245">and Meshes folder </text:span><text:span text:style-name="T250">respectively. For this project, we are using the ydlidar</text:span><text:span text:style-name="T253"> </text:span><text:span text:style-name="T250">which is a 2D lidar and has a FOV of 180</text:span><text:span text:style-name="T26">0</text:span><text:span text:style-name="T27">. All the characteristics of the lidar can be found</text:span><text:span text:style-name="T28"> </text:span><text:span text:style-name="T27">in</text:span><text:span text:style-name="T29"> </text:span><text:span text:style-name="T27">this</text:span><text:span text:style-name="T30"> </text:span><text:a xlink:type="simple" xlink:href="https://drive.google.com/file/d/1_QYHHh0nnWjgsVY19E-UejdTJZq0Xygr/view?usp=sharing" text:style-name="Internet_20_link" text:visited-style-name="Visited_20_Internet_20_Link"><text:span text:style-name="T31">file</text:span></text:a><text:span text:style-name="T33">.</text:span><text:span text:style-name="T27"> Some of the data related to lidar’s physical </text:span><text:span text:style-name="T32">properties like origin etc, </text:span><text:span text:style-name="T27">need to be mentioned in the xacro file. Check the xacro file data to fill lidar data on it.</text:span></text:p>
            </text:list-item>
            <text:list-item>
              <text:p text:style-name="P72"><text:span text:style-name="T242">Integrating</text:span><text:span text:style-name="T255"> </text:span><text:span text:style-name="T242">the</text:span><text:span text:style-name="T255"> </text:span><text:span text:style-name="T242">sensor <text:s/></text:span><text:span text:style-name="T247">Download <text:s/>the <text:s/>.xacro <text:s/>from <text:s/></text:span><text:a xlink:type="simple" xlink:href="https://drive.google.com/file/d/1u_IQwWdKuuB8SWWZ-Yl9bWtQSfHsFode/view?usp=sharing" text:style-name="ListLabel_20_32" text:visited-style-name="ListLabel_20_32"><text:span text:style-name="T34">here</text:span></text:a><text:span text:style-name="T247">.</text:span><text:span text:style-name="T274"> </text:span><text:span text:style-name="T247">Xacro <text:s/>files <text:s/>are <text:s/>XML <text:s/></text:span><text:soft-page-break/><text:span text:style-name="T247">macros</text:span><text:span text:style-name="T251"> </text:span><text:span text:style-name="T247">which helps in easier management of URDF files by making use of Macro like structure in</text:span><text:span text:style-name="T251"> </text:span><text:span text:style-name="T247">programming.</text:span><text:span text:style-name="T275"> </text:span><text:span text:style-name="T247">With</text:span><text:span text:style-name="T276"> </text:span><text:span text:style-name="T247">the</text:span><text:span text:style-name="T276"> </text:span><text:span text:style-name="T247">use</text:span><text:span text:style-name="T276"> </text:span><text:span text:style-name="T247">of</text:span><text:span text:style-name="T276"> </text:span><text:span text:style-name="T247">parameters</text:span><text:span text:style-name="T276"> </text:span><text:span text:style-name="T247">and</text:span><text:span text:style-name="T276"> </text:span><text:span text:style-name="T247">generic</text:span><text:span text:style-name="T276"> </text:span><text:span text:style-name="T247">xacro</text:span><text:span text:style-name="T276"> </text:span><text:span text:style-name="T247">blocks,</text:span><text:span text:style-name="T277"> </text:span><text:span text:style-name="T247">one</text:span><text:span text:style-name="T276"> </text:span><text:span text:style-name="T247">could</text:span><text:span text:style-name="T276"> </text:span><text:span text:style-name="T247">avoid</text:span><text:span text:style-name="T276"> </text:span><text:span text:style-name="T247">100’s</text:span><text:span text:style-name="T261"> </text:span><text:span text:style-name="T247">of</text:span><text:span text:style-name="T277"> </text:span><text:span text:style-name="T247">lines</text:span><text:span text:style-name="T277"> </text:span><text:span text:style-name="T247">of</text:span><text:span text:style-name="T278"> </text:span><text:span text:style-name="T247">repeated</text:span><text:span text:style-name="T277"> </text:span><text:span text:style-name="T247">URDF</text:span><text:span text:style-name="T278"> </text:span><text:span text:style-name="T247">code</text:span><text:span text:style-name="T277"> </text:span><text:span text:style-name="T247">and</text:span><text:span text:style-name="T277"> </text:span><text:span text:style-name="T247">replace</text:span><text:span text:style-name="T278"> </text:span><text:span text:style-name="T247">it</text:span><text:span text:style-name="T277"> </text:span><text:span text:style-name="T247">with</text:span><text:span text:style-name="T278"> </text:span><text:span text:style-name="T247">just</text:span><text:span text:style-name="T277"> </text:span><text:span text:style-name="T247">few</text:span><text:span text:style-name="T277"> </text:span><text:span text:style-name="T247">lines</text:span><text:span text:style-name="T278"> </text:span><text:span text:style-name="T247">of</text:span><text:span text:style-name="T277"> </text:span><text:span text:style-name="T247">macro</text:span><text:span text:style-name="T278"> </text:span><text:span text:style-name="T247">code.</text:span><text:span text:style-name="T275"> </text:span><text:span text:style-name="T247">Here</text:span><text:span text:style-name="T277"> </text:span><text:span text:style-name="T247">is</text:span><text:span text:style-name="T277"> </text:span><text:span text:style-name="T247">a</text:span><text:span text:style-name="T261"> </text:span><text:a xlink:type="simple" xlink:href="http://wiki.ros.org/xacro" text:style-name="ListLabel_20_26" text:visited-style-name="ListLabel_20_26"><text:span text:style-name="T13">link</text:span></text:a><text:a xlink:type="simple" xlink:href="http://wiki.ros.org/xacro" text:style-name="ListLabel_20_26" text:visited-style-name="ListLabel_20_26"><text:span text:style-name="T8"> </text:span></text:a><text:span text:style-name="T247">all about xacros and </text:span><text:a xlink:type="simple" xlink:href="http://wiki.ros.org/urdf/Tutorials/Using%20Xacro%20to%20Clean%20Up%20a%20URDF%20File" text:style-name="ListLabel_20_26" text:visited-style-name="ListLabel_20_26"><text:span text:style-name="T13">here</text:span></text:a><text:a xlink:type="simple" xlink:href="http://wiki.ros.org/urdf/Tutorials/Using%20Xacro%20to%20Clean%20Up%20a%20URDF%20File" text:style-name="ListLabel_20_26" text:visited-style-name="ListLabel_20_26"><text:span text:style-name="T8"> </text:span></text:a><text:span text:style-name="T247">to understand xacros better. In our project, we however don’t</text:span><text:span text:style-name="T251"> </text:span><text:span text:style-name="T247">extensively</text:span><text:span text:style-name="T279"> </text:span><text:span text:style-name="T247">use</text:span><text:span text:style-name="T279"> </text:span><text:span text:style-name="T247">xacro’s</text:span><text:span text:style-name="T279"> </text:span><text:span text:style-name="T247">features.</text:span><text:span text:style-name="T280"> </text:span><text:span text:style-name="T247">We</text:span><text:span text:style-name="T279"> </text:span><text:span text:style-name="T247">just</text:span><text:span text:style-name="T279"> </text:span><text:span text:style-name="T247">use</text:span><text:span text:style-name="T281"> </text:span><text:span text:style-name="T247">it</text:span><text:span text:style-name="T279"> </text:span><text:span text:style-name="T247">to</text:span><text:span text:style-name="T279"> </text:span><text:span text:style-name="T247">integrate</text:span><text:span text:style-name="T279"> </text:span><text:span text:style-name="T247">the</text:span><text:span text:style-name="T281"> </text:span><text:span text:style-name="T247">sensor</text:span><text:span text:style-name="T279"> </text:span><text:span text:style-name="T247">with</text:span><text:span text:style-name="T279"> </text:span><text:span text:style-name="T247">the</text:span><text:span text:style-name="T279"> </text:span><text:span text:style-name="T247">lidar.</text:span></text:p>
            </text:list-item>
          </text:list>
        </text:list-item>
      </text:list>
      <text:p text:style-name="P55"><draw:line text:anchor-type="paragraph" draw:z-index="14" draw:name="Image7" draw:style-name="gr1" draw:text-style-name="P97" svg:x1="14.168cm" svg:y1="0.363cm" svg:x2="14.251cm" svg:y2="0.364cm"><text:p/></draw:line><draw:line text:anchor-type="paragraph" draw:z-index="15" draw:name="Image8" draw:style-name="gr1" draw:text-style-name="P97" svg:x1="14.63cm" svg:y1="0.363cm" svg:x2="14.713cm" svg:y2="0.364cm"><text:p/></draw:line><draw:line text:anchor-type="paragraph" draw:z-index="16" draw:name="Image9" draw:style-name="gr1" draw:text-style-name="P97" svg:x1="15.729cm" svg:y1="0.363cm" svg:x2="15.812cm" svg:y2="0.364cm"><text:p/></draw:line><draw:line text:anchor-type="paragraph" draw:z-index="17" draw:name="Image10" draw:style-name="gr1" draw:text-style-name="P97" svg:x1="14.115cm" svg:y1="0.841cm" svg:x2="14.198cm" svg:y2="0.842cm"><text:p/></draw:line><draw:line text:anchor-type="paragraph" draw:z-index="18" draw:name="Image11" draw:style-name="gr1" draw:text-style-name="P97" svg:x1="15.863cm" svg:y1="0.841cm" svg:x2="15.946cm" svg:y2="0.842cm"><text:p/></draw:line><draw:line text:anchor-type="paragraph" draw:z-index="19" draw:name="Image12" draw:style-name="gr1" draw:text-style-name="P97" svg:x1="17.133cm" svg:y1="0.841cm" svg:x2="17.216cm" svg:y2="0.842cm"><text:p/></draw:line><text:span text:style-name="T51">After you’ve downloaded the .xacro file, </text:span><text:span text:style-name="T83">fill</text:span><text:span text:style-name="T99"> </text:span><text:span text:style-name="T83">in</text:span><text:span text:style-name="T99"> </text:span><text:span text:style-name="T83">the</text:span><text:span text:style-name="T99"> </text:span><text:span text:style-name="T83">code</text:span><text:span text:style-name="T99"> </text:span><text:span text:style-name="T83">blocks</text:span><text:span text:style-name="T99"> </text:span><text:span text:style-name="T83">after <text:s/>the <text:s/>comments</text:span><text:span text:style-name="T51">. <text:s/>To</text:span><text:span text:style-name="T96"> </text:span><text:span text:style-name="T51">check</text:span><text:span text:style-name="T168"> </text:span><text:span text:style-name="T51">for</text:span><text:span text:style-name="T167"> </text:span><text:span text:style-name="T51">correctness</text:span><text:span text:style-name="T167"> </text:span><text:span text:style-name="T51">of</text:span><text:span text:style-name="T167"> </text:span><text:span text:style-name="T51">your</text:span><text:span text:style-name="T167"> </text:span><text:span text:style-name="T51">.xacro</text:span><text:span text:style-name="T167"> </text:span><text:span text:style-name="T51">file,</text:span><text:span text:style-name="T167"> </text:span><text:span text:style-name="T51">we</text:span><text:span text:style-name="T167"> </text:span><text:span text:style-name="T51">create</text:span><text:span text:style-name="T167"> </text:span><text:span text:style-name="T51">single</text:span><text:span text:style-name="T167"> </text:span><text:span text:style-name="T51">urdf</text:span><text:span text:style-name="T167"> </text:span><text:span text:style-name="T51">file</text:span><text:span text:style-name="T167"> </text:span><text:span text:style-name="T51">of</text:span><text:span text:style-name="T167"> </text:span><text:span text:style-name="T51">the</text:span><text:span text:style-name="T167"> </text:span><text:span text:style-name="T51">robot+lidar</text:span><text:span text:style-name="T168"> </text:span><text:span text:style-name="T51">from</text:span><text:span text:style-name="T167"> </text:span><text:span text:style-name="T51">the </text:span><text:span text:style-name="T208">.xacro file. Run the command below to integrate all the sensors together (here we have just one sensor as lidar). <text:s/>Navigate</text:span><text:span text:style-name="T211"> </text:span><text:span text:style-name="T208">to</text:span><text:span text:style-name="T211"> </text:span><text:span text:style-name="T48">URDF</text:span><text:span text:style-name="T209"> </text:span><text:span text:style-name="T208">folder</text:span><text:span text:style-name="T210"> </text:span><text:span text:style-name="T208">on</text:span><text:span text:style-name="T210"> </text:span><text:span text:style-name="T208">your</text:span><text:span text:style-name="T210"> </text:span><text:span text:style-name="T208">terminal</text:span><text:span text:style-name="T212"> </text:span><text:span text:style-name="T208">and</text:span><text:span text:style-name="T210"> </text:span><text:span text:style-name="T213">run</text:span><text:span text:style-name="T219"> the command below:</text:span></text:p>
      <text:p text:style-name="P56"/>
      <text:p text:style-name="P57"><text:span text:style-name="T217">rosrun xacro xacro -o </text:span><text:span text:style-name="T204">&lt;</text:span><text:span text:style-name="T205">name_of_</text:span><text:span text:style-name="T206">output_</text:span><text:span text:style-name="T207">file_you_want</text:span><text:span text:style-name="T206">.urdf</text:span><text:span text:style-name="T204">&gt; &lt;</text:span><text:span text:style-name="T205">xacro_file.xacro</text:span><text:span text:style-name="T206">&gt;</text:span><text:span text:style-name="T208"> </text:span></text:p>
      <text:p text:style-name="P56"/>
      <text:p text:style-name="P54"><text:span text:style-name="T208">This would</text:span><text:span text:style-name="T193"> </text:span><text:span text:style-name="T208">create a .urdf file in the same folder as you are.</text:span><text:span text:style-name="T193"> </text:span><text:span text:style-name="T208">Run $check_urdf command (</text:span><text:span text:style-name="T214">check_urdf &lt;</text:span><text:span text:style-name="T216">output_file_produced_by_xacro</text:span><text:span text:style-name="T214">.urdf&gt;) </text:span><text:span text:style-name="T208">to check your output file.urdf to</text:span><text:span text:style-name="T193"> </text:span><text:span text:style-name="T189">check if parsing is successful. If successful, you should see a tree form of structure of the urdf</text:span><text:span text:style-name="T191"> </text:span><text:span text:style-name="T189">being printed in the terminal screen. <text:s/>You should now see the our base link of laser attached</text:span><text:span text:style-name="T191"> </text:span><text:span text:style-name="T189">to the body of your base link of robot. The above check is essential for error free running of</text:span><text:span text:style-name="T191"> </text:span><text:span text:style-name="T208">our</text:span><text:span text:style-name="T226"> </text:span><text:span text:style-name="T208">robot.</text:span></text:p>
      <text:list xml:id="list61536784191755" text:continue-numbering="true" text:style-name="WWNum1">
        <text:list-item>
          <text:list>
            <text:list-item>
              <text:p text:style-name="P77"><draw:line text:anchor-type="paragraph" draw:z-index="20" draw:name="Image13" draw:style-name="gr2" draw:text-style-name="P97" svg:x1="15.482cm" svg:y1="1.631cm" svg:x2="15.565cm" svg:y2="1.632cm"><text:p/></draw:line><draw:line text:anchor-type="paragraph" draw:z-index="21" draw:name="Image14" draw:style-name="gr1" draw:text-style-name="P97" svg:x1="5.479cm" svg:y1="2.109cm" svg:x2="5.562cm" svg:y2="2.11cm"><text:p/></draw:line><draw:line text:anchor-type="paragraph" draw:z-index="22" draw:name="Image15" draw:style-name="gr1" draw:text-style-name="P97" svg:x1="6.532cm" svg:y1="2.109cm" svg:x2="6.615cm" svg:y2="2.11cm"><text:p/></draw:line><draw:line text:anchor-type="paragraph" draw:z-index="23" draw:name="Image16" draw:style-name="gr1" draw:text-style-name="P97" svg:x1="6.373cm" svg:y1="2.587cm" svg:x2="6.456cm" svg:y2="2.588cm"><text:p/></draw:line><draw:line text:anchor-type="paragraph" draw:z-index="24" draw:name="Image17" draw:style-name="gr1" draw:text-style-name="P97" svg:x1="6.705cm" svg:y1="2.587cm" svg:x2="6.788cm" svg:y2="2.588cm"><text:p/></draw:line><text:span text:style-name="T242">Updating</text:span><text:span text:style-name="T282"> </text:span><text:span text:style-name="T242">config</text:span><text:span text:style-name="T282"> </text:span><text:span text:style-name="T242">file:</text:span><text:span text:style-name="T283"> </text:span><text:span text:style-name="T247">Our</text:span><text:span text:style-name="T263"> </text:span><text:span text:style-name="T247">config</text:span><text:span text:style-name="T263"> </text:span><text:span text:style-name="T247">file</text:span><text:span text:style-name="T263"> </text:span><text:span text:style-name="T247">is</text:span><text:span text:style-name="T263"> </text:span><text:span text:style-name="T247">a</text:span><text:span text:style-name="T263"> </text:span><text:span text:style-name="T247">.yaml</text:span><text:span text:style-name="T263"> </text:span><text:span text:style-name="T247">file</text:span><text:span text:style-name="T263"> </text:span><text:span text:style-name="T247">which</text:span><text:span text:style-name="T263"> </text:span><text:span text:style-name="T247">has</text:span><text:span text:style-name="T263"> </text:span><text:span text:style-name="T247">its</text:span><text:span text:style-name="T263"> </text:span><text:span text:style-name="T247">own</text:span><text:span text:style-name="T284"> </text:span><text:span text:style-name="T247">format</text:span><text:span text:style-name="T263"> </text:span><text:span text:style-name="T247">of</text:span><text:span text:style-name="T263"> </text:span><text:span text:style-name="T247">coding</text:span><text:span text:style-name="T261"> </text:span><text:span text:style-name="T247">which can be found </text:span><text:a xlink:type="simple" xlink:href="http://wiki.ros.org/YAML%20Overview" text:style-name="ListLabel_20_24" text:visited-style-name="ListLabel_20_24"><text:span text:style-name="T6">here</text:span></text:a><text:span text:style-name="T247">.</text:span><text:span text:style-name="T251"> </text:span><text:span text:style-name="T247">We define our list of controllers and type of controllers all within</text:span><text:span text:style-name="T251"> </text:span><text:span text:style-name="T247">the .yaml file in the config file.</text:span><text:span text:style-name="T251"> </text:span><text:span text:style-name="T247">Go ahead and download the </text:span><text:a xlink:type="simple" xlink:href="https://drive.google.com/file/d/1F_w_XE9G5iL4WgkcKwVXGG6JHAil7q-9/view?usp=sharing" text:style-name="ListLabel_20_26" text:visited-style-name="ListLabel_20_26"><text:span text:style-name="T13">config controllers.yaml</text:span></text:a><text:span text:style-name="T8"> </text:span><text:span text:style-name="T247">file.</text:span><text:span text:style-name="T251"> </text:span><text:span text:style-name="T247">Change my robot name with your own robot package’s name.</text:span><text:span text:style-name="T251"> </text:span><text:span text:style-name="T247">After that,</text:span><text:span text:style-name="T251"> </text:span><text:span text:style-name="T247">go ahead and</text:span><text:span text:style-name="T251"> </text:span><text:span text:style-name="T247">change controller 1 name to the name of your controller, add the type of your controller, Add</text:span><text:span text:style-name="T261"> </text:span><text:span text:style-name="T247">the</text:span><text:span text:style-name="T285"> </text:span><text:span text:style-name="T247">name</text:span><text:span text:style-name="T285"> </text:span><text:span text:style-name="T247">of</text:span><text:span text:style-name="T285"> </text:span><text:span text:style-name="T247">joint</text:span><text:span text:style-name="T285"> </text:span><text:span text:style-name="T247">as</text:span><text:span text:style-name="T277"> </text:span><text:span text:style-name="T247">mentioned</text:span><text:span text:style-name="T285"> </text:span><text:span text:style-name="T247">in</text:span><text:span text:style-name="T277"> </text:span><text:span text:style-name="T247">your</text:span><text:span text:style-name="T276"> </text:span><text:span text:style-name="T247">URDF</text:span><text:span text:style-name="T285"> </text:span><text:span text:style-name="T247">file</text:span><text:span text:style-name="T285"> </text:span><text:span text:style-name="T247">and</text:span><text:span text:style-name="T276"> </text:span><text:span text:style-name="T247">finally</text:span><text:span text:style-name="T277"> </text:span><text:span text:style-name="T247">add</text:span><text:span text:style-name="T276"> </text:span><text:span text:style-name="T247">a</text:span><text:span text:style-name="T277"> </text:span><text:span text:style-name="T247">PID</text:span><text:span text:style-name="T285"> </text:span><text:span text:style-name="T247">gains</text:span><text:span text:style-name="T285"> </text:span><text:span text:style-name="T247">set. For setting the PID gains if you to have a hit and trail method to check the suitability with your model.</text:span></text:p>
            </text:list-item>
          </text:list>
        </text:list-item>
      </text:list>
      <text:p text:style-name="P43"><text:span text:style-name="T51">If your system gives error such as </text:span><text:span text:style-name="T160">unknown data –</text:span><text:span text:style-name="T51"> yaml, you might have python3 and your teleop is python2 or vice-versa. Run the below command to have yaml packages on your Ubuntu system.</text:span></text:p>
      <text:p text:style-name="P43"><text:span text:style-name="T85">sudo pip3 install pyyaml </text:span><text:span text:style-name="T90">(if you don’t have pip3 please install pip3)</text:span></text:p>
      <text:list xml:id="list61537600310222" text:continue-numbering="true" text:style-name="WWNum1">
        <text:list-item>
          <text:list>
            <text:list-item>
              <text:p text:style-name="P80"><draw:line text:anchor-type="paragraph" draw:z-index="25" draw:name="Image18" draw:style-name="gr1" draw:text-style-name="P97" svg:x1="8.31cm" svg:y1="0.894cm" svg:x2="8.393cm" svg:y2="0.895cm"><text:p/></draw:line><draw:line text:anchor-type="paragraph" draw:z-index="26" draw:name="Image19" draw:style-name="gr1" draw:text-style-name="P97" svg:x1="12.425cm" svg:y1="0.894cm" svg:x2="12.508cm" svg:y2="0.895cm"><text:p/></draw:line><draw:line text:anchor-type="paragraph" draw:z-index="27" draw:name="Image20" draw:style-name="gr1" draw:text-style-name="P97" svg:x1="16.304cm" svg:y1="0.894cm" svg:x2="16.387cm" svg:y2="0.895cm"><text:p/></draw:line><draw:line text:anchor-type="paragraph" draw:z-index="28" draw:name="Image21" draw:style-name="gr1" draw:text-style-name="P97" svg:x1="12.51cm" svg:y1="1.372cm" svg:x2="12.593cm" svg:y2="1.373cm"><text:p/></draw:line><text:span text:style-name="T242">Launch file :</text:span><text:span text:style-name="T255"> </text:span><text:span text:style-name="T247">A launch file integrates all the sub tasks you’ve completed till now. Download</text:span><text:span text:style-name="T251"> </text:span><text:span text:style-name="T247">the</text:span><text:span text:style-name="T286"> </text:span><text:a xlink:type="simple" xlink:href="https://drive.google.com/file/d/13lx93luiBnMT4BVz643xIzeEgxIkmaJW/view?usp=sharing" text:style-name="ListLabel_20_24" text:visited-style-name="ListLabel_20_24"><text:span text:style-name="T6">template</text:span></text:a><text:a xlink:type="simple" xlink:href="https://drive.google.com/file/d/13lx93luiBnMT4BVz643xIzeEgxIkmaJW/view?usp=sharing" text:style-name="ListLabel_20_24" text:visited-style-name="ListLabel_20_24"><text:span text:style-name="T15"> </text:span></text:a><text:a xlink:type="simple" xlink:href="https://drive.google.com/file/d/13lx93luiBnMT4BVz643xIzeEgxIkmaJW/view?usp=sharing" text:style-name="ListLabel_20_24" text:visited-style-name="ListLabel_20_24"><text:span text:style-name="T6">launch</text:span></text:a><text:a xlink:type="simple" xlink:href="https://drive.google.com/file/d/13lx93luiBnMT4BVz643xIzeEgxIkmaJW/view?usp=sharing" text:style-name="ListLabel_20_24" text:visited-style-name="ListLabel_20_24"><text:span text:style-name="T15"> </text:span></text:a><text:a xlink:type="simple" xlink:href="https://drive.google.com/file/d/13lx93luiBnMT4BVz643xIzeEgxIkmaJW/view?usp=sharing" text:style-name="ListLabel_20_24" text:visited-style-name="ListLabel_20_24"><text:span text:style-name="T6">file</text:span></text:a><text:span text:style-name="T287">.</text:span><text:span text:style-name="T276"> </text:span><text:span text:style-name="T247">Also</text:span><text:span text:style-name="T286"> </text:span><text:span text:style-name="T247">download</text:span><text:span text:style-name="T286"> </text:span><text:span text:style-name="T247">the</text:span><text:span text:style-name="T286"> </text:span><text:a xlink:type="simple" xlink:href="https://drive.google.com/file/d/1gc3jyolhiKTrMQDi94LkJJpsqSPkmnPS/view?usp=sharing" text:style-name="ListLabel_20_34" text:visited-style-name="ListLabel_20_34"><text:span text:style-name="T6">world</text:span></text:a><text:a xlink:type="simple" xlink:href="https://drive.google.com/file/d/1gc3jyolhiKTrMQDi94LkJJpsqSPkmnPS/view?usp=sharing" text:style-name="ListLabel_20_34" text:visited-style-name="ListLabel_20_34"><text:span text:style-name="T15"> </text:span></text:a><text:a xlink:type="simple" xlink:href="https://drive.google.com/file/d/1gc3jyolhiKTrMQDi94LkJJpsqSPkmnPS/view?usp=sharing" text:style-name="ListLabel_20_34" text:visited-style-name="ListLabel_20_34"><text:span text:style-name="T6">file</text:span></text:a><text:a xlink:type="simple" xlink:href="https://drive.google.com/file/d/1gc3jyolhiKTrMQDi94LkJJpsqSPkmnPS/view?usp=sharing" text:style-name="ListLabel_20_34" text:visited-style-name="ListLabel_20_34"><text:span text:style-name="T16"> </text:span></text:a><text:span text:style-name="T247">into</text:span><text:span text:style-name="T286"> </text:span><text:span text:style-name="T247">a</text:span><text:span text:style-name="T286"> </text:span><text:span text:style-name="T247">newly</text:span><text:span text:style-name="T286"> </text:span><text:span text:style-name="T247">created</text:span><text:span text:style-name="T286"> </text:span><text:span text:style-name="T247">world</text:span><text:span text:style-name="T286"> </text:span><text:span text:style-name="T247">folder</text:span><text:span text:style-name="T288"> </text:span><text:span text:style-name="T247">which</text:span><text:span text:style-name="T261"> </text:span><text:span text:style-name="T247">is</text:span><text:span text:style-name="T286"> </text:span><text:span text:style-name="T247">where</text:span><text:span text:style-name="T286"> </text:span><text:span text:style-name="T247">we</text:span><text:span text:style-name="T286"> </text:span><text:span text:style-name="T247">will</text:span><text:span text:style-name="T288"> </text:span><text:span text:style-name="T247">be</text:span><text:span text:style-name="T286"> </text:span><text:span text:style-name="T247">navigating</text:span><text:span text:style-name="T286"> </text:span><text:span text:style-name="T247">our</text:span><text:span text:style-name="T286"> </text:span><text:span text:style-name="T247">robot.</text:span><text:span text:style-name="T278"> </text:span><text:span text:style-name="T247">Here</text:span><text:span text:style-name="T286"> </text:span><text:span text:style-name="T247">we</text:span><text:span text:style-name="T286"> </text:span><text:span text:style-name="T247">will</text:span><text:span text:style-name="T288"> </text:span><text:span text:style-name="T247">include</text:span><text:span text:style-name="T286"> </text:span><text:span text:style-name="T247">the</text:span><text:span text:style-name="T286"> </text:span><text:span text:style-name="T247">default</text:span><text:span text:style-name="T286"> </text:span><text:span text:style-name="T247">gazebo</text:span><text:span text:style-name="T288"> </text:span><text:span text:style-name="T247">empty</text:span><text:span text:style-name="T286"> </text:span><text:span text:style-name="T247">world</text:span><text:span text:style-name="T261"> </text:span><text:span text:style-name="T247">launch</text:span><text:span text:style-name="T286"> </text:span><text:span text:style-name="T247">file</text:span><text:span text:style-name="T288"> </text:span><text:span text:style-name="T247">with</text:span><text:span text:style-name="T288"> </text:span><text:span text:style-name="T247">a</text:span><text:span text:style-name="T286"> </text:span><text:span text:style-name="T247">an</text:span><text:span text:style-name="T288"> </text:span><text:span text:style-name="T247">argument</text:span><text:span text:style-name="T288"> </text:span><text:span text:style-name="T247">to</text:span><text:span text:style-name="T286"> </text:span><text:span text:style-name="T247">change</text:span><text:span text:style-name="T288"> </text:span><text:span text:style-name="T247">the</text:span><text:span text:style-name="T288"> </text:span><text:span text:style-name="T247">world</text:span><text:span text:style-name="T286"> </text:span><text:span text:style-name="T247">file.</text:span><text:span text:style-name="T277"> </text:span><text:span text:style-name="T247">We</text:span><text:span text:style-name="T288"> </text:span><text:span text:style-name="T247">would</text:span><text:span text:style-name="T288"> </text:span><text:span text:style-name="T247">then</text:span><text:span text:style-name="T288"> </text:span><text:span text:style-name="T247">import</text:span><text:span text:style-name="T286"> </text:span><text:span text:style-name="T247">the</text:span><text:span text:style-name="T288"> </text:span><text:span text:style-name="T247">robot’s</text:span><text:span text:style-name="T288"> </text:span><text:span text:style-name="T247">description</text:span><text:span text:style-name="T289"> </text:span><text:span text:style-name="T247">we</text:span><text:span text:style-name="T289"> </text:span><text:span text:style-name="T247">defined</text:span><text:span text:style-name="T289"> </text:span><text:span text:style-name="T247">earlier</text:span><text:span text:style-name="T290"> </text:span><text:span text:style-name="T247">using</text:span><text:span text:style-name="T289"> </text:span><text:span text:style-name="T247">the</text:span><text:span text:style-name="T290"> </text:span><text:span text:style-name="T247">.xacro</text:span><text:span text:style-name="T289"> </text:span><text:span text:style-name="T247">file.</text:span><text:span text:style-name="T277"> </text:span><text:span text:style-name="T247">Most</text:span><text:span text:style-name="T290"> </text:span><text:span text:style-name="T247">importantly</text:span><text:span text:style-name="T289"> </text:span><text:span text:style-name="T247">add</text:span><text:span text:style-name="T289"> </text:span><text:span text:style-name="T247">in</text:span><text:span text:style-name="T289"> </text:span><text:span text:style-name="T247">the</text:span><text:span text:style-name="T291"> </text:span><text:span text:style-name="T247">controller</text:span><text:span text:style-name="T290"> </text:span><text:span text:style-name="T247">names</text:span><text:span text:style-name="T261"> </text:span><text:span text:style-name="T247">that you defined in the config folder’s .yaml file. Here is more info on the controller manager</text:span><text:span text:style-name="T251"> </text:span><text:span text:style-name="T247">node</text:span><text:span text:style-name="T264"> </text:span><text:a xlink:type="simple" xlink:href="http://wiki.ros.org/controller_manager" text:style-name="ListLabel_20_26" text:visited-style-name="ListLabel_20_26"><text:span text:style-name="T13">controller</text:span></text:a><text:a xlink:type="simple" xlink:href="http://wiki.ros.org/controller_manager" text:style-name="ListLabel_20_26" text:visited-style-name="ListLabel_20_26"><text:span text:style-name="T17"> </text:span></text:a><text:a xlink:type="simple" xlink:href="http://wiki.ros.org/controller_manager" text:style-name="ListLabel_20_26" text:visited-style-name="ListLabel_20_26"><text:span text:style-name="T13">manager</text:span></text:a><text:span text:style-name="T247">.</text:span><text:span text:style-name="T292"> </text:span><text:span text:style-name="T247">The</text:span><text:span text:style-name="T264"> </text:span><text:span text:style-name="T247">template</text:span><text:span text:style-name="T264"> </text:span><text:span text:style-name="T247">launch</text:span><text:span text:style-name="T264"> </text:span><text:span text:style-name="T247">file</text:span><text:span text:style-name="T264"> </text:span><text:span text:style-name="T247">has</text:span><text:span text:style-name="T258"> </text:span><text:span text:style-name="T247">empty</text:span><text:span text:style-name="T264"> </text:span><text:span text:style-name="T247">code</text:span><text:span text:style-name="T264"> </text:span><text:span text:style-name="T247">blocks</text:span><text:span text:style-name="T264"> </text:span><text:span text:style-name="T247">to</text:span><text:span text:style-name="T264"> </text:span><text:span text:style-name="T247">fill</text:span><text:span text:style-name="T258"> </text:span><text:span text:style-name="T247">in.</text:span><text:span text:style-name="T293"> </text:span><text:span text:style-name="T247">Specific </text:span><text:span text:style-name="T235">comments have been made to help you fill out the template launch file. After the launch file</text:span><text:span text:style-name="T237"> </text:span><text:span text:style-name="T235">is filled, navigate to</text:span><text:span text:style-name="T237"> </text:span><text:span text:style-name="T235">/catkin ws folder. <text:s/>Run </text:span></text:p>
            </text:list-item>
          </text:list>
        </text:list-item>
      </text:list>
      <text:p text:style-name="P45">catkin_make clean &amp;&amp; catkin_make</text:p>
      <text:p text:style-name="P46"><text:span text:style-name="T189">This will</text:span><text:span text:style-name="T191"> </text:span><text:span text:style-name="T189">build your package.</text:span><text:span text:style-name="T191"> </text:span><text:span text:style-name="T189">Don’t forget to source every time after</text:span><text:span text:style-name="T191"> </text:span><text:span text:style-name="T189">you</text:span><text:span text:style-name="T194"> </text:span><text:span text:style-name="T189">build</text:span><text:span text:style-name="T224"> </text:span><text:span text:style-name="T189">your</text:span><text:span text:style-name="T194"> </text:span><text:span text:style-name="T189">package:</text:span></text:p>
      <text:p text:style-name="P46"><text:span text:style-name="T218">source</text:span><text:span text:style-name="T227"> </text:span><text:span text:style-name="T228">~</text:span><text:span text:style-name="T218">/catkin_ws/devel/setup.bash</text:span></text:p>
      <text:list xml:id="list61536736008969" text:continue-numbering="true" text:style-name="WWNum1">
        <text:list-item>
          <text:list>
            <text:list-item>
              <text:p text:style-name="P74"><text:span text:style-name="T55">Visualise Lidar points in rviz: Run your modified template launch file to see the </text:span><text:soft-page-break/><text:span text:style-name="T55">robot in a</text:span><text:span text:style-name="T98"> </text:span><text:span text:style-name="T51">world(the downloaded world file) with the lidar on top and visualization of the lidar seen. On</text:span><text:span text:style-name="T96"> </text:span><text:span text:style-name="T55">rviz, add the laser scan topic and you should be able to visualise the 3D lidar point in rviz.</text:span><text:span text:style-name="T98"> It can be done my going to add and selecting the topic as laser from the dropdown menu. </text:span><text:span text:style-name="T87">Capture</text:span><text:span text:style-name="T176"> </text:span><text:span text:style-name="T87">a</text:span><text:span text:style-name="T176"> </text:span><text:span text:style-name="T87">video</text:span><text:span text:style-name="T177"> </text:span><text:span text:style-name="T87">of</text:span><text:span text:style-name="T176"> </text:span><text:span text:style-name="T87">your</text:span><text:span text:style-name="T177"> </text:span><text:span text:style-name="T87">lidar</text:span><text:span text:style-name="T176"> </text:span><text:span text:style-name="T87">points</text:span><text:span text:style-name="T177"> </text:span><text:span text:style-name="T87">visualisation</text:span><text:span text:style-name="T176"> </text:span><text:span text:style-name="T87">in</text:span><text:span text:style-name="T177"> </text:span><text:span text:style-name="T87">rviz.</text:span></text:p>
            </text:list-item>
            <text:list-item>
              <text:p text:style-name="P75">Running both the gazebo world and showing rviz:</text:p>
            </text:list-item>
          </text:list>
        </text:list-item>
      </text:list>
      <text:p text:style-name="P44"><text:span text:style-name="T87">roslaunch </text:span><text:span text:style-name="T157">&lt;nameofyourpackage&gt; </text:span><text:span text:style-name="T87">template_launch.launch </text:span><text:span text:style-name="T91">(on a terminal in <text:s/>catkin_ws)</text:span></text:p>
      <text:p text:style-name="P44"><text:span text:style-name="T87">rviz </text:span><text:span text:style-name="T91">(on another terminal in catkin_ws)</text:span></text:p>
      <text:p text:style-name="P14"/>
      <text:list xml:id="list61537446006191" text:continue-numbering="true" text:style-name="WWNum1">
        <text:list-item>
          <text:h text:style-name="P61" text:outline-level="2"><text:bookmark text:name="Run_Teleop"/><text:bookmark text:name="Run_Teleop1"/><text:span text:style-name="T209">Run</text:span><text:span text:style-name="T229"> </text:span><text:span text:style-name="T48">Teleop:</text:span></text:h>
          <text:list>
            <text:list-item>
              <text:p text:style-name="P87"><draw:line text:anchor-type="paragraph" draw:z-index="29" draw:name="Image22" draw:style-name="gr1" draw:text-style-name="P97" svg:x1="15.482cm" svg:y1="0.37cm" svg:x2="15.565cm" svg:y2="0.371cm"><text:p/></draw:line><draw:line text:anchor-type="paragraph" draw:z-index="30" draw:name="Image23" draw:style-name="gr1" draw:text-style-name="P97" svg:x1="15.93cm" svg:y1="0.37cm" svg:x2="16.013cm" svg:y2="0.371cm"><text:p/></draw:line><draw:line text:anchor-type="paragraph" draw:z-index="31" draw:name="Image24" draw:style-name="gr1" draw:text-style-name="P97" svg:x1="18.768cm" svg:y1="0.37cm" svg:x2="18.851cm" svg:y2="0.371cm"><text:p/></draw:line><text:span text:style-name="T247">Download</text:span><text:span text:style-name="T291"> </text:span><text:span text:style-name="T247">the</text:span><text:span text:style-name="T286"> </text:span><text:a xlink:type="simple" xlink:href="https://drive.google.com/file/d/13K90ThVc6aqtPbQ4CZLifTmnMMbApYp0/view?usp=sharing" text:style-name="ListLabel_20_34" text:visited-style-name="ListLabel_20_34"><text:span text:style-name="T8">template</text:span></text:a><text:a xlink:type="simple" xlink:href="https://drive.google.com/file/d/13K90ThVc6aqtPbQ4CZLifTmnMMbApYp0/view?usp=sharing" text:style-name="ListLabel_20_34" text:visited-style-name="ListLabel_20_34"><text:span text:style-name="T16"> </text:span></text:a><text:a xlink:type="simple" xlink:href="https://drive.google.com/file/d/13K90ThVc6aqtPbQ4CZLifTmnMMbApYp0/view?usp=sharing" text:style-name="ListLabel_20_34" text:visited-style-name="ListLabel_20_34"><text:span text:style-name="T8">teleop</text:span></text:a><text:a xlink:type="simple" xlink:href="https://drive.google.com/file/d/13K90ThVc6aqtPbQ4CZLifTmnMMbApYp0/view?usp=sharing" text:style-name="ListLabel_20_34" text:visited-style-name="ListLabel_20_34"><text:span text:style-name="T16"> </text:span></text:a><text:a xlink:type="simple" xlink:href="https://drive.google.com/file/d/13K90ThVc6aqtPbQ4CZLifTmnMMbApYp0/view?usp=sharing" text:style-name="ListLabel_20_34" text:visited-style-name="ListLabel_20_34"><text:span text:style-name="T8">file</text:span></text:a><text:a xlink:type="simple" xlink:href="https://drive.google.com/file/d/13K90ThVc6aqtPbQ4CZLifTmnMMbApYp0/view?usp=sharing" text:style-name="ListLabel_20_34" text:visited-style-name="ListLabel_20_34"><text:span text:style-name="T16"> </text:span></text:a><text:span text:style-name="T247">into</text:span><text:span text:style-name="T286"> </text:span><text:span text:style-name="T247">a</text:span><text:span text:style-name="T291"> </text:span><text:span text:style-name="T247">new</text:span><text:span text:style-name="T286"> </text:span><text:span text:style-name="T247">src</text:span><text:span text:style-name="T286"> </text:span><text:span text:style-name="T247">folder</text:span><text:span text:style-name="T286"> </text:span><text:span text:style-name="T247">of</text:span><text:span text:style-name="T286"> </text:span><text:span text:style-name="T247">your</text:span><text:span text:style-name="T286"> </text:span><text:span text:style-name="T247">package</text:span><text:span text:style-name="T286"> </text:span><text:span text:style-name="T247">and</text:span><text:span text:style-name="T291"> </text:span><text:span text:style-name="T247">edit</text:span><text:span text:style-name="T286"> </text:span><text:span text:style-name="T247">the</text:span><text:span text:style-name="T286"> </text:span><text:span text:style-name="T247">publisher </text:span><text:span text:style-name="T235">definition to publish onto specific topics. The topics would just be /name of robot/controller name/command</text:span><text:span text:style-name="T308"> </text:span><text:span text:style-name="T235">The</text:span><text:span text:style-name="T309"> </text:span><text:span text:style-name="T235">teleop</text:span><text:span text:style-name="T309"> </text:span><text:span text:style-name="T235">template</text:span><text:span text:style-name="T309"> </text:span><text:span text:style-name="T235">file</text:span><text:span text:style-name="T309"> </text:span><text:span text:style-name="T235">has</text:span><text:span text:style-name="T309"> </text:span><text:span text:style-name="T235">3</text:span><text:span text:style-name="T309"> </text:span><text:span text:style-name="T235">publishers</text:span><text:span text:style-name="T310"> </text:span><text:span text:style-name="T235">for</text:span><text:span text:style-name="T309"> </text:span><text:span text:style-name="T235">left,</text:span><text:span text:style-name="T311"> </text:span><text:span text:style-name="T235">right</text:span><text:span text:style-name="T309"> </text:span><text:span text:style-name="T235">steering</text:span><text:span text:style-name="T309"> </text:span><text:span text:style-name="T235">and</text:span><text:span text:style-name="T309"> </text:span><text:span text:style-name="T235">forward.</text:span><text:span text:style-name="T312"> </text:span><text:span text:style-name="T235">Add</text:span><text:span text:style-name="T309"> </text:span><text:span text:style-name="T235">in</text:span><text:span text:style-name="T309"> </text:span><text:span text:style-name="T235">more </text:span><text:span text:style-name="T234">publishers</text:span><text:span text:style-name="T313"> </text:span><text:span text:style-name="T234">and</text:span><text:span text:style-name="T314"> </text:span><text:span text:style-name="T234">modify</text:span><text:span text:style-name="T313"> </text:span><text:span text:style-name="T234">the</text:span><text:span text:style-name="T314"> </text:span><text:span text:style-name="T234">teleop</text:span><text:span text:style-name="T314"> </text:span><text:span text:style-name="T234">as</text:span><text:span text:style-name="T313"> </text:span><text:span text:style-name="T234">per</text:span><text:span text:style-name="T314"> </text:span><text:span text:style-name="T234">your</text:span><text:span text:style-name="T314"> </text:span><text:span text:style-name="T234">need</text:span><text:span text:style-name="T313"> </text:span><text:span text:style-name="T234">and</text:span><text:span text:style-name="T314"> </text:span><text:span text:style-name="T234">depending</text:span><text:span text:style-name="T314"> </text:span><text:span text:style-name="T234">on</text:span><text:span text:style-name="T313"> </text:span><text:span text:style-name="T234">the</text:span><text:span text:style-name="T314"> </text:span><text:span text:style-name="T234">controller</text:span><text:span text:style-name="T314"> </text:span><text:span text:style-name="T234">setup</text:span><text:span text:style-name="T313"> </text:span><text:span text:style-name="T234">of</text:span><text:span text:style-name="T315"> </text:span><text:span text:style-name="T234">your</text:span><text:span text:style-name="T316"> </text:span><text:span text:style-name="T234">robot.</text:span></text:p>
            </text:list-item>
            <text:list-item>
              <text:p text:style-name="P88"><draw:line text:anchor-type="paragraph" draw:z-index="32" draw:name="Image25" draw:style-name="gr1" draw:text-style-name="P97" svg:x1="9.529cm" svg:y1="0.677cm" svg:x2="9.612cm" svg:y2="0.678cm"><text:p/></draw:line><draw:line text:anchor-type="paragraph" draw:z-index="33" draw:name="Image26" draw:style-name="gr1" draw:text-style-name="P97" svg:x1="13.577cm" svg:y1="0.677cm" svg:x2="13.66cm" svg:y2="0.678cm"><text:p/></draw:line><text:span text:style-name="T51">Rebuild</text:span><text:span text:style-name="T178"> </text:span><text:span text:style-name="T51">your</text:span><text:span text:style-name="T179"> </text:span><text:span text:style-name="T51">package</text:span><text:span text:style-name="T178"> </text:span><text:span text:style-name="T51">using <text:s/></text:span></text:p>
            </text:list-item>
          </text:list>
        </text:list-item>
      </text:list>
      <text:p text:style-name="P47">catkin_make clean &amp;&amp; catkin_make</text:p>
      <text:p text:style-name="P49"><text:span text:style-name="T51">In</text:span><text:span text:style-name="T178"> </text:span><text:span text:style-name="T51">a <text:s/>new</text:span><text:span text:style-name="T178"> </text:span><text:span text:style-name="T51">terminal, run the following command</text:span></text:p>
      <text:list xml:id="list61538432733404" text:continue-numbering="true" text:style-name="WWNum1">
        <text:list-item>
          <text:list>
            <text:list-item>
              <text:p text:style-name="P88"><text:span text:style-name="T85">rosrun </text:span><text:span text:style-name="T158">&lt;namefofyourpackage&gt;</text:span><text:span text:style-name="T85"> teleop_template.py </text:span><text:span text:style-name="T90">(or a different name as per the name of your teleop file)</text:span></text:p>
            </text:list-item>
          </text:list>
        </text:list-item>
      </text:list>
      <text:p text:style-name="P23"/>
      <text:p text:style-name="P24"><draw:line text:anchor-type="paragraph" draw:z-index="34" draw:name="Image27" draw:style-name="gr1" draw:text-style-name="P97" svg:x1="5.479cm" svg:y1="0.367cm" svg:x2="5.562cm" svg:y2="0.368cm"><text:p/></draw:line><draw:line text:anchor-type="paragraph" draw:z-index="35" draw:name="Image28" draw:style-name="gr1" draw:text-style-name="P97" svg:x1="6.532cm" svg:y1="0.366cm" svg:x2="6.615cm" svg:y2="0.367cm"><text:p/></draw:line><draw:line text:anchor-type="paragraph" draw:z-index="36" draw:name="Image29" draw:style-name="gr1" draw:text-style-name="P97" svg:x1="7.28cm" svg:y1="0.366cm" svg:x2="7.363cm" svg:y2="0.367cm"><text:p/></draw:line><draw:line text:anchor-type="paragraph" draw:z-index="37" draw:name="Image30" draw:style-name="gr1" draw:text-style-name="P97" svg:x1="9.499cm" svg:y1="0.367cm" svg:x2="9.582cm" svg:y2="0.368cm"><text:p/></draw:line><text:span text:style-name="T189">Use the navigation keys and watch your</text:span><text:span text:style-name="T191"> </text:span><text:span text:style-name="T189">robot move around. As for task completion and check if controllers have been implemented</text:span><text:span text:style-name="T191"> </text:span><text:span text:style-name="T189">properly,</text:span><text:span text:style-name="T230"> </text:span><text:span text:style-name="T189">navigate</text:span><text:span text:style-name="T230"> </text:span><text:span text:style-name="T189">from</text:span><text:span text:style-name="T220"> </text:span><text:span text:style-name="T189">center</text:span><text:span text:style-name="T230"> </text:span><text:span text:style-name="T189">of</text:span><text:span text:style-name="T231"> </text:span><text:span text:style-name="T189">the</text:span><text:span text:style-name="T220"> </text:span><text:span text:style-name="T189">map</text:span><text:span text:style-name="T231"> </text:span><text:span text:style-name="T189">to</text:span><text:span text:style-name="T230"> </text:span><text:span text:style-name="T189">the</text:span><text:span text:style-name="T220"> </text:span><text:span text:style-name="T189">bottom</text:span><text:span text:style-name="T230"> </text:span><text:span text:style-name="T189">left</text:span><text:span text:style-name="T230"> </text:span><text:span text:style-name="T189">or</text:span><text:span text:style-name="T230"> </text:span><text:span text:style-name="T189">top</text:span><text:span text:style-name="T230"> </text:span><text:span text:style-name="T189">right</text:span><text:span text:style-name="T220"> </text:span><text:span text:style-name="T189">of</text:span><text:span text:style-name="T231"> </text:span><text:span text:style-name="T189">the</text:span><text:span text:style-name="T230"> </text:span><text:span text:style-name="T189">map.</text:span></text:p>
      <text:p text:style-name="P25"/>
      <text:p text:style-name="P24"><text:span text:style-name="T218">NOTE</text:span><text:span text:style-name="T189">: Some of you might face error while running this, make sure your teleop file and the python on your Ubuntu is in same format. Check version of python by running</text:span></text:p>
      <text:p text:style-name="P25"/>
      <text:p text:style-name="P26">python --version</text:p>
      <text:p text:style-name="P27">python3 --version</text:p>
      <text:p text:style-name="P25"/>
      <text:p text:style-name="P28">If you have python3 then just run the below command in your src <text:s/>file in your package which is in catkin_ws – (example - catkin_ws/src/package/src)</text:p>
      <text:p text:style-name="P25"/>
      <text:p text:style-name="P24"><text:span text:style-name="T218">python3 </text:span><text:span text:style-name="T85">teleop_template.py </text:span><text:span text:style-name="T90">(or a different name as per the name of your teleop file) – don’t forget to run roscore.</text:span></text:p>
      <text:p text:style-name="P29"/>
      <text:p text:style-name="P30">roscore</text:p>
      <text:p text:style-name="P15"/>
      <text:p text:style-name="P15"/>
      <text:p text:style-name="P15"/>
      <text:p text:style-name="P15"/>
      <text:p text:style-name="P15"/>
      <text:list xml:id="list61536650425603" text:continue-numbering="true" text:style-name="WWNum1">
        <text:list-item>
          <text:h text:style-name="P62" text:outline-level="2"><text:soft-page-break/>Code up a simple publisher-subscriber</text:h>
        </text:list-item>
      </text:list>
      <text:list xml:id="list3170569627" text:style-name="L1">
        <text:list-item>
          <text:p text:style-name="P89"><text:span text:style-name="T317">Navigate to this (python) </text:span><text:a xlink:type="simple" xlink:href="http://wiki.ros.org/ROS/Tutorials/WritingPublisherSubscriber(python)" office:target-frame-name="_top" xlink:show="replace" text:style-name="Internet_20_link" text:visited-style-name="Visited_20_Internet_20_Link"><text:span text:style-name="T318">link</text:span></text:a><text:span text:style-name="T317"> and understand how publishers and subscribers work in ROS. The above link is a part of the ROS tutorials series which assumes that you have completed stuff in that tutorial series from the beginning. If you have not done that already during Project 0 then navigate to this </text:span><text:a xlink:type="simple" xlink:href="http://wiki.ros.org/ROS/Tutorials" text:style-name="Internet_20_link" text:visited-style-name="Visited_20_Internet_20_Link"><text:span text:style-name="T318">link</text:span></text:a><text:span text:style-name="T317"> and follow along the tutorial. Then code up a simple publisher which will publish commands to drive your robot in a straight line or in a circular loop and make your robot to subscribe to that topic so that it actually follows those commands. You can launch your robot in an empty gazebo world for this task since empty gazebo world would have lots of empty space to drive your robot.</text:span></text:p>
        </text:list-item>
      </text:list>
      <text:h text:style-name="P35" text:outline-level="2"/>
      <text:h text:style-name="P35" text:outline-level="2">Appendix</text:h>
      <text:h text:style-name="P37" text:outline-level="3">Notes:</text:h>
      <text:list xml:id="list61537274089036" text:continue-list="list61536650425603" text:style-name="WWNum1">
        <text:list-item>
          <text:list>
            <text:list-item>
              <text:p text:style-name="P78"><draw:line text:anchor-type="paragraph" draw:z-index="38" draw:name="Image31" draw:style-name="gr1" draw:text-style-name="P97" svg:x1="16.743cm" svg:y1="0.608cm" svg:x2="16.826cm" svg:y2="0.609cm"><text:p/></draw:line><text:span text:style-name="T51">Please</text:span><text:span text:style-name="T143"> </text:span><text:span text:style-name="T51">do</text:span><text:span text:style-name="T148"> </text:span><text:span text:style-name="T51">not</text:span><text:span text:style-name="T143"> </text:span><text:span text:style-name="T51">copy</text:span><text:span text:style-name="T148"> </text:span><text:span text:style-name="T51">paste</text:span><text:span text:style-name="T148"> </text:span><text:span text:style-name="T51">the</text:span><text:span text:style-name="T143"> </text:span><text:span text:style-name="T51">commands.</text:span><text:span text:style-name="T101"> </text:span><text:span text:style-name="T51">Where</text:span><text:span text:style-name="T148"> </text:span><text:span text:style-name="T51">there</text:span><text:span text:style-name="T148"> </text:span><text:span text:style-name="T51">are</text:span><text:span text:style-name="T143"> </text:span><text:span text:style-name="T51">key</text:span><text:span text:style-name="T148"> </text:span><text:span text:style-name="T51">words</text:span><text:span text:style-name="T148"> </text:span><text:span text:style-name="T51">such</text:span><text:span text:style-name="T143"> </text:span><text:span text:style-name="T51">as</text:span><text:span text:style-name="T148"> </text:span><text:span text:style-name="T51">my</text:span><text:span text:style-name="T74"> </text:span><text:span text:style-name="T51">robot</text:span><text:span text:style-name="T148"> </text:span><text:span text:style-name="T51">replace</text:span><text:span text:style-name="T105"> </text:span><text:span text:style-name="T51">them</text:span><text:span text:style-name="T101"> </text:span><text:span text:style-name="T51">with</text:span><text:span text:style-name="T101"> </text:span><text:span text:style-name="T51">your</text:span><text:span text:style-name="T82"> </text:span><text:span text:style-name="T51">robot’s</text:span><text:span text:style-name="T82"> </text:span><text:span text:style-name="T51">name</text:span></text:p>
            </text:list-item>
            <text:list-item>
              <text:p text:style-name="P84"><text:span text:style-name="T51">For any dependency packages that are missing please try to use google the error first.</text:span><text:span text:style-name="T96"> </text:span><text:span text:style-name="T51">The</text:span><text:span text:style-name="T96"> </text:span><text:span text:style-name="T51">solution</text:span><text:span text:style-name="T101"> </text:span><text:span text:style-name="T51">should</text:span><text:span text:style-name="T101"> </text:span><text:span text:style-name="T51">most</text:span><text:span text:style-name="T101"> </text:span><text:span text:style-name="T51">probably</text:span><text:span text:style-name="T101"> </text:span><text:span text:style-name="T51">appear</text:span><text:span text:style-name="T101"> </text:span><text:span text:style-name="T51">in</text:span><text:span text:style-name="T101"> </text:span><text:span text:style-name="T51">the</text:span><text:span text:style-name="T101"> </text:span><text:span text:style-name="T51">first</text:span><text:span text:style-name="T101"> </text:span><text:span text:style-name="T51">few</text:span><text:span text:style-name="T101"> </text:span><text:span text:style-name="T51">links.</text:span><text:span text:style-name="T175"> </text:span><text:span text:style-name="T51">Try</text:span><text:span text:style-name="T101"> </text:span><text:span text:style-name="T51">to</text:span><text:span text:style-name="T101"> </text:span><text:span text:style-name="T51">use</text:span><text:span text:style-name="T101"> </text:span></text:p>
            </text:list-item>
          </text:list>
        </text:list-item>
      </text:list>
      <text:p text:style-name="P50"><text:span text:style-name="T85">sudo</text:span><text:span text:style-name="T102"> </text:span><text:span text:style-name="T85">apt-get</text:span><text:span text:style-name="T102"> </text:span><text:span text:style-name="T85">install </text:span><text:span text:style-name="T127">&lt;package_name&gt;</text:span><text:span text:style-name="T152"> </text:span><text:span text:style-name="T86">if</text:span><text:span text:style-name="T180"> </text:span><text:span text:style-name="T86">applicable.</text:span></text:p>
      <text:list xml:id="list61537590754867" text:continue-numbering="true" text:style-name="WWNum1">
        <text:list-item>
          <text:list>
            <text:list-item>
              <text:p text:style-name="P82"><text:span text:style-name="T50">If</text:span><text:span text:style-name="T174"> </text:span><text:span text:style-name="T50">any</text:span><text:span text:style-name="T174"> </text:span><text:span text:style-name="T50">link</text:span><text:span text:style-name="T174"> </text:span><text:span text:style-name="T50">to</text:span><text:span text:style-name="T174"> </text:span><text:span text:style-name="T50">a</text:span><text:span text:style-name="T174"> </text:span><text:span text:style-name="T50">file</text:span><text:span text:style-name="T174"> </text:span><text:span text:style-name="T50">is</text:span><text:span text:style-name="T174"> </text:span><text:span text:style-name="T50">broken,</text:span><text:span text:style-name="T117"> </text:span><text:span text:style-name="T50">please</text:span><text:span text:style-name="T174"> </text:span><text:span text:style-name="T50">make</text:span><text:span text:style-name="T174"> </text:span><text:span text:style-name="T50">sure</text:span><text:span text:style-name="T174"> </text:span><text:span text:style-name="T50">to</text:span><text:span text:style-name="T174"> </text:span><text:span text:style-name="T50">check</text:span><text:span text:style-name="T174"> </text:span><text:span text:style-name="T50">the</text:span><text:span text:style-name="T174"> </text:span><text:span text:style-name="T50">link</text:span><text:span text:style-name="T181"> </text:span><text:span text:style-name="T50">in</text:span><text:span text:style-name="T174"> </text:span><text:span text:style-name="T50">the</text:span><text:span text:style-name="T174"> </text:span><text:span text:style-name="T50">main</text:span><text:span text:style-name="T174"> </text:span><text:span text:style-name="T50">page</text:span><text:span text:style-name="T174"> </text:span><text:span text:style-name="T50">that</text:span><text:span text:style-name="T174"> </text:span><text:span text:style-name="T50">has</text:span><text:span text:style-name="T182"> </text:span><text:span text:style-name="T50">the</text:span><text:span text:style-name="T110"> </text:span><text:span text:style-name="T50">project</text:span><text:span text:style-name="T114"> </text:span><text:span text:style-name="T50">1</text:span><text:span text:style-name="T183"> </text:span><text:span text:style-name="T50">resources.</text:span><text:span text:style-name="T184"> </text:span><text:span text:style-name="T50">It’s</text:span><text:span text:style-name="T110"> </text:span><text:span text:style-name="T50">the</text:span><text:span text:style-name="T110"> </text:span><text:span text:style-name="T50">main</text:span><text:span text:style-name="T110"> </text:span><text:span text:style-name="T50">folder</text:span><text:span text:style-name="T110"> </text:span><text:span text:style-name="T50">inside</text:span><text:span text:style-name="T114"> </text:span><text:span text:style-name="T50">which</text:span><text:span text:style-name="T110"> </text:span><text:span text:style-name="T50">all</text:span><text:span text:style-name="T110"> </text:span><text:span text:style-name="T50">the</text:span><text:span text:style-name="T110"> </text:span><text:span text:style-name="T50">relevant</text:span><text:span text:style-name="T114"> </text:span><text:span text:style-name="T50">files</text:span><text:span text:style-name="T110"> </text:span><text:span text:style-name="T50">are</text:span><text:span text:style-name="T110"> </text:span><text:span text:style-name="T50">present.</text:span></text:p>
            </text:list-item>
            <text:list-item>
              <text:p text:style-name="P86"><text:span text:style-name="T51">If</text:span><text:span text:style-name="T150"> </text:span><text:span text:style-name="T51">your</text:span><text:span text:style-name="T133"> </text:span><text:span text:style-name="T51">robot</text:span><text:span text:style-name="T133"> </text:span><text:span text:style-name="T51">doesn’t</text:span><text:span text:style-name="T133"> </text:span><text:span text:style-name="T51">move</text:span><text:span text:style-name="T150"> </text:span><text:span text:style-name="T51">in</text:span><text:span text:style-name="T133"> </text:span><text:span text:style-name="T51">the</text:span><text:span text:style-name="T133"> </text:span><text:span text:style-name="T51">direction</text:span><text:span text:style-name="T133"> </text:span><text:span text:style-name="T51">expected,</text:span><text:span text:style-name="T137"> </text:span><text:span text:style-name="T51">the</text:span><text:span text:style-name="T133"> </text:span><text:span text:style-name="T51">sw2urdf</text:span><text:span text:style-name="T133"> </text:span><text:span text:style-name="T51">tool</text:span><text:span text:style-name="T133"> </text:span><text:span text:style-name="T51">must</text:span><text:span text:style-name="T150"> </text:span><text:span text:style-name="T51">have</text:span><text:span text:style-name="T133"> </text:span><text:span text:style-name="T51">assigned</text:span><text:span text:style-name="T133"> </text:span><text:span text:style-name="T51">the</text:span><text:span text:style-name="T105"> </text:span><text:span text:style-name="T51">joint</text:span><text:span text:style-name="T146"> </text:span><text:span text:style-name="T51">axis</text:span><text:span text:style-name="T146"> </text:span><text:span text:style-name="T51">in</text:span><text:span text:style-name="T150"> </text:span><text:span text:style-name="T51">the</text:span><text:span text:style-name="T146"> </text:span><text:span text:style-name="T51">wrong</text:span><text:span text:style-name="T150"> </text:span><text:span text:style-name="T51">direction.</text:span><text:span text:style-name="T63"> </text:span><text:span text:style-name="T51">Please</text:span><text:span text:style-name="T146"> </text:span><text:span text:style-name="T51">make</text:span><text:span text:style-name="T150"> </text:span><text:span text:style-name="T51">sure</text:span><text:span text:style-name="T146"> </text:span><text:span text:style-name="T51">to</text:span><text:span text:style-name="T150"> </text:span><text:span text:style-name="T51">open</text:span><text:span text:style-name="T146"> </text:span><text:span text:style-name="T51">the</text:span><text:span text:style-name="T150"> </text:span><text:span text:style-name="T51">assembly</text:span><text:span text:style-name="T146"> </text:span><text:span text:style-name="T51">file</text:span><text:span text:style-name="T150"> </text:span><text:span text:style-name="T51">in</text:span><text:span text:style-name="T146"> </text:span><text:span text:style-name="T51">solidworks(You</text:span><text:span text:style-name="T105"> </text:span><text:span text:style-name="T55">should</text:span><text:span text:style-name="T138"> </text:span><text:span text:style-name="T55">see</text:span><text:span text:style-name="T138"> </text:span><text:span text:style-name="T55">that</text:span><text:span text:style-name="T138"> </text:span><text:span text:style-name="T55">the</text:span><text:span text:style-name="T138"> </text:span><text:span text:style-name="T55">origin,</text:span><text:span text:style-name="T135"> </text:span><text:span text:style-name="T55">axis</text:span><text:span text:style-name="T138"> </text:span><text:span text:style-name="T55">of</text:span><text:span text:style-name="T138"> </text:span><text:span text:style-name="T55">the</text:span><text:span text:style-name="T138"> </text:span><text:span text:style-name="T55">links</text:span><text:span text:style-name="T138"> </text:span><text:span text:style-name="T55">and</text:span><text:span text:style-name="T138"> </text:span><text:span text:style-name="T55">joints</text:span><text:span text:style-name="T138"> </text:span><text:span text:style-name="T55">in</text:span><text:span text:style-name="T135"> </text:span><text:span text:style-name="T55">the</text:span><text:span text:style-name="T138"> </text:span><text:span text:style-name="T55">assembly</text:span><text:span text:style-name="T138"> </text:span><text:span text:style-name="T55">tree</text:span><text:span text:style-name="T138"> </text:span><text:span text:style-name="T55">on</text:span><text:span text:style-name="T138"> </text:span><text:span text:style-name="T55">the</text:span><text:span text:style-name="T138"> </text:span><text:span text:style-name="T55">left</text:span><text:span text:style-name="T138"> </text:span><text:span text:style-name="T55">hand</text:span><text:span text:style-name="T185"> </text:span><text:span text:style-name="T51">side) and update the coordinate system by giving the correct directions to z-axis etc. Export</text:span><text:span text:style-name="T96"> </text:span><text:span text:style-name="T55">the</text:span><text:span text:style-name="T170"> </text:span><text:span text:style-name="T55">URDF</text:span><text:span text:style-name="T170"> </text:span><text:span text:style-name="T55">and</text:span><text:span text:style-name="T170"> </text:span><text:span text:style-name="T55">only</text:span><text:span text:style-name="T155"> </text:span><text:span text:style-name="T55">replace</text:span><text:span text:style-name="T173"> </text:span><text:span text:style-name="T55">the</text:span><text:span text:style-name="T170"> </text:span><text:span text:style-name="T55">URDF</text:span><text:span text:style-name="T155"> </text:span><text:span text:style-name="T55">file</text:span><text:span text:style-name="T173"> </text:span><text:span text:style-name="T55">in</text:span><text:span text:style-name="T170"> </text:span><text:span text:style-name="T55">your</text:span><text:span text:style-name="T170"> </text:span><text:span text:style-name="T55">original</text:span><text:span text:style-name="T155"> </text:span><text:span text:style-name="T55">package.</text:span></text:p>
            </text:list-item>
            <text:list-item>
              <text:p text:style-name="P86"><text:span text:style-name="T51">When adding the fixed joint between your robot and laser, you might have to play around</text:span><text:span text:style-name="T96"> </text:span><text:span text:style-name="T51">with xyz and rpy of the joint’s origin inorder for the lidar to sit correctly on top of your robot.</text:span><text:span text:style-name="T96"> </text:span><text:span text:style-name="T51">For</text:span><text:span text:style-name="T82"> </text:span><text:span text:style-name="T51">some</text:span><text:span text:style-name="T101"> </text:span><text:span text:style-name="T51">value’s</text:span><text:span text:style-name="T82"> </text:span><text:span text:style-name="T51">it</text:span><text:span text:style-name="T103"> </text:span><text:span text:style-name="T51">might</text:span><text:span text:style-name="T101"> </text:span><text:span text:style-name="T51">diorient</text:span><text:span text:style-name="T101"> </text:span><text:span text:style-name="T51">the</text:span><text:span text:style-name="T101"> </text:span><text:span text:style-name="T51">robot</text:span><text:span text:style-name="T103"> </text:span><text:span text:style-name="T51">itself</text:span><text:span text:style-name="T101"> </text:span><text:span text:style-name="T51">during</text:span><text:span text:style-name="T101"> </text:span><text:span text:style-name="T51">visualization.</text:span></text:p>
            </text:list-item>
            <text:list-item>
              <text:p text:style-name="P68"><text:span text:style-name="T55">Few</text:span><text:span text:style-name="T186"> </text:span><text:span text:style-name="T55">useful</text:span><text:span text:style-name="T186"> </text:span><text:span text:style-name="T55">Links:</text:span></text:p>
              <text:list>
                <text:list-item>
                  <text:p text:style-name="P90"><text:a xlink:type="simple" xlink:href="https://answers.ros.org/question/202162/urdf-or-xacro/" text:style-name="ListLabel_20_36" text:visited-style-name="ListLabel_20_36"><text:span text:style-name="T10">URDF</text:span></text:a><text:a xlink:type="simple" xlink:href="https://answers.ros.org/question/202162/urdf-or-xacro/" text:style-name="ListLabel_20_36" text:visited-style-name="ListLabel_20_36"><text:span text:style-name="T20"> </text:span></text:a><text:a xlink:type="simple" xlink:href="https://answers.ros.org/question/202162/urdf-or-xacro/" text:style-name="ListLabel_20_36" text:visited-style-name="ListLabel_20_36"><text:span text:style-name="T10">vs</text:span></text:a><text:a xlink:type="simple" xlink:href="https://answers.ros.org/question/202162/urdf-or-xacro/" text:style-name="ListLabel_20_36" text:visited-style-name="ListLabel_20_36"><text:span text:style-name="T21"> </text:span></text:a><text:a xlink:type="simple" xlink:href="https://answers.ros.org/question/202162/urdf-or-xacro/" text:style-name="ListLabel_20_36" text:visited-style-name="ListLabel_20_36"><text:span text:style-name="T10">XACRO</text:span></text:a></text:p>
                </text:list-item>
                <text:list-item>
                  <text:p text:style-name="P90"><text:a xlink:type="simple" xlink:href="http://wiki.ros.org/urdf/Tutorials/Using%20a%20URDF%20in%20Gazebo" text:style-name="ListLabel_20_30" text:visited-style-name="ListLabel_20_30"><text:span text:style-name="T9">Running</text:span></text:a><text:a xlink:type="simple" xlink:href="http://wiki.ros.org/urdf/Tutorials/Using%20a%20URDF%20in%20Gazebo" text:style-name="ListLabel_20_30" text:visited-style-name="ListLabel_20_30"><text:span text:style-name="T18"> </text:span></text:a><text:a xlink:type="simple" xlink:href="http://wiki.ros.org/urdf/Tutorials/Using%20a%20URDF%20in%20Gazebo" text:style-name="ListLabel_20_30" text:visited-style-name="ListLabel_20_30"><text:span text:style-name="T9">a</text:span></text:a><text:a xlink:type="simple" xlink:href="http://wiki.ros.org/urdf/Tutorials/Using%20a%20URDF%20in%20Gazebo" text:style-name="ListLabel_20_30" text:visited-style-name="ListLabel_20_30"><text:span text:style-name="T18"> </text:span></text:a><text:a xlink:type="simple" xlink:href="http://wiki.ros.org/urdf/Tutorials/Using%20a%20URDF%20in%20Gazebo" text:style-name="ListLabel_20_30" text:visited-style-name="ListLabel_20_30"><text:span text:style-name="T9">URDF</text:span></text:a><text:a xlink:type="simple" xlink:href="http://wiki.ros.org/urdf/Tutorials/Using%20a%20URDF%20in%20Gazebo" text:style-name="ListLabel_20_30" text:visited-style-name="ListLabel_20_30"><text:span text:style-name="T22"> </text:span></text:a><text:a xlink:type="simple" xlink:href="http://wiki.ros.org/urdf/Tutorials/Using%20a%20URDF%20in%20Gazebo" text:style-name="ListLabel_20_30" text:visited-style-name="ListLabel_20_30"><text:span text:style-name="T9">on</text:span></text:a><text:a xlink:type="simple" xlink:href="http://wiki.ros.org/urdf/Tutorials/Using%20a%20URDF%20in%20Gazebo" text:style-name="ListLabel_20_30" text:visited-style-name="ListLabel_20_30"><text:span text:style-name="T18"> </text:span></text:a><text:a xlink:type="simple" xlink:href="http://wiki.ros.org/urdf/Tutorials/Using%20a%20URDF%20in%20Gazebo" text:style-name="ListLabel_20_30" text:visited-style-name="ListLabel_20_30"><text:span text:style-name="T9">gazebo</text:span></text:a></text:p>
                </text:list-item>
                <text:list-item>
                  <text:p text:style-name="P91"><text:a xlink:type="simple" xlink:href="https://github.com/ros/urdf_sim_tutorial/blob/master/urdf/09-publishjoints.urdf.xacro" text:style-name="ListLabel_20_26" text:visited-style-name="ListLabel_20_26"><text:span text:style-name="T8">Understand</text:span></text:a><text:a xlink:type="simple" xlink:href="https://github.com/ros/urdf_sim_tutorial/blob/master/urdf/09-publishjoints.urdf.xacro" text:style-name="ListLabel_20_26" text:visited-style-name="ListLabel_20_26"><text:span text:style-name="T23"> </text:span></text:a><text:a xlink:type="simple" xlink:href="https://github.com/ros/urdf_sim_tutorial/blob/master/urdf/09-publishjoints.urdf.xacro" text:style-name="ListLabel_20_26" text:visited-style-name="ListLabel_20_26"><text:span text:style-name="T8">xacro</text:span></text:a><text:a xlink:type="simple" xlink:href="https://github.com/ros/urdf_sim_tutorial/blob/master/urdf/09-publishjoints.urdf.xacro" text:style-name="ListLabel_20_26" text:visited-style-name="ListLabel_20_26"><text:span text:style-name="T19"> </text:span></text:a><text:a xlink:type="simple" xlink:href="https://github.com/ros/urdf_sim_tutorial/blob/master/urdf/09-publishjoints.urdf.xacro" text:style-name="ListLabel_20_26" text:visited-style-name="ListLabel_20_26"><text:span text:style-name="T8">file</text:span></text:a><text:a xlink:type="simple" xlink:href="https://github.com/ros/urdf_sim_tutorial/blob/master/urdf/09-publishjoints.urdf.xacro" text:style-name="ListLabel_20_26" text:visited-style-name="ListLabel_20_26"><text:span text:style-name="T19"> </text:span></text:a><text:a xlink:type="simple" xlink:href="https://github.com/ros/urdf_sim_tutorial/blob/master/urdf/09-publishjoints.urdf.xacro" text:style-name="ListLabel_20_26" text:visited-style-name="ListLabel_20_26"><text:span text:style-name="T8">structures</text:span></text:a></text:p>
                </text:list-item>
                <text:list-item>
                  <text:p text:style-name="P92"><text:a xlink:type="simple" xlink:href="https://github.com/ubi-agni/human_hand/blob/master/model/human_hand.urdf.xacro" text:style-name="ListLabel_20_26" text:visited-style-name="ListLabel_20_26"><text:span text:style-name="T8">Example</text:span></text:a><text:a xlink:type="simple" xlink:href="https://github.com/ubi-agni/human_hand/blob/master/model/human_hand.urdf.xacro" text:style-name="ListLabel_20_26" text:visited-style-name="ListLabel_20_26"><text:span text:style-name="T24"> </text:span></text:a><text:a xlink:type="simple" xlink:href="https://github.com/ubi-agni/human_hand/blob/master/model/human_hand.urdf.xacro" text:style-name="ListLabel_20_26" text:visited-style-name="ListLabel_20_26"><text:span text:style-name="T8">of</text:span></text:a><text:a xlink:type="simple" xlink:href="https://github.com/ubi-agni/human_hand/blob/master/model/human_hand.urdf.xacro" text:style-name="ListLabel_20_26" text:visited-style-name="ListLabel_20_26"><text:span text:style-name="T24"> </text:span></text:a><text:a xlink:type="simple" xlink:href="https://github.com/ubi-agni/human_hand/blob/master/model/human_hand.urdf.xacro" text:style-name="ListLabel_20_26" text:visited-style-name="ListLabel_20_26"><text:span text:style-name="T8">complicated</text:span></text:a><text:a xlink:type="simple" xlink:href="https://github.com/ubi-agni/human_hand/blob/master/model/human_hand.urdf.xacro" text:style-name="ListLabel_20_26" text:visited-style-name="ListLabel_20_26"><text:span text:style-name="T24"> </text:span></text:a><text:a xlink:type="simple" xlink:href="https://github.com/ubi-agni/human_hand/blob/master/model/human_hand.urdf.xacro" text:style-name="ListLabel_20_26" text:visited-style-name="ListLabel_20_26"><text:span text:style-name="T8">Xacro</text:span></text:a><text:a xlink:type="simple" xlink:href="https://github.com/ubi-agni/human_hand/blob/master/model/human_hand.urdf.xacro" text:style-name="ListLabel_20_26" text:visited-style-name="ListLabel_20_26"><text:span text:style-name="T24"> </text:span></text:a><text:a xlink:type="simple" xlink:href="https://github.com/ubi-agni/human_hand/blob/master/model/human_hand.urdf.xacro" text:style-name="ListLabel_20_26" text:visited-style-name="ListLabel_20_26"><text:span text:style-name="T8">file</text:span></text:a></text:p>
                </text:list-item>
                <text:list-item>
                  <text:p text:style-name="P92"><text:a xlink:type="simple" xlink:href="http://gazebosim.org/tutorials?tut=ros_gzplugins" text:style-name="ListLabel_20_26" text:visited-style-name="ListLabel_20_26"><text:span text:style-name="T8">Understanding</text:span></text:a><text:a xlink:type="simple" xlink:href="http://gazebosim.org/tutorials?tut=ros_gzplugins" text:style-name="ListLabel_20_26" text:visited-style-name="ListLabel_20_26"><text:span text:style-name="T11"> </text:span></text:a><text:a xlink:type="simple" xlink:href="http://gazebosim.org/tutorials?tut=ros_gzplugins" text:style-name="ListLabel_20_26" text:visited-style-name="ListLabel_20_26"><text:span text:style-name="T8">gazebo</text:span></text:a><text:a xlink:type="simple" xlink:href="http://gazebosim.org/tutorials?tut=ros_gzplugins" text:style-name="ListLabel_20_26" text:visited-style-name="ListLabel_20_26"><text:span text:style-name="T11"> </text:span></text:a><text:a xlink:type="simple" xlink:href="http://gazebosim.org/tutorials?tut=ros_gzplugins" text:style-name="ListLabel_20_26" text:visited-style-name="ListLabel_20_26"><text:span text:style-name="T8">plugins</text:span></text:a></text:p>
                </text:list-item>
              </text:list>
            </text:list-item>
          </text:list>
        </text:list-item>
      </text:list>
      <text:p text:style-name="P13"/>
      <text:h text:style-name="P39" text:outline-level="3"/>
      <text:h text:style-name="P39" text:outline-level="3"/>
      <text:h text:style-name="P39" text:outline-level="3"/>
      <text:h text:style-name="P39" text:outline-level="3"/>
      <text:h text:style-name="P39" text:outline-level="3"/>
      <text:h text:style-name="P38" text:outline-level="3"><text:bookmark text:name="_bookmark0"/><text:soft-page-break/><text:span text:style-name="T232">Robot </text:span><text:span text:style-name="T233"><text:s/></text:span><text:span text:style-name="T232">Specifications:</text:span></text:h>
      <text:list xml:id="list61538364304016" text:continue-numbering="true" text:style-name="WWNum1">
        <text:list-item>
          <text:list>
            <text:list-item>
              <text:p text:style-name="P69"><text:span text:style-name="T51">Front</text:span><text:span text:style-name="T187"> </text:span><text:span text:style-name="T51">two</text:span><text:span text:style-name="T187"> </text:span><text:span text:style-name="T51">wheel</text:span><text:span text:style-name="T187"> </text:span><text:span text:style-name="T51">need</text:span><text:span text:style-name="T187"> </text:span><text:span text:style-name="T51">to</text:span><text:span text:style-name="T187"> </text:span><text:span text:style-name="T51">be</text:span><text:span text:style-name="T141"> </text:span><text:span text:style-name="T51">steerable.</text:span><text:span text:style-name="T171"> </text:span><text:span text:style-name="T172">Make sure both the wheels s</text:span><text:span text:style-name="T51">teer</text:span><text:span text:style-name="T187"> </text:span><text:span text:style-name="T51">independently.</text:span></text:p>
            </text:list-item>
            <text:list-item>
              <text:p text:style-name="P67"><text:span text:style-name="T51">Full</text:span><text:span text:style-name="T129"> </text:span><text:span text:style-name="T51">length</text:span><text:span text:style-name="T129"> </text:span><text:span text:style-name="T51">of</text:span><text:span text:style-name="T129"> </text:span><text:span text:style-name="T51">chassis</text:span><text:span text:style-name="T129"> </text:span><text:span text:style-name="T51">(Longitudinal)</text:span><text:span text:style-name="T129"> </text:span><text:span text:style-name="T51">-</text:span><text:span text:style-name="T188"> </text:span><text:span text:style-name="T51">38</text:span><text:span text:style-name="T112"> </text:span><text:span text:style-name="T51">inches.</text:span></text:p>
            </text:list-item>
            <text:list-item>
              <text:p text:style-name="P67"><text:span text:style-name="T51">Breadth</text:span><text:span text:style-name="T169"> </text:span><text:span text:style-name="T51">of</text:span><text:span text:style-name="T122"> </text:span><text:span text:style-name="T51">chassis</text:span><text:span text:style-name="T120"> </text:span><text:span text:style-name="T51">(Lateral)</text:span><text:span text:style-name="T122"> </text:span><text:span text:style-name="T51">-</text:span><text:span text:style-name="T169"> </text:span><text:span text:style-name="T51">20</text:span><text:span text:style-name="T120"> </text:span><text:span text:style-name="T51">inches.</text:span></text:p>
            </text:list-item>
            <text:list-item>
              <text:p text:style-name="P67"><text:span text:style-name="T50">Wheelbase</text:span><text:span text:style-name="T68"> </text:span><text:span text:style-name="T50">-</text:span><text:span text:style-name="T65"> </text:span><text:span text:style-name="T50">20</text:span><text:span text:style-name="T62"> </text:span><text:span text:style-name="T50">inches.</text:span></text:p>
            </text:list-item>
            <text:list-item>
              <text:p text:style-name="P65"><text:span text:style-name="T51">Wheel</text:span><text:span text:style-name="T74"> </text:span><text:span text:style-name="T51">thickness</text:span><text:span text:style-name="T77"> </text:span><text:span text:style-name="T51">-</text:span><text:span text:style-name="T74"> </text:span><text:span text:style-name="T51">3</text:span><text:span text:style-name="T74"> </text:span><text:span text:style-name="T51">inches.</text:span></text:p>
            </text:list-item>
            <text:list-item>
              <text:p text:style-name="P67"><text:span text:style-name="T51">Wheel</text:span><text:span text:style-name="T168"> </text:span><text:span text:style-name="T51">diameter</text:span><text:span text:style-name="T167"> </text:span><text:span text:style-name="T51">-</text:span><text:span text:style-name="T168"> </text:span><text:span text:style-name="T51">8</text:span><text:span text:style-name="T167"> </text:span><text:span text:style-name="T51">inches.</text:span></text:p>
            </text:list-item>
          </text:list>
        </text:list-item>
      </text:list>
      <text:p text:style-name="P51"><text:span text:style-name="T51">(The specifications given above need not be the exact value, but it should be close to the given value </text:span><text:span text:style-name="T54">and certainly not bigger than above values</text:span><text:span text:style-name="T51">)</text:span></text:p>
      <text:p text:style-name="P5"/>
      <text:p text:style-name="P7">Submission Guidelines:</text:p>
      <text:p text:style-name="P6">In this project, you need to submit your project in the following structure: <text:s/></text:p>
      <text:p text:style-name="P8"><text:span text:style-name="T61">A zip file with the name </text:span><text:span text:style-name="T89">YourDirectoryID_Proj1.zip</text:span><text:span text:style-name="T61"> on to ELMS/Canvas. <text:s/>A main folder with the name </text:span><text:span text:style-name="T89">YourDirectoryID_Project1 </text:span><text:span text:style-name="T61">and the following sub-folders/files:</text:span></text:p>
      <text:p text:style-name="P32"><text:span text:style-name="T159">Package</text:span><text:span text:style-name="T161"> : </text:span><text:span text:style-name="T61"><text:s/>A folder containing all your main files which you need to put into catkin_ws in order to make it run.</text:span></text:p>
      <text:p text:style-name="P32"><text:span text:style-name="T89">Assembly: <text:s/></text:span><text:span text:style-name="T93">An external assembly.zip file containing the assembly </text:span><text:span text:style-name="T94">file</text:span><text:span text:style-name="T93"> and parts (the .STLPRT file</text:span><text:span text:style-name="T95">s</text:span><text:span text:style-name="T93">).</text:span></text:p>
      <text:p text:style-name="P32"><text:span text:style-name="T89">Report:</text:span><text:span text:style-name="T93"> <text:s/>Your report should be in PDF format and no more than 1-2 pages (includ</text:span><text:span text:style-name="T94">e figures </text:span><text:span text:style-name="T93">if you want, otherwise its not required). <text:s/>You do not need to explain the data in the document in detail. Just <text:s/>concentrate <text:s/>on <text:s/>the steps and process you followed to make this project work. Also, </text:span><text:span text:style-name="T94">any</text:span><text:span text:style-name="T93"> problems </text:span><text:span text:style-name="T94">you</text:span><text:span text:style-name="T93"> faced during the process and discuss the results you have obtained. </text:span><text:span text:style-name="T162">The report should also have link</text:span><text:span text:style-name="T163">s</text:span><text:span text:style-name="T162"> to the video</text:span><text:span text:style-name="T163">s described below</text:span><text:span text:style-name="T162">.</text:span></text:p>
      <text:p text:style-name="P33"><text:span text:style-name="T159">NOTE:</text:span><text:span text:style-name="T162"> Each student ha</text:span><text:span text:style-name="T163">s</text:span><text:span text:style-name="T162"> to make their own report, rest of the things can be same as your group partner. <text:s/></text:span><text:span text:style-name="T163">And specifically include what contribution you did in the project.</text:span></text:p>
      <text:p text:style-name="P34"><text:span text:style-name="T161">Videos: </text:span><text:span text:style-name="T162">Two videos are required as submission:</text:span></text:p>
      <text:p text:style-name="P34"><text:span text:style-name="T162">1. Video of robot driven by teleop from the center of the world map (in Gazebo) either to top right corner (where a human figure is placed) or to bottom left corner (where di</text:span><text:span text:style-name="T166">ce</text:span><text:span text:style-name="T162"> are placed). </text:span><text:span text:style-name="T164">You have to start recording the video before you launch your model in the gazebo world i.e. you have to show the process of launching your model and also the teleop terminal in th</text:span><text:span text:style-name="T165">e</text:span><text:span text:style-name="T164"> video.</text:span></text:p>
      <text:p text:style-name="P34"><text:span text:style-name="T162">2. Video of robot driven by the commands from the publisher (in a straight line or circular loop). </text:span><text:span text:style-name="T164">For this video, start recording, then launch your package again from beginning, then launch publisher and subscriber </text:span><text:span text:style-name="T163">nodes</text:span><text:span text:style-name="T164"> in separate terminals and show </text:span><text:span text:style-name="T163">your robot moving in the Gazebo world for 10~15 seconds and then show terminals for both publisher and subscriber (the publisher should show publishing commands and subscriber should show subscribing to them).</text:span></text:p>
      <text:p text:style-name="P32"><text:span text:style-name="T89">Readme:</text:span><text:span text:style-name="T93"> A .txt file </text:span><text:span text:style-name="T94">with instructions on</text:span><text:span text:style-name="T93"> how to run your </text:span><text:span text:style-name="T162">package. </text:span></text:p>
      <text:p text:style-name="P31"><text:span text:style-name="T294">Everyone should submit their project, and mention your group member in the </text:span><text:a xlink:type="simple" xlink:href="https://docs.google.com/spreadsheets/d/1JyOcsMeJRXujzjvxr5jo7UMfrB7A-4IJayYRLT-JMeE/edit?usp=sharing" text:style-name="ListLabel_20_43" text:visited-style-name="ListLabel_20_43"><text:span text:style-name="Internet_20_link"><text:span text:style-name="T295">link</text:span></text:span></text:a><text:span text:style-name="T294"> ignore if you have already mentioned your team partner).</text:span></text:p>
      <text:p text:style-name="P31"><text:soft-page-break/><text:span text:style-name="T294"/></text:p>
      <text:p text:style-name="P31"><text:span text:style-name="T294"/></text:p>
      <text:p text:style-name="P31"><text:span text:style-name="T294"/></text:p>
      <text:p text:style-name="P31"><text:span text:style-name="T294"/></text:p>
      <text:p text:style-name="P31"><text:span text:style-name="T294"/></text:p>
      <text:p text:style-name="P31"><text:span text:style-name="T294">&lt;link</text:span></text:p>
      <text:p text:style-name="P31"><text:span text:style-name="T294"><text:s text:c="4"/>name="Dummy"/&gt;</text:span></text:p>
      <text:p text:style-name="P31"><text:span text:style-name="T294"><text:s text:c="2"/>&lt;/link&gt;</text:span></text:p>
      <text:p text:style-name="P31"><text:span text:style-name="T294"><text:s text:c="2"/>&lt;joint</text:span></text:p>
      <text:p text:style-name="P31"><text:span text:style-name="T294"><text:s text:c="4"/>name="Dummy_joint"</text:span></text:p>
      <text:p text:style-name="P31"><text:span text:style-name="T294"><text:s text:c="4"/>type="revolute"/&gt;</text:span></text:p>
      <text:p text:style-name="P31"><text:span text:style-name="T294"><text:s text:c="4"/>&lt;parent</text:span></text:p>
      <text:p text:style-name="P31"><text:span text:style-name="T294"><text:s text:c="6"/>link="Dummy" /&gt;</text:span></text:p>
      <text:p text:style-name="P31"><text:span text:style-name="T294"><text:s text:c="4"/>&lt;child</text:span></text:p>
      <text:p text:style-name="P31"><text:span text:style-name="T294"><text:s text:c="6"/>link="base_link" /&gt;</text:span></text:p>
      <text:p text:style-name="P31"><text:span text:style-name="T294"><text:s text:c="2"/>&lt;/joint&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style:font-face style:name="Calibri2" svg:font-family="Calibri"/>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Ubuntu1"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hyphenation-ladder-count="no-limit" fo:text-indent="0cm" style:auto-text-indent="false"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138cm" fo:margin-right="0cm" fo:text-indent="-0.386cm" style:auto-text-indent="false"/>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03cm" fo:margin-right="0cm" fo:margin-top="0.086cm" fo:margin-bottom="0cm" loext:contextual-spacing="false" fo:text-indent="-0.855cm" style:auto-text-indent="false"/>
      <style:text-properties style:font-name="Calibri" fo:font-family="Calibri" style:font-family-generic="roman" style:font-pitch="variable"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176cm" fo:margin-right="0cm" fo:text-indent="0cm" style:auto-text-indent="false"/>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style>
    <style:style style:name="Title" style:family="paragraph" style:parent-style-name="Standard" style:default-outline-level="" style:class="chapter">
      <style:paragraph-properties fo:margin-left="1.561cm" fo:margin-right="3.932cm" fo:margin-top="0.062cm" fo:margin-bottom="0cm" loext:contextual-spacing="false" fo:text-align="center" style:justify-single-word="false" fo:text-indent="0cm" style:auto-text-indent="false"/>
      <style:text-properties style:font-name="Calibri" fo:font-family="Calibri" style:font-family-generic="roman" style:font-pitch="variable" fo:font-size="17pt" fo:language="en" fo:country="US" fo:font-weight="bold" style:font-name-asian="Calibri1" style:font-family-asian="Calibri" style:font-family-generic-asian="system" style:font-pitch-asian="variable" style:font-size-asian="17pt" style:language-asian="en" style:country-asian="US" style:font-weight-asian="bold" style:font-name-complex="Calibri1" style:font-family-complex="Calibri" style:font-family-generic-complex="system" style:font-pitch-complex="variable" style:font-size-complex="17pt" style:language-complex="ar" style:country-complex="SA" style:font-weight-complex="bold"/>
    </style:style>
    <style:style style:name="List_20_Paragraph" style:display-name="List Paragraph" style:family="paragraph" style:parent-style-name="Standard" style:default-outline-level="">
      <style:paragraph-properties fo:margin-left="1.138cm" fo:margin-right="0cm" fo:margin-top="0.314cm" fo:margin-bottom="0cm" loext:contextual-spacing="false" fo:text-indent="-0.386cm" style:auto-text-indent="false"/>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Ubuntu1" fo:font-family="Ubuntu" style:font-family-generic="roman" style:font-pitch="variable"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2" style:display-name="ListLabel 2" style:family="text">
      <style:text-properties style:font-name="Ubuntu1" fo:font-family="Ubuntu" style:font-family-generic="roman" style:font-pitch="variable" fo:font-weight="bold" style:font-name-complex="Arial1" style:font-family-complex="Arial" style:font-family-generic-complex="system" style:font-pitch-complex="variable"/>
    </style:style>
    <style:style style:name="ListLabel_20_3" style:display-name="ListLabel 3" style:family="text">
      <style:text-properties style:font-name-complex="Calibri1" style:font-family-complex="Calibri"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Ubuntu1" fo:font-family="Ubuntu" style:font-family-generic="roman" style:font-pitch="variable" style:font-name-complex="Arial1" style:font-family-complex="Aria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fo:color="#00aeef" style:font-name="Ubuntu1" fo:font-family="Ubuntu" style:font-family-generic="roman" style:font-pitch="variable" fo:background-color="#ffff00" style:text-scale="105%"/>
    </style:style>
    <style:style style:name="ListLabel_20_20" style:display-name="ListLabel 20" style:family="text">
      <style:text-properties fo:color="#00aeef" style:font-name="Ubuntu1" fo:font-family="Ubuntu" style:font-family-generic="roman" style:font-pitch="variable" fo:letter-spacing="0.002cm" style:text-scale="105%"/>
    </style:style>
    <style:style style:name="ListLabel_20_21" style:display-name="ListLabel 21" style:family="text">
      <style:text-properties fo:color="#00aeef" style:font-name="Ubuntu1" fo:font-family="Ubuntu" style:font-family-generic="roman" style:font-pitch="variable" fo:letter-spacing="0.004cm" style:text-scale="105%"/>
    </style:style>
    <style:style style:name="ListLabel_20_22" style:display-name="ListLabel 22" style:family="text">
      <style:text-properties fo:color="#0000ff" style:font-name="Ubuntu1" fo:font-family="Ubuntu" style:font-family-generic="roman" style:font-pitch="variable"/>
    </style:style>
    <style:style style:name="ListLabel_20_23" style:display-name="ListLabel 23" style:family="text">
      <style:text-properties fo:color="#0000ff" style:font-name="Ubuntu1" fo:font-family="Ubuntu" style:font-family-generic="roman" style:font-pitch="variable" fo:letter-spacing="0.069cm"/>
    </style:style>
    <style:style style:name="ListLabel_20_24" style:display-name="ListLabel 24" style:family="text">
      <style:text-properties fo:color="#00aeef" style:font-name="Ubuntu1" fo:font-family="Ubuntu" style:font-family-generic="roman" style:font-pitch="variable" fo:font-size="11pt" fo:background-color="#ffff00" style:font-size-asian="11pt" style:text-scale="105%"/>
    </style:style>
    <style:style style:name="ListLabel_20_25" style:display-name="ListLabel 25" style:family="text">
      <style:text-properties fo:color="#0000ff" style:font-name="Ubuntu1" fo:font-family="Ubuntu" style:font-family-generic="roman" style:font-pitch="variable" fo:font-size="11pt" style:font-size-asian="11pt" style:text-scale="105%"/>
    </style:style>
    <style:style style:name="ListLabel_20_26" style:display-name="ListLabel 26" style:family="text">
      <style:text-properties fo:color="#00aeef" style:font-name="Ubuntu1" fo:font-family="Ubuntu" style:font-family-generic="roman" style:font-pitch="variable" fo:font-size="11pt" style:font-size-asian="11pt" style:text-scale="105%"/>
    </style:style>
    <style:style style:name="ListLabel_20_27" style:display-name="ListLabel 27" style:family="text">
      <style:text-properties fo:color="#00aeef" style:font-name="Ubuntu1" fo:font-family="Ubuntu" style:font-family-generic="roman" style:font-pitch="variable" fo:font-size="11pt" fo:letter-spacing="0.034cm" style:font-size-asian="11pt" style:text-scale="105%"/>
    </style:style>
    <style:style style:name="ListLabel_20_28" style:display-name="ListLabel 28" style:family="text">
      <style:text-properties fo:color="#00aeef" style:font-name="Ubuntu1" fo:font-family="Ubuntu" style:font-family-generic="roman" style:font-pitch="variable" style:text-scale="110%"/>
    </style:style>
    <style:style style:name="ListLabel_20_29" style:display-name="ListLabel 29" style:family="text">
      <style:text-properties fo:color="#00aeef" style:font-name="Ubuntu1" fo:font-family="Ubuntu" style:font-family-generic="roman" style:font-pitch="variable" fo:font-size="11pt" fo:background-color="#ffff00" style:font-size-asian="11pt" style:text-scale="110%"/>
    </style:style>
    <style:style style:name="ListLabel_20_30" style:display-name="ListLabel 30" style:family="text">
      <style:text-properties fo:color="#00aeef" style:font-name="Ubuntu1" fo:font-family="Ubuntu" style:font-family-generic="roman" style:font-pitch="variable" fo:font-size="11pt" style:font-size-asian="11pt" style:text-scale="110%"/>
    </style:style>
    <style:style style:name="ListLabel_20_31" style:display-name="ListLabel 31" style:family="text">
      <style:text-properties fo:color="#00aeef" style:text-position="0% 100%" style:font-name="Ubuntu1" fo:font-family="Ubuntu" style:font-family-generic="roman" style:font-pitch="variable" fo:font-size="11pt" fo:background-color="#ffff00" style:font-size-asian="11pt" style:text-scale="110%"/>
    </style:style>
    <style:style style:name="ListLabel_20_32" style:display-name="ListLabel 32" style:family="text">
      <style:text-properties fo:color="#c9211e" style:font-name="Ubuntu1" fo:font-family="Ubuntu" style:font-family-generic="roman" style:font-pitch="variable" fo:font-size="11pt" fo:background-color="#ffff00" style:font-size-asian="11pt" style:text-scale="105%"/>
    </style:style>
    <style:style style:name="ListLabel_20_33" style:display-name="ListLabel 33" style:family="text">
      <style:text-properties fo:color="#00aeef" style:font-name="Ubuntu1" fo:font-family="Ubuntu" style:font-family-generic="roman" style:font-pitch="variable" fo:font-size="11pt" fo:letter-spacing="-0.007cm" fo:background-color="#ffff00" style:font-size-asian="11pt" style:text-scale="105%"/>
    </style:style>
    <style:style style:name="ListLabel_20_34" style:display-name="ListLabel 34" style:family="text">
      <style:text-properties fo:color="#00aeef" style:font-name="Ubuntu1" fo:font-family="Ubuntu" style:font-family-generic="roman" style:font-pitch="variable" fo:font-size="11pt" fo:letter-spacing="-0.007cm" style:font-size-asian="11pt" style:text-scale="105%"/>
    </style:style>
    <style:style style:name="ListLabel_20_35" style:display-name="ListLabel 35" style:family="text">
      <style:text-properties fo:color="#00aeef" style:font-name="Ubuntu1" fo:font-family="Ubuntu" style:font-family-generic="roman" style:font-pitch="variable" fo:font-size="11pt" fo:letter-spacing="0.032cm" style:font-size-asian="11pt" style:text-scale="105%"/>
    </style:style>
    <style:style style:name="ListLabel_20_36" style:display-name="ListLabel 36" style:family="text">
      <style:text-properties fo:color="#00aeef" style:font-name="Ubuntu1" fo:font-family="Ubuntu" style:font-family-generic="roman" style:font-pitch="variable" fo:font-size="11pt" style:font-size-asian="11pt" style:text-scale="125%"/>
    </style:style>
    <style:style style:name="ListLabel_20_37" style:display-name="ListLabel 37" style:family="text">
      <style:text-properties fo:color="#00aeef" style:font-name="Ubuntu1" fo:font-family="Ubuntu" style:font-family-generic="roman" style:font-pitch="variable" fo:font-size="11pt" fo:letter-spacing="0.018cm" style:font-size-asian="11pt" style:text-scale="125%"/>
    </style:style>
    <style:style style:name="ListLabel_20_38" style:display-name="ListLabel 38" style:family="text">
      <style:text-properties fo:color="#00aeef" style:font-name="Ubuntu1" fo:font-family="Ubuntu" style:font-family-generic="roman" style:font-pitch="variable" fo:font-size="11pt" fo:letter-spacing="0.019cm" style:font-size-asian="11pt" style:text-scale="125%"/>
    </style:style>
    <style:style style:name="ListLabel_20_39" style:display-name="ListLabel 39" style:family="text">
      <style:text-properties fo:color="#00aeef" style:font-name="Ubuntu1" fo:font-family="Ubuntu" style:font-family-generic="roman" style:font-pitch="variable" fo:font-size="11pt" fo:letter-spacing="0.032cm" style:font-size-asian="11pt" style:text-scale="110%"/>
    </style:style>
    <style:style style:name="ListLabel_20_40" style:display-name="ListLabel 40" style:family="text">
      <style:text-properties fo:color="#00aeef" style:font-name="Ubuntu1" fo:font-family="Ubuntu" style:font-family-generic="roman" style:font-pitch="variable" fo:font-size="11pt" fo:letter-spacing="0.035cm" style:font-size-asian="11pt" style:text-scale="110%"/>
    </style:style>
    <style:style style:name="ListLabel_20_41" style:display-name="ListLabel 41" style:family="text">
      <style:text-properties fo:color="#00aeef" style:font-name="Ubuntu1" fo:font-family="Ubuntu" style:font-family-generic="roman" style:font-pitch="variable" fo:font-size="11pt" fo:letter-spacing="0.028cm" style:font-size-asian="11pt" style:text-scale="105%"/>
    </style:style>
    <style:style style:name="ListLabel_20_42" style:display-name="ListLabel 42" style:family="text">
      <style:text-properties fo:color="#00aeef" style:font-name="Ubuntu1" fo:font-family="Ubuntu" style:font-family-generic="roman" style:font-pitch="variable" fo:font-size="11pt" fo:letter-spacing="0.044cm" style:font-size-asian="11pt" style:text-scale="105%"/>
    </style:style>
    <style:style style:name="ListLabel_20_43" style:display-name="ListLabel 43" style:family="text">
      <style:text-properties style:font-name="Ubuntu1" fo:font-family="Ubuntu" style:font-family-generic="roman" style:font-pitch="variable" fo:font-size="11pt" fo:language="en" fo:country="US" fo:font-weight="normal" fo:background-color="#ffff00" style:font-name-asian="Calibri1" style:font-family-asian="Calibri" style:font-family-generic-asian="system" style:font-pitch-asian="variable" style:font-size-asian="11pt" style:language-asian="en" style:country-asian="US" style:font-weight-asian="normal" style:font-name-complex="Calibri1" style:font-family-complex="Calibri" style:font-family-generic-complex="system" style:font-pitch-complex="variable" style:font-size-complex="11pt" style:language-complex="ar" style:country-complex="SA"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855cm" fo:margin-left="1.03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9cm" fo:margin-left="1.138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415cm" fo:margin-left="1.984cm"/>
        </style:list-level-properties>
        <style:text-properties style:font-name="Calibri2"/>
      </text:list-level-style-bullet>
      <text:list-level-style-bullet text:level="4" text:style-name="ListLabel_20_4" style:num-suffix="" text:bullet-char="">
        <style:list-level-properties text:list-level-position-and-space-mode="label-alignment">
          <style:list-level-label-alignment text:label-followed-by="listtab" fo:text-indent="-0.415cm" fo:margin-left="4.131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415cm" fo:margin-left="6.288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415cm" fo:margin-left="8.444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415cm" fo:margin-left="10.60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415cm" fo:margin-left="12.75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415cm" fo:margin-left="14.91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386cm" fo:margin-left="1.138cm"/>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386cm" fo:margin-left="2.939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fo:text-indent="-0.386cm" fo:margin-left="4.748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fo:text-indent="-0.386cm" fo:margin-left="6.55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fo:text-indent="-0.386cm" fo:margin-left="8.368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fo:text-indent="-0.386cm" fo:margin-left="10.178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fo:text-indent="-0.386cm" fo:margin-left="11.987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0.386cm" fo:margin-left="13.79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fo:text-indent="-0.386cm" fo:margin-left="15.60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line-height="4%" fo:text-indent="0cm" style:auto-text-indent="false"/>
      <style:text-properties fo:font-size="10pt" style:font-size-asian="10pt"/>
    </style:style>
    <style:style style:name="MP2" style:family="paragraph" style:parent-style-name="Text_20_body">
      <style:paragraph-properties fo:margin-left="0.106cm" fo:margin-right="0cm" fo:line-height="0.429cm" fo:text-indent="0cm"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none" draw:textarea-vertical-align="top" draw:auto-grow-height="false" fo:min-height="0.459cm" fo:min-width="0.40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59cm" fo:page-height="27.94cm" style:num-format="1" style:print-orientation="portrait" fo:margin-top="2.646cm" fo:margin-bottom="1.422cm" fo:margin-left="2.364cm" fo:margin-right="0cm" style:writing-mode="lr-tb" style:layout-grid-color="#c0c0c0" style:layout-grid-lines="2353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2cm" fo:margin-left="0cm" fo:margin-right="0cm" fo:margin-top="0.242cm" style:dynamic-spacing="true"/>
      </style:footer-style>
    </style:page-layout>
    <style:page-layout style:name="Mpm2">
      <style:page-layout-properties fo:page-width="21.59cm" fo:page-height="27.94cm" style:num-format="1" style:print-orientation="portrait" fo:margin-top="2.399cm" fo:margin-bottom="1.422cm" fo:margin-left="2.364cm" fo:margin-right="0cm" style:writing-mode="lr-tb" style:layout-grid-color="#c0c0c0" style:layout-grid-lines="13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2cm" fo:margin-left="0cm" fo:margin-right="0cm" fo:margin-top="0.242cm" style:dynamic-spacing="true"/>
      </style:footer-style>
    </style:page-layout>
  </office:automatic-styles>
  <office:master-styles>
    <style:master-page style:name="Standard" style:page-layout-name="Mpm1">
      <style:footer>
        <text:p text:style-name="MP1"><draw:custom-shape text:anchor-type="paragraph" draw:z-index="0" draw:name="Frame1" draw:style-name="Mgr1" draw:text-style-name="MP3" svg:width="0.406cm" svg:height="0.458cm" svg:x="10.592cm" svg:y="26.13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MP1"><draw:custom-shape text:anchor-type="paragraph" draw:z-index="7" draw:name="Frame2" draw:style-name="Mgr1" draw:text-style-name="MP3" svg:width="0.406cm" svg:height="0.458cm" svg:x="10.592cm" svg:y="26.13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01:05:21</meta:creation-date>
    <dc:language>en-US</dc:language>
    <dc:date>2021-10-21T06:15:36.028255868</dc:date>
    <meta:editing-cycles>8</meta:editing-cycles>
    <meta:editing-duration>PT1H2M39S</meta:editing-duration>
    <meta:generator>LibreOffice/6.4.7.2$Linux_X86_64 LibreOffice_project/40$Build-2</meta:generator>
    <meta:document-statistic meta:table-count="0" meta:image-count="0" meta:object-count="0" meta:page-count="8" meta:paragraph-count="110" meta:word-count="2836" meta:character-count="16342" meta:non-whitespace-character-count="13526"/>
    <meta:user-defined meta:name="AppVersion">12.0000</meta:user-defined>
    <meta:user-defined meta:name="Created" meta:value-type="date">2020-09-24T00:00:00</meta:user-defined>
    <meta:user-defined meta:name="Creator">LaTeX with hyperref</meta:user-defined>
    <meta:user-defined meta:name="DocSecurity" meta:value-type="float">0</meta:user-defined>
    <meta:user-defined meta:name="HyperlinksChanged" meta:value-type="boolean">false</meta:user-defined>
    <meta:user-defined meta:name="LastSaved" meta:value-type="date">2021-09-2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